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36000001BBAED3868B44EF0DC9.png" manifest:media-type="image/png"/>
  <manifest:file-entry manifest:full-path="Pictures/10000000000001DC0000003AE09B44BBF3390347.png" manifest:media-type="image/png"/>
  <manifest:file-entry manifest:full-path="Pictures/1000000000000211000001F89AF51F845DFBCB69.png" manifest:media-type="image/png"/>
  <manifest:file-entry manifest:full-path="Pictures/100000000000021100000158FAE8F643E9C4AD1C.png" manifest:media-type="image/png"/>
  <manifest:file-entry manifest:full-path="Pictures/100000000000018100000111400FDE297C23E1FC.png" manifest:media-type="image/png"/>
  <manifest:file-entry manifest:full-path="Pictures/100000000000015B000001F687C39CC71D0855EF.png" manifest:media-type="image/png"/>
  <manifest:file-entry manifest:full-path="Pictures/1000000000000127000000C767DD868D380973C0.png" manifest:media-type="image/png"/>
  <manifest:file-entry manifest:full-path="Pictures/1000000000000113000000BA450F97282615A72E.png" manifest:media-type="image/png"/>
  <manifest:file-entry manifest:full-path="Pictures/10000000000003A600000035C232D621F2F9EDF0.png" manifest:media-type="image/png"/>
  <manifest:file-entry manifest:full-path="Pictures/1000000000000242000001631E15469AF0426EE1.png" manifest:media-type="image/png"/>
  <manifest:file-entry manifest:full-path="Pictures/10000000000001C5000000F476C43A7CB1B8B3DC.png" manifest:media-type="image/png"/>
  <manifest:file-entry manifest:full-path="Pictures/10000000000000150000001046075BC811F3570D.png" manifest:media-type="image/png"/>
  <manifest:file-entry manifest:full-path="Pictures/10000000000000100000000E9AC9765F39681E77.png" manifest:media-type="image/png"/>
  <manifest:file-entry manifest:full-path="Pictures/1000020000000020000000206284DE9C05FFED8F.png" manifest:media-type="image/png"/>
  <manifest:file-entry manifest:full-path="Pictures/1000000000000229000000A08E2856815FBF5CCC.png" manifest:media-type="image/png"/>
  <manifest:file-entry manifest:full-path="Pictures/100002000000000B0000000B70A9EE9903C9253B.gif" manifest:media-type="image/gif"/>
  <manifest:file-entry manifest:full-path="Pictures/10000000000001C5000001269AD07F645A6FD4E9.png" manifest:media-type="image/png"/>
  <manifest:file-entry manifest:full-path="Pictures/1000000000000242000000FA02FB3B68DCFCFF2F.png" manifest:media-type="image/png"/>
  <manifest:file-entry manifest:full-path="Pictures/10000000000002B00000017DB5D13ED702F885F4.png" manifest:media-type="image/png"/>
  <manifest:file-entry manifest:full-path="Pictures/10000000000001FD0000014D325DD2805ED8C6EC.png" manifest:media-type="image/png"/>
  <manifest:file-entry manifest:full-path="Pictures/100000000000015C000001262771412B8ADA82B3.png" manifest:media-type="image/png"/>
  <manifest:file-entry manifest:full-path="Pictures/10000000000002160000003517E38C41740BCB2A.png" manifest:media-type="image/png"/>
  <manifest:file-entry manifest:full-path="Pictures/100002000000002000000020A6BB2897B4B7679A.png" manifest:media-type="image/png"/>
  <manifest:file-entry manifest:full-path="Pictures/1000000000000017000000147B42B88D4230156A.png" manifest:media-type="image/png"/>
  <manifest:file-entry manifest:full-path="Pictures/1000000000000127000001AD3A299E39A28D8576.png" manifest:media-type="image/png"/>
  <manifest:file-entry manifest:full-path="Pictures/1000000000000014000000152AE31FCF478F16CF.png" manifest:media-type="image/png"/>
  <manifest:file-entry manifest:full-path="Pictures/10000000000002B2000000C409435897340E27FA.png" manifest:media-type="image/png"/>
  <manifest:file-entry manifest:full-path="Pictures/10000000000001C500000113B939451AE4C06D68.png" manifest:media-type="image/png"/>
  <manifest:file-entry manifest:full-path="Pictures/100000000000026B0000011FA728ABC6351AD174.png" manifest:media-type="image/png"/>
  <manifest:file-entry manifest:full-path="Pictures/100000000000024E000001FDAE70D350D9337744.png" manifest:media-type="image/png"/>
  <manifest:file-entry manifest:full-path="Pictures/10000201000003E8000000D2A7FE72F00FFCF111.png" manifest:media-type="image/png"/>
  <manifest:file-entry manifest:full-path="Pictures/100000000000015000000042DC3A96FC3628D5D8.png" manifest:media-type="image/png"/>
  <manifest:file-entry manifest:full-path="Pictures/1000020000000030000000306F43286E97B59990.png" manifest:media-type="image/png"/>
  <manifest:file-entry manifest:full-path="Pictures/100000000000022D000001D2F179B130620F21D4.png" manifest:media-type="image/png"/>
  <manifest:file-entry manifest:full-path="Pictures/100000000000022D000001D2B1ADCB66F63143A6.png" manifest:media-type="image/png"/>
  <manifest:file-entry manifest:full-path="Pictures/100000000000001400000012894294BA4AD8A33E.png" manifest:media-type="image/png"/>
  <manifest:file-entry manifest:full-path="Pictures/100000000000026B0000017F6DD94B26453F2E11.png" manifest:media-type="image/png"/>
  <manifest:file-entry manifest:full-path="Pictures/1000000000000127000000BC58F92C0C05CA1232.png" manifest:media-type="image/png"/>
  <manifest:file-entry manifest:full-path="Pictures/100000000000026B000001C1F7649AB0C7C11E96.png" manifest:media-type="image/png"/>
  <manifest:file-entry manifest:full-path="Pictures/100000000000013B000000F799D973ABD0EB275B.png" manifest:media-type="image/png"/>
  <manifest:file-entry manifest:full-path="Pictures/1000000000000016000000179531E342882AF76F.png" manifest:media-type="image/png"/>
  <manifest:file-entry manifest:full-path="Pictures/100000000000001500000015C95D787627C568CD.png" manifest:media-type="image/png"/>
  <manifest:file-entry manifest:full-path="Pictures/1000000000000330000000AC4435A7C433AF16C1.png" manifest:media-type="image/png"/>
  <manifest:file-entry manifest:full-path="Pictures/10000000000000150000001508FAA1902ADFEDA7.png" manifest:media-type="image/png"/>
  <manifest:file-entry manifest:full-path="Pictures/10000201000001800000010F1C2E68C86C5F9B3E.png" manifest:media-type="image/png"/>
  <manifest:file-entry manifest:full-path="Pictures/1000000000000127000000E3849495B44E61953F.png" manifest:media-type="image/png"/>
  <manifest:file-entry manifest:full-path="Pictures/100000000000021900000156330F352079087F37.png" manifest:media-type="image/png"/>
  <manifest:file-entry manifest:full-path="Pictures/10000000000000130000001147344B6EAB9D4F14.png" manifest:media-type="image/png"/>
  <manifest:file-entry manifest:full-path="Pictures/10000000000000F20000016D2473EAD61BEC3219.png" manifest:media-type="image/png"/>
  <manifest:file-entry manifest:full-path="Pictures/1000000000000242000001506C4BC312E0C84787.png" manifest:media-type="image/png"/>
  <manifest:file-entry manifest:full-path="Pictures/100000000000022D000000F46A5ABC63E79FA4E2.png" manifest:media-type="image/png"/>
  <manifest:file-entry manifest:full-path="Pictures/10000000000001D9000000D95D2F6F3D4C6CC7F8.png" manifest:media-type="image/png"/>
  <manifest:file-entry manifest:full-path="Pictures/10000000000001AA0000017DD7F06AD7DFEAFD72.png" manifest:media-type="image/png"/>
  <manifest:file-entry manifest:full-path="Pictures/1000000000000230000000C9EC7BA88EE14A1781.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1" style:family="table">
      <style:table-properties style:width="6.6979in" fo:margin-left="0in" fo:margin-right="-0.0049in" fo:margin-top="0.1181in" fo:margin-bottom="0.1181in" table:align="margins" style:may-break-between-rows="true"/>
    </style:style>
    <style:style style:name="Table1.A" style:family="table-column">
      <style:table-column-properties style:column-width="1.9264in" style:rel-column-width="18848*"/>
    </style:style>
    <style:style style:name="Table1.B" style:family="table-column">
      <style:table-column-properties style:column-width="2.3215in" style:rel-column-width="22714*"/>
    </style:style>
    <style:style style:name="Table1.C" style:family="table-column">
      <style:table-column-properties style:column-width="2.45in" style:rel-column-width="23973*"/>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41" style:family="table">
      <style:table-properties style:width="6.6931in" fo:margin-left="0in" fo:margin-right="0in" fo:margin-top="0.0194in" fo:margin-bottom="0.1257in" table:align="margins" style:may-break-between-rows="true"/>
    </style:style>
    <style:style style:name="Table41.A" style:family="table-column">
      <style:table-column-properties style:column-width="3.4438in" style:rel-column-width="33719*"/>
    </style:style>
    <style:style style:name="Table41.B" style:family="table-column">
      <style:table-column-properties style:column-width="3.2493in" style:rel-column-width="31816*"/>
    </style:style>
    <style:style style:name="Table41.1" style:family="table-row">
      <style:table-row-properties fo:background-color="#e6e6e6" fo:keep-together="always">
        <style:background-image/>
      </style:table-row-properties>
    </style:style>
    <style:style style:name="Table4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41.B1" style:family="table-cell">
      <style:table-cell-properties fo:background-color="transparent" fo:padding="0.0382in" fo:border="0.05pt solid #000000">
        <style:background-image/>
      </style:table-cell-properties>
    </style:style>
    <style:style style:name="Table41.2" style:family="table-row">
      <style:table-row-properties fo:background-color="#ffffff" fo:keep-together="always">
        <style:background-image/>
      </style:table-row-properties>
    </style:style>
    <style:style style:name="Table41.A2" style:family="table-cell">
      <style:table-cell-properties fo:background-color="transparent" fo:padding="0.0236in" fo:border-left="0.05pt solid #000000" fo:border-right="none" fo:border-top="none" fo:border-bottom="none">
        <style:background-image/>
      </style:table-cell-properties>
    </style:style>
    <style:style style:name="Table41.B2" style:family="table-cell">
      <style:table-cell-properties fo:background-color="transparent" fo:padding="0.0236in" fo:border-left="0.05pt solid #000000" fo:border-right="0.05pt solid #000000" fo:border-top="none" fo:border-bottom="none">
        <style:background-image/>
      </style:table-cell-properties>
    </style:style>
    <style:style style:name="Table41.A7" style:family="table-cell">
      <style:table-cell-properties fo:background-color="transparent" fo:padding="0.0236in" fo:border-left="0.05pt solid #000000" fo:border-right="none" fo:border-top="none" fo:border-bottom="0.05pt solid #000000">
        <style:background-image/>
      </style:table-cell-properties>
    </style:style>
    <style:style style:name="Table41.B7" style:family="table-cell">
      <style:table-cell-properties fo:background-color="transparent" fo:padding="0.0236in" fo:border-left="0.05pt solid #000000" fo:border-right="0.05pt solid #000000" fo:border-top="none" fo:border-bottom="0.05pt solid #000000">
        <style:background-image/>
      </style:table-cell-properties>
    </style:style>
    <style:style style:name="P1" style:family="paragraph" style:parent-style-name="Footer">
      <style:text-properties fo:language="en" fo:country="US"/>
    </style:style>
    <style:style style:name="P2" style:family="paragraph" style:parent-style-name="Footer">
      <style:text-properties fo:language="en" fo:country="US" officeooo:paragraph-rsid="0179d35f"/>
    </style:style>
    <style:style style:name="P3" style:family="paragraph" style:parent-style-name="Footer">
      <style:paragraph-properties fo:text-align="end" style:justify-single-word="false"/>
      <style:text-properties fo:language="en" fo:country="US"/>
    </style:style>
    <style:style style:name="P4" style:family="paragraph" style:parent-style-name="Footer">
      <style:paragraph-properties fo:text-align="start" style:justify-single-word="false"/>
      <style:text-properties officeooo:paragraph-rsid="01470a28"/>
    </style:style>
    <style:style style:name="P5" style:family="paragraph" style:parent-style-name="Text_20_body">
      <style:text-properties fo:language="en" fo:country="US"/>
    </style:style>
    <style:style style:name="P6" style:family="paragraph" style:parent-style-name="Text_20_body">
      <style:text-properties fo:language="en" fo:country="US" officeooo:paragraph-rsid="0021afdd"/>
    </style:style>
    <style:style style:name="P7" style:family="paragraph" style:parent-style-name="Text_20_body">
      <style:text-properties fo:language="en" fo:country="US" officeooo:paragraph-rsid="013ffcb4"/>
    </style:style>
    <style:style style:name="P8" style:family="paragraph" style:parent-style-name="Text_20_body">
      <style:text-properties fo:language="en" fo:country="US" officeooo:paragraph-rsid="014f758e"/>
    </style:style>
    <style:style style:name="P9" style:family="paragraph" style:parent-style-name="Text_20_body">
      <style:text-properties fo:language="en" fo:country="US" officeooo:paragraph-rsid="016f65ea"/>
    </style:style>
    <style:style style:name="P10" style:family="paragraph" style:parent-style-name="Text_20_body">
      <style:text-properties fo:language="en" fo:country="US" officeooo:paragraph-rsid="0189f341"/>
    </style:style>
    <style:style style:name="P11" style:family="paragraph" style:parent-style-name="Text_20_body">
      <style:text-properties fo:language="en" fo:country="US" officeooo:paragraph-rsid="01470a28"/>
    </style:style>
    <style:style style:name="P12" style:family="paragraph" style:parent-style-name="Text_20_body">
      <style:text-properties officeooo:paragraph-rsid="0021afdd"/>
    </style:style>
    <style:style style:name="P13" style:family="paragraph" style:parent-style-name="Text_20_body">
      <style:text-properties officeooo:paragraph-rsid="01470a28"/>
    </style:style>
    <style:style style:name="P14" style:family="paragraph" style:parent-style-name="Text_20_body">
      <style:text-properties officeooo:paragraph-rsid="017866d8"/>
    </style:style>
    <style:style style:name="P15" style:family="paragraph" style:parent-style-name="Text_20_body">
      <style:text-properties officeooo:paragraph-rsid="017ce0bf"/>
    </style:style>
    <style:style style:name="P16" style:family="paragraph" style:parent-style-name="Text_20_body">
      <style:text-properties officeooo:paragraph-rsid="0180038b"/>
    </style:style>
    <style:style style:name="P17" style:family="paragraph" style:parent-style-name="Text_20_body">
      <style:text-properties officeooo:rsid="01898352"/>
    </style:style>
    <style:style style:name="P18" style:family="paragraph" style:parent-style-name="Text_20_body">
      <style:text-properties officeooo:paragraph-rsid="018bb4ef"/>
    </style:style>
    <style:style style:name="P19" style:family="paragraph" style:parent-style-name="Table_20_Contents">
      <style:text-properties fo:language="en" fo:country="US" officeooo:rsid="00d60922" officeooo:paragraph-rsid="0021afdd"/>
    </style:style>
    <style:style style:name="P20" style:family="paragraph" style:parent-style-name="Table_20_Contents">
      <style:text-properties fo:language="en" fo:country="US" officeooo:rsid="01300088" officeooo:paragraph-rsid="01300088"/>
    </style:style>
    <style:style style:name="P21" style:family="paragraph" style:parent-style-name="Table_20_Contents">
      <style:text-properties fo:language="en" fo:country="US" officeooo:rsid="01470a28" officeooo:paragraph-rsid="01470a28"/>
    </style:style>
    <style:style style:name="P22" style:family="paragraph" style:parent-style-name="Table_20_Contents">
      <style:text-properties fo:language="en" fo:country="US" officeooo:rsid="01a8c8f3" officeooo:paragraph-rsid="01a8c8f3"/>
    </style:style>
    <style:style style:name="P23" style:family="paragraph" style:parent-style-name="Table_20_Contents">
      <style:text-properties officeooo:paragraph-rsid="01470a28"/>
    </style:style>
    <style:style style:name="P24" style:family="paragraph" style:parent-style-name="Text_20_Note">
      <style:text-properties fo:language="en" fo:country="US" officeooo:paragraph-rsid="0021afdd"/>
    </style:style>
    <style:style style:name="P25" style:family="paragraph" style:parent-style-name="Text_20_Note">
      <style:text-properties fo:language="en" fo:country="US" officeooo:paragraph-rsid="017435ef"/>
    </style:style>
    <style:style style:name="P26" style:family="paragraph" style:parent-style-name="Text_20_Note">
      <style:text-properties officeooo:paragraph-rsid="013ffcb4"/>
    </style:style>
    <style:style style:name="P27" style:family="paragraph" style:parent-style-name="Text_20_Note">
      <style:text-properties officeooo:paragraph-rsid="016cd704"/>
    </style:style>
    <style:style style:name="P28" style:family="paragraph" style:parent-style-name="Text_20_Note">
      <style:text-properties officeooo:paragraph-rsid="018bb4ef"/>
    </style:style>
    <style:style style:name="P29" style:family="paragraph" style:parent-style-name="Figure">
      <style:text-properties fo:language="en" fo:country="US"/>
    </style:style>
    <style:style style:name="P30" style:family="paragraph" style:parent-style-name="Figure">
      <style:text-properties fo:language="en" fo:country="US" officeooo:paragraph-rsid="014f758e"/>
    </style:style>
    <style:style style:name="P31" style:family="paragraph" style:parent-style-name="Figure">
      <style:text-properties fo:language="en" fo:country="US" officeooo:paragraph-rsid="0150ea41"/>
    </style:style>
    <style:style style:name="P32" style:family="paragraph" style:parent-style-name="Figure">
      <style:text-properties fo:language="en" fo:country="US" officeooo:paragraph-rsid="0162b112"/>
    </style:style>
    <style:style style:name="P33" style:family="paragraph" style:parent-style-name="Figure">
      <style:text-properties fo:language="en" fo:country="US" officeooo:paragraph-rsid="01898352"/>
    </style:style>
    <style:style style:name="P34" style:family="paragraph" style:parent-style-name="Figure">
      <style:text-properties fo:language="en" fo:country="US" officeooo:paragraph-rsid="018d3bcd"/>
    </style:style>
    <style:style style:name="P35" style:family="paragraph" style:parent-style-name="Figure">
      <style:text-properties officeooo:paragraph-rsid="0162b112"/>
    </style:style>
    <style:style style:name="P36" style:family="paragraph" style:parent-style-name="Caption">
      <style:text-properties fo:language="en" fo:country="US"/>
    </style:style>
    <style:style style:name="P37" style:family="paragraph" style:parent-style-name="Title">
      <style:text-properties fo:language="en" fo:country="US" officeooo:paragraph-rsid="0021afdd"/>
    </style:style>
    <style:style style:name="P38" style:family="paragraph" style:parent-style-name="Subtitle">
      <style:text-properties fo:language="en" fo:country="US" officeooo:rsid="0021afdd" officeooo:paragraph-rsid="0021afdd"/>
    </style:style>
    <style:style style:name="P39" style:family="paragraph" style:parent-style-name="Text_20_body_20_indent">
      <style:text-properties fo:language="en" fo:country="US"/>
    </style:style>
    <style:style style:name="P40" style:family="paragraph" style:parent-style-name="Text_20_body_20_indent">
      <style:text-properties fo:language="en" fo:country="US" officeooo:paragraph-rsid="0162b112"/>
    </style:style>
    <style:style style:name="P41" style:family="paragraph" style:parent-style-name="Definition_20_Term">
      <style:paragraph-properties fo:margin-left="0.55in" fo:margin-right="0in" fo:text-indent="0in" style:auto-text-indent="false"/>
    </style:style>
    <style:style style:name="P42" style:family="paragraph" style:parent-style-name="Text_20_body_20_indent">
      <style:paragraph-properties fo:margin-left="0.55in" fo:margin-right="0in" fo:text-indent="0in" style:auto-text-indent="false"/>
    </style:style>
    <style:style style:name="P43" style:family="paragraph" style:parent-style-name="Table_20_Contents">
      <style:paragraph-properties fo:margin-top="0in" fo:margin-bottom="0in" loext:contextual-spacing="false"/>
      <style:text-properties fo:language="en" fo:country="US" officeooo:paragraph-rsid="0021afdd"/>
    </style:style>
    <style:style style:name="P44" style:family="paragraph" style:parent-style-name="Table_20_Heading">
      <style:text-properties fo:font-size="10.5pt" officeooo:paragraph-rsid="01470a28" style:font-size-asian="10.5pt" style:font-size-complex="10.5pt"/>
    </style:style>
    <style:style style:name="P45" style:family="paragraph" style:parent-style-name="Definition_20_Term">
      <style:text-properties officeooo:paragraph-rsid="0162b112"/>
    </style:style>
    <style:style style:name="P46" style:family="paragraph" style:parent-style-name="Table_20_Contents">
      <style:paragraph-properties fo:margin-top="0.0311in" fo:margin-bottom="0in" loext:contextual-spacing="false"/>
    </style:style>
    <style:style style:name="P47" style:family="paragraph" style:parent-style-name="Table_20_Heading">
      <style:paragraph-properties fo:margin-top="0.0311in" fo:margin-bottom="0in" loext:contextual-spacing="false"/>
    </style:style>
    <style:style style:name="P48" style:family="paragraph" style:parent-style-name="Contents_20_1">
      <style:paragraph-properties>
        <style:tab-stops>
          <style:tab-stop style:position="6.6929in" style:type="right" style:leader-style="dotted" style:leader-text="."/>
        </style:tab-stops>
      </style:paragraph-properties>
    </style:style>
    <style:style style:name="P49" style:family="paragraph" style:parent-style-name="Contents_20_3">
      <style:paragraph-properties>
        <style:tab-stops>
          <style:tab-stop style:position="6.6929in" style:type="right" style:leader-style="dotted" style:leader-text="."/>
        </style:tab-stops>
      </style:paragraph-properties>
    </style:style>
    <style:style style:name="P50" style:family="paragraph" style:parent-style-name="Contents_20_2">
      <style:paragraph-properties>
        <style:tab-stops>
          <style:tab-stop style:position="6.6929in" style:type="right" style:leader-style="dotted" style:leader-text="."/>
        </style:tab-stops>
      </style:paragraph-properties>
    </style:style>
    <style:style style:name="P51" style:family="paragraph" style:parent-style-name="Guide_20_Name">
      <style:text-properties fo:language="en" fo:country="US" officeooo:rsid="01b12df6" officeooo:paragraph-rsid="01b12df6"/>
    </style:style>
    <style:style style:name="P52" style:family="paragraph" style:parent-style-name="Guide_20_Name" style:master-page-name="First_20_Page">
      <style:paragraph-properties fo:margin-left="0in" fo:margin-right="0in" fo:margin-top="0.1965in" fo:margin-bottom="0.0398in" loext:contextual-spacing="false" fo:text-indent="0in" style:auto-text-indent="false" style:page-number="auto" fo:break-before="page"/>
      <style:text-properties fo:language="en" fo:country="US" officeooo:paragraph-rsid="0022cb03"/>
    </style:style>
    <style:style style:name="P53" style:family="paragraph" style:parent-style-name="Figure" style:list-style-name="Heading_20_Note"/>
    <style:style style:name="P54" style:family="paragraph" style:parent-style-name="Heading_20_1">
      <style:text-properties officeooo:rsid="013ffcb4" officeooo:paragraph-rsid="013ffcb4"/>
    </style:style>
    <style:style style:name="P55" style:family="paragraph" style:parent-style-name="Heading_20_1" style:master-page-name="Front_20_Matter">
      <style:paragraph-properties style:page-number="auto"/>
      <style:text-properties fo:language="en" fo:country="US" officeooo:paragraph-rsid="0021afdd"/>
    </style:style>
    <style:style style:name="P56" style:family="paragraph" style:parent-style-name="Heading_20_1" style:master-page-name="Standard">
      <style:paragraph-properties style:page-number="auto"/>
      <style:text-properties officeooo:rsid="013ffcb4" officeooo:paragraph-rsid="013ffcb4"/>
    </style:style>
    <style:style style:name="P57" style:family="paragraph" style:parent-style-name="Heading_20_2">
      <style:text-properties fo:language="en" fo:country="US" officeooo:paragraph-rsid="0021afdd"/>
    </style:style>
    <style:style style:name="P58" style:family="paragraph" style:parent-style-name="Heading_20_2">
      <style:text-properties officeooo:paragraph-rsid="01470a28"/>
    </style:style>
    <style:style style:name="P59" style:family="paragraph" style:parent-style-name="Heading_20_2">
      <style:text-properties officeooo:paragraph-rsid="0189f341"/>
    </style:style>
    <style:style style:name="P60" style:family="paragraph" style:parent-style-name="Heading_20_3">
      <style:text-properties fo:language="en" fo:country="US" officeooo:rsid="01040c4d" officeooo:paragraph-rsid="0021afdd"/>
    </style:style>
    <style:style style:name="P61" style:family="paragraph" style:parent-style-name="Heading_20_3">
      <style:text-properties officeooo:paragraph-rsid="0162b112"/>
    </style:style>
    <style:style style:name="P62" style:family="paragraph" style:parent-style-name="Heading_20_3">
      <style:text-properties officeooo:paragraph-rsid="017866d8"/>
    </style:style>
    <style:style style:name="P63" style:family="paragraph" style:parent-style-name="Heading_20_3">
      <style:text-properties officeooo:paragraph-rsid="01898352"/>
    </style:style>
    <style:style style:name="P64" style:family="paragraph" style:parent-style-name="Heading_20_3">
      <style:text-properties officeooo:paragraph-rsid="015824b6"/>
    </style:style>
    <style:style style:name="P65" style:family="paragraph" style:parent-style-name="Heading_20_3">
      <style:text-properties officeooo:paragraph-rsid="018bb4ef"/>
    </style:style>
    <style:style style:name="P66" style:family="paragraph" style:parent-style-name="Heading_20_Caution">
      <style:text-properties officeooo:rsid="01a855dc"/>
    </style:style>
    <style:style style:name="P67" style:family="paragraph" style:parent-style-name="Heading_20_Note" style:list-style-name="Heading_20_Note"/>
    <style:style style:name="P68" style:family="paragraph" style:parent-style-name="Heading_20_Tip" style:list-style-name="Heading_20_Tip"/>
    <style:style style:name="P69" style:family="paragraph" style:parent-style-name="List_20_1" style:list-style-name="List_20_1"/>
    <style:style style:name="P70" style:family="paragraph" style:parent-style-name="List_20_1" style:list-style-name="List_20_1">
      <style:text-properties officeooo:paragraph-rsid="015c3a25"/>
    </style:style>
    <style:style style:name="P71" style:family="paragraph" style:parent-style-name="List_20_1" style:list-style-name="List_20_1">
      <style:text-properties officeooo:paragraph-rsid="01577eb2"/>
    </style:style>
    <style:style style:name="P72" style:family="paragraph" style:parent-style-name="List_20_1" style:list-style-name="List_20_1">
      <style:text-properties officeooo:paragraph-rsid="0188a484"/>
    </style:style>
    <style:style style:name="P73" style:family="paragraph" style:parent-style-name="List_20_2">
      <style:text-properties officeooo:paragraph-rsid="0162b112"/>
    </style:style>
    <style:style style:name="P74" style:family="paragraph" style:parent-style-name="List_20_2">
      <style:text-properties officeooo:paragraph-rsid="0169699b"/>
    </style:style>
    <style:style style:name="P75" style:family="paragraph" style:parent-style-name="Numbering_20_1">
      <style:text-properties officeooo:paragraph-rsid="013ffcb4"/>
    </style:style>
    <style:style style:name="P76" style:family="paragraph" style:parent-style-name="Numbering_20_1">
      <style:text-properties fo:language="en" fo:country="US"/>
    </style:style>
    <style:style style:name="P77" style:family="paragraph" style:parent-style-name="Numbering_20_1" style:list-style-name="Numbering_20_1">
      <style:text-properties fo:language="en" fo:country="US" officeooo:paragraph-rsid="0189f341"/>
    </style:style>
    <style:style style:name="P78" style:family="paragraph" style:parent-style-name="Numbering_20_1">
      <style:text-properties fo:language="en" fo:country="US" officeooo:paragraph-rsid="018bb4ef"/>
    </style:style>
    <style:style style:name="P79" style:family="paragraph" style:parent-style-name="Numbering_20_1">
      <style:text-properties fo:language="en" fo:country="US" officeooo:paragraph-rsid="018f2be5"/>
    </style:style>
    <style:style style:name="P80" style:family="paragraph" style:parent-style-name="Numbering_20_1">
      <style:text-properties officeooo:paragraph-rsid="0162b112"/>
    </style:style>
    <style:style style:name="P81" style:family="paragraph" style:parent-style-name="Numbering_20_1" style:list-style-name="Numbering_20_1"/>
    <style:style style:name="P82" style:family="paragraph" style:parent-style-name="Numbering_20_1" style:list-style-name="Numbering_20_1">
      <style:text-properties officeooo:paragraph-rsid="0189f341"/>
    </style:style>
    <style:style style:name="P83" style:family="paragraph" style:parent-style-name="Numbering_20_1" style:list-style-name="Numbering_20_1">
      <style:text-properties officeooo:paragraph-rsid="016becfa"/>
    </style:style>
    <style:style style:name="P84" style:family="paragraph" style:parent-style-name="Numbering_20_1" style:list-style-name="Numbering_20_1">
      <style:text-properties officeooo:paragraph-rsid="013a3d14"/>
    </style:style>
    <style:style style:name="P85" style:family="paragraph" style:parent-style-name="Numbering_20_1" style:list-style-name="Numbering_20_1">
      <style:text-properties officeooo:paragraph-rsid="01898352"/>
    </style:style>
    <style:style style:name="P86" style:family="paragraph" style:parent-style-name="Numbering_20_1" style:list-style-name="Numbering_20_1">
      <style:text-properties officeooo:paragraph-rsid="015c3a25"/>
    </style:style>
    <style:style style:name="P87" style:family="paragraph" style:parent-style-name="Numbering_20_1" style:list-style-name="Numbering_20_1">
      <style:text-properties officeooo:paragraph-rsid="018f2be5"/>
    </style:style>
    <style:style style:name="P88" style:family="paragraph" style:parent-style-name="Numbering_20_1" style:list-style-name="Numbering_20_1">
      <style:text-properties officeooo:paragraph-rsid="0150ea41"/>
    </style:style>
    <style:style style:name="P89" style:family="paragraph" style:parent-style-name="Numbering_20_1" style:list-style-name="Numbering_20_1">
      <style:text-properties officeooo:paragraph-rsid="0180038b"/>
    </style:style>
    <style:style style:name="P90" style:family="paragraph" style:parent-style-name="Numbering_20_1" style:list-style-name="Numbering_20_1">
      <style:text-properties officeooo:paragraph-rsid="017f45a8"/>
    </style:style>
    <style:style style:name="P91" style:family="paragraph" style:parent-style-name="Numbering_20_1" style:list-style-name="Numbering_20_1">
      <style:text-properties officeooo:paragraph-rsid="01818472"/>
    </style:style>
    <style:style style:name="P92" style:family="paragraph" style:parent-style-name="Numbering_20_1">
      <style:text-properties officeooo:paragraph-rsid="016835c1"/>
    </style:style>
    <style:style style:name="P93" style:family="paragraph" style:parent-style-name="Numbering_20_1">
      <style:text-properties officeooo:paragraph-rsid="01a0635a"/>
    </style:style>
    <style:style style:name="P94" style:family="paragraph" style:parent-style-name="Numbering_20_1">
      <style:text-properties officeooo:paragraph-rsid="018bb4ef"/>
    </style:style>
    <style:style style:name="P95" style:family="paragraph" style:parent-style-name="Numbering_20_1">
      <style:text-properties officeooo:paragraph-rsid="018748cc"/>
    </style:style>
    <style:style style:name="P96" style:family="paragraph" style:parent-style-name="Numbering_20_1">
      <style:text-properties officeooo:paragraph-rsid="018f2be5"/>
    </style:style>
    <style:style style:name="P97" style:family="paragraph" style:parent-style-name="Numbering_20_1" style:list-style-name="Numbering_20_1">
      <style:text-properties officeooo:rsid="018029e4" officeooo:paragraph-rsid="018029e4"/>
    </style:style>
    <style:style style:name="P98" style:family="paragraph" style:parent-style-name="Numbering_20_1">
      <style:text-properties officeooo:rsid="018029e4" officeooo:paragraph-rsid="018029e4"/>
    </style:style>
    <style:style style:name="P99" style:family="paragraph" style:parent-style-name="Numbering_20_2">
      <style:text-properties officeooo:paragraph-rsid="01818472"/>
    </style:style>
    <style:style style:name="T1" style:family="text">
      <style:text-properties officeooo:rsid="01798916"/>
    </style:style>
    <style:style style:name="T2" style:family="text">
      <style:text-properties fo:font-size="10pt" fo:language="en" fo:country="US" style:font-size-asian="10pt" style:font-size-complex="10pt"/>
    </style:style>
    <style:style style:name="T3" style:family="text">
      <style:text-properties fo:font-size="10pt" fo:language="en" fo:country="US" fo:font-style="italic" style:font-size-asian="10pt" style:font-style-asian="italic" style:font-size-complex="10pt" style:font-style-complex="italic"/>
    </style:style>
    <style:style style:name="T4" style:family="text">
      <style:text-properties fo:font-size="10pt" fo:language="en" fo:country="US" fo:font-style="italic" officeooo:rsid="018f7a7d" style:font-size-asian="10pt" style:font-style-asian="italic" style:font-size-complex="10pt" style:font-style-complex="italic"/>
    </style:style>
    <style:style style:name="T5" style:family="text">
      <style:text-properties fo:language="en" fo:country="US"/>
    </style:style>
    <style:style style:name="T6" style:family="text">
      <style:text-properties fo:language="en" fo:country="US" officeooo:rsid="0130f44f"/>
    </style:style>
    <style:style style:name="T7" style:family="text">
      <style:text-properties fo:language="en" fo:country="US" officeooo:rsid="01373a33"/>
    </style:style>
    <style:style style:name="T8" style:family="text">
      <style:text-properties fo:language="en" fo:country="US" officeooo:rsid="013a3d14"/>
    </style:style>
    <style:style style:name="T9" style:family="text">
      <style:text-properties fo:language="en" fo:country="US" officeooo:rsid="00232bb6"/>
    </style:style>
    <style:style style:name="T10" style:family="text">
      <style:text-properties fo:language="en" fo:country="US" officeooo:rsid="0132eee7"/>
    </style:style>
    <style:style style:name="T11" style:family="text">
      <style:text-properties fo:language="en" fo:country="US" style:text-underline-style="solid" style:text-underline-width="auto" style:text-underline-color="font-color"/>
    </style:style>
    <style:style style:name="T12" style:family="text">
      <style:text-properties fo:language="en" fo:country="US" officeooo:rsid="013a05fb"/>
    </style:style>
    <style:style style:name="T13" style:family="text">
      <style:text-properties fo:language="en" fo:country="US" officeooo:rsid="013c2358"/>
    </style:style>
    <style:style style:name="T14" style:family="text">
      <style:text-properties fo:language="en" fo:country="US" officeooo:rsid="013ffcb4"/>
    </style:style>
    <style:style style:name="T15" style:family="text">
      <style:text-properties fo:language="en" fo:country="US" officeooo:rsid="0141bb3b"/>
    </style:style>
    <style:style style:name="T16" style:family="text">
      <style:text-properties fo:language="en" fo:country="US" officeooo:rsid="014322d4"/>
    </style:style>
    <style:style style:name="T17" style:family="text">
      <style:text-properties fo:language="en" fo:country="US" officeooo:rsid="0143438d"/>
    </style:style>
    <style:style style:name="T18" style:family="text">
      <style:text-properties fo:language="en" fo:country="US" officeooo:rsid="0145529a"/>
    </style:style>
    <style:style style:name="T19" style:family="text">
      <style:text-properties fo:language="en" fo:country="US" officeooo:rsid="01470a28"/>
    </style:style>
    <style:style style:name="T20" style:family="text">
      <style:text-properties fo:language="en" fo:country="US" officeooo:rsid="014a1ea8"/>
    </style:style>
    <style:style style:name="T21" style:family="text">
      <style:text-properties fo:language="en" fo:country="US" officeooo:rsid="014bb8a9"/>
    </style:style>
    <style:style style:name="T22" style:family="text">
      <style:text-properties fo:language="en" fo:country="US" officeooo:rsid="014c39b4"/>
    </style:style>
    <style:style style:name="T23" style:family="text">
      <style:text-properties fo:language="en" fo:country="US" officeooo:rsid="014da0bd"/>
    </style:style>
    <style:style style:name="T24" style:family="text">
      <style:text-properties fo:language="en" fo:country="US" officeooo:rsid="014ec262"/>
    </style:style>
    <style:style style:name="T25" style:family="text">
      <style:text-properties fo:language="en" fo:country="US" officeooo:rsid="014f758e"/>
    </style:style>
    <style:style style:name="T26" style:family="text">
      <style:text-properties fo:language="en" fo:country="US" officeooo:rsid="0150ea41"/>
    </style:style>
    <style:style style:name="T27" style:family="text">
      <style:text-properties fo:language="en" fo:country="US" officeooo:rsid="01549b90"/>
    </style:style>
    <style:style style:name="T28" style:family="text">
      <style:text-properties fo:language="en" fo:country="US" officeooo:rsid="015bfde6"/>
    </style:style>
    <style:style style:name="T29" style:family="text">
      <style:text-properties fo:language="en" fo:country="US" officeooo:rsid="015c3a25"/>
    </style:style>
    <style:style style:name="T30" style:family="text">
      <style:text-properties fo:language="en" fo:country="US" officeooo:rsid="0161df84"/>
    </style:style>
    <style:style style:name="T31" style:family="text">
      <style:text-properties fo:language="en" fo:country="US" officeooo:rsid="0162b112"/>
    </style:style>
    <style:style style:name="T32" style:family="text">
      <style:text-properties fo:language="en" fo:country="US" officeooo:rsid="016835c1"/>
    </style:style>
    <style:style style:name="T33" style:family="text">
      <style:text-properties fo:language="en" fo:country="US" officeooo:rsid="0169699b"/>
    </style:style>
    <style:style style:name="T34" style:family="text">
      <style:text-properties fo:language="en" fo:country="US" officeooo:rsid="016b45da"/>
    </style:style>
    <style:style style:name="T35" style:family="text">
      <style:text-properties fo:language="en" fo:country="US" officeooo:rsid="016becfa"/>
    </style:style>
    <style:style style:name="T36" style:family="text">
      <style:text-properties fo:language="en" fo:country="US" officeooo:rsid="017435ef"/>
    </style:style>
    <style:style style:name="T37" style:family="text">
      <style:text-properties fo:language="en" fo:country="US" officeooo:rsid="01743dde"/>
    </style:style>
    <style:style style:name="T38" style:family="text">
      <style:text-properties fo:language="en" fo:country="US" officeooo:rsid="017ce0bf"/>
    </style:style>
    <style:style style:name="T39" style:family="text">
      <style:text-properties fo:language="en" fo:country="US" officeooo:rsid="017f45a8"/>
    </style:style>
    <style:style style:name="T40" style:family="text">
      <style:text-properties fo:language="en" fo:country="US" officeooo:rsid="0180038b"/>
    </style:style>
    <style:style style:name="T41" style:family="text">
      <style:text-properties fo:language="en" fo:country="US" officeooo:rsid="01840dfb"/>
    </style:style>
    <style:style style:name="T42" style:family="text">
      <style:text-properties fo:language="en" fo:country="US" officeooo:rsid="0189f341"/>
    </style:style>
    <style:style style:name="T43" style:family="text">
      <style:text-properties fo:language="en" fo:country="US" officeooo:rsid="0189f454"/>
    </style:style>
    <style:style style:name="T44" style:family="text">
      <style:text-properties fo:language="en" fo:country="US" officeooo:rsid="018748cc"/>
    </style:style>
    <style:style style:name="T45" style:family="text">
      <style:text-properties fo:language="en" fo:country="US" officeooo:rsid="018f9540"/>
    </style:style>
    <style:style style:name="T46" style:family="text">
      <style:text-properties fo:language="en" fo:country="US" officeooo:rsid="019b35f9"/>
    </style:style>
    <style:style style:name="T47" style:family="text">
      <style:text-properties fo:language="en" fo:country="US" officeooo:rsid="01775671"/>
    </style:style>
    <style:style style:name="T48" style:family="text">
      <style:text-properties officeooo:rsid="0130f44f"/>
    </style:style>
    <style:style style:name="T49" style:family="text">
      <style:text-properties style:font-name="Times New Roman" fo:language="en" fo:country="US"/>
    </style:style>
    <style:style style:name="T50" style:family="text">
      <style:text-properties text:display="none"/>
    </style:style>
    <style:style style:name="T51" style:family="text">
      <style:text-properties officeooo:rsid="00e3aa43" text:display="none"/>
    </style:style>
    <style:style style:name="T52" style:family="text">
      <style:text-properties officeooo:rsid="0104f082"/>
    </style:style>
    <style:style style:name="T53" style:family="text">
      <style:text-properties officeooo:rsid="00e956fd"/>
    </style:style>
    <style:style style:name="T54" style:family="text">
      <style:text-properties officeooo:rsid="013a3d14"/>
    </style:style>
    <style:style style:name="T55" style:family="text">
      <style:text-properties officeooo:rsid="013c2358"/>
    </style:style>
    <style:style style:name="T56" style:family="text">
      <style:text-properties officeooo:rsid="013d067d"/>
    </style:style>
    <style:style style:name="T57" style:family="text">
      <style:text-properties officeooo:rsid="013ffcb4"/>
    </style:style>
    <style:style style:name="T58" style:family="text">
      <style:text-properties officeooo:rsid="0143438d"/>
    </style:style>
    <style:style style:name="T59" style:family="text">
      <style:text-properties officeooo:rsid="0145529a"/>
    </style:style>
    <style:style style:name="T60" style:family="text">
      <style:text-properties officeooo:rsid="01470a28"/>
    </style:style>
    <style:style style:name="T61" style:family="text">
      <style:text-properties officeooo:rsid="014a1ea8"/>
    </style:style>
    <style:style style:name="T62" style:family="text">
      <style:text-properties officeooo:rsid="014bb8a9"/>
    </style:style>
    <style:style style:name="T63" style:family="text">
      <style:text-properties officeooo:rsid="014c39b4"/>
    </style:style>
    <style:style style:name="T64" style:family="text">
      <style:text-properties officeooo:rsid="014da0bd"/>
    </style:style>
    <style:style style:name="T65" style:family="text">
      <style:text-properties officeooo:rsid="014ec262"/>
    </style:style>
    <style:style style:name="T66" style:family="text">
      <style:text-properties officeooo:rsid="014f758e"/>
    </style:style>
    <style:style style:name="T67" style:family="text">
      <style:text-properties officeooo:rsid="0150ea41"/>
    </style:style>
    <style:style style:name="T68" style:family="text">
      <style:text-properties officeooo:rsid="0150f406"/>
    </style:style>
    <style:style style:name="T69" style:family="text">
      <style:text-properties officeooo:rsid="0152b058"/>
    </style:style>
    <style:style style:name="T70" style:family="text">
      <style:text-properties officeooo:rsid="01549b90"/>
    </style:style>
    <style:style style:name="T71" style:family="text">
      <style:text-properties officeooo:rsid="0155c232"/>
    </style:style>
    <style:style style:name="T72" style:family="text">
      <style:text-properties officeooo:rsid="01577eb2"/>
    </style:style>
    <style:style style:name="T73" style:family="text">
      <style:text-properties officeooo:rsid="015824b6"/>
    </style:style>
    <style:style style:name="T74" style:family="text">
      <style:text-properties officeooo:rsid="0159c9f5"/>
    </style:style>
    <style:style style:name="T75" style:family="text">
      <style:text-properties officeooo:rsid="015c3a25"/>
    </style:style>
    <style:style style:name="T76" style:family="text">
      <style:text-properties officeooo:rsid="0162b112"/>
    </style:style>
    <style:style style:name="T77" style:family="text">
      <style:text-properties officeooo:rsid="0169699b"/>
    </style:style>
    <style:style style:name="T78" style:family="text">
      <style:text-properties officeooo:rsid="016b45da"/>
    </style:style>
    <style:style style:name="T79" style:family="text">
      <style:text-properties officeooo:rsid="016becfa"/>
    </style:style>
    <style:style style:name="T80" style:family="text">
      <style:text-properties officeooo:rsid="016ea1f4"/>
    </style:style>
    <style:style style:name="T81" style:family="text">
      <style:text-properties officeooo:rsid="016f65ea"/>
    </style:style>
    <style:style style:name="T82" style:family="text">
      <style:text-properties officeooo:rsid="01728939"/>
    </style:style>
    <style:style style:name="T83" style:family="text">
      <style:text-properties officeooo:rsid="01743dde"/>
    </style:style>
    <style:style style:name="T84" style:family="text">
      <style:text-properties officeooo:rsid="017866d8"/>
    </style:style>
    <style:style style:name="T85" style:family="text">
      <style:text-properties officeooo:rsid="017cf580"/>
    </style:style>
    <style:style style:name="T86" style:family="text">
      <style:text-properties officeooo:rsid="017ea25a"/>
    </style:style>
    <style:style style:name="T87" style:family="text">
      <style:text-properties officeooo:rsid="017f45a8"/>
    </style:style>
    <style:style style:name="T88" style:family="text">
      <style:text-properties officeooo:rsid="0180038b"/>
    </style:style>
    <style:style style:name="T89" style:family="text">
      <style:text-properties officeooo:rsid="018029e4"/>
    </style:style>
    <style:style style:name="T90" style:family="text">
      <style:text-properties officeooo:rsid="018304b3"/>
    </style:style>
    <style:style style:name="T91" style:family="text">
      <style:text-properties officeooo:rsid="018748cc"/>
    </style:style>
    <style:style style:name="T92" style:family="text">
      <style:text-properties officeooo:rsid="0188a484"/>
    </style:style>
    <style:style style:name="T93" style:family="text">
      <style:text-properties officeooo:rsid="01898352"/>
    </style:style>
    <style:style style:name="T94" style:family="text">
      <style:text-properties officeooo:rsid="0189f454"/>
    </style:style>
    <style:style style:name="T95" style:family="text">
      <style:text-properties officeooo:rsid="019a6eb1"/>
    </style:style>
    <style:style style:name="T96" style:family="text">
      <style:text-properties officeooo:rsid="019f039b"/>
    </style:style>
    <style:style style:name="T97" style:family="text">
      <style:text-properties fo:font-style="italic" style:font-style-asian="italic" style:font-style-complex="italic"/>
    </style:style>
    <style:style style:name="T98" style:family="text">
      <style:text-properties officeooo:rsid="01a0635a"/>
    </style:style>
    <style:style style:name="T99" style:family="text">
      <style:text-properties officeooo:rsid="01a60b76"/>
    </style:style>
    <style:style style:name="T100" style:family="text">
      <style:text-properties officeooo:rsid="01a66dbe"/>
    </style:style>
    <style:style style:name="T101" style:family="text">
      <style:text-properties officeooo:rsid="01a855dc"/>
    </style:style>
    <style:style style:name="T102" style:family="text">
      <style:text-properties officeooo:rsid="01a8c8f3"/>
    </style:style>
    <style:style style:name="T103" style:family="text">
      <style:text-properties style:font-name="Liberation Sans2" fo:font-size="10.5pt" officeooo:rsid="01aed330" style:font-size-asian="10.5pt"/>
    </style:style>
    <style:style style:name="T104"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fo:margin-left="0in" fo:margin-right="0in" fo:margin-top="0in" fo:margin-bottom="0.0783in" style:wrap="dynamic" style:number-wrapped-paragraphs="no-limit"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0783in" style:wrap="dynamic" style:number-wrapped-paragraphs="no-limit" style:vertical-pos="from-top" style:horizontal-pos="center" style:horizontal-rel="paragraph" fo:padding="0in" fo:border="none"/>
    </style:style>
    <style:style style:name="fr5" style:family="graphic" style:parent-style-name="Frame">
      <style:graphic-properties fo:margin-left="0in" fo:margin-right="0in" fo:margin-top="0in" fo:margin-bottom="0.1181in" style:wrap="run-through" style:number-wrapped-paragraphs="no-limit" style:vertical-pos="from-top" style:horizontal-pos="center" style:horizontal-rel="paragraph" fo:padding="0in" fo:border="none" style:shadow="none" draw:shadow-opacity="100%"/>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5252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5071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7374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1.1335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5346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4646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5189in, 0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489in, 0in)"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5035in, 0in)"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498in, 0in)"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5075in, 0in)"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4547in, 0in)"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draw:frame draw:style-name="fr25" draw:name="Image1" text:anchor-type="as-char" svg:width="3.3335in" svg:height="0.7in" draw:z-index="0"><draw:image xlink:href="Pictures/10000201000003E8000000D2A7FE72F00FFCF111.png" xlink:type="simple" xlink:show="embed" xlink:actuate="onLoad" loext:mime-type="image/png"/></draw:frame></text:p>
      <text:p text:style-name="P51">Calc Guide</text:p>
      <text:p text:style-name="P37">Kapitola 2 <text:s/><text:line-break/>Entering, Editing, and Formatting Data</text:p>
      <text:p text:style-name="P38"/>
      <text:section text:style-name="Sect1" text:name="CG6201S1" text:condition="ooow:book eq 1" text:display="condition">
        <text:h text:style-name="P55" text:outline-level="1"><text:bookmark-start text:name="__RefHeading__5636_1566568644"/>Autorská práva<text:bookmark-end text:name="__RefHeading__5636_1566568644"/></text:h>
        <text:p text:style-name="Text_20_body"><text:span text:style-name="T5">This document is Copyright </text:span><text:span text:style-name="T49">©</text:span><text:span text:style-name="T5"> </text:span><text:span text:style-name="T5"><text:creation-date style:data-style-name="N10121">2019</text:creation-date></text:span><text:span text:style-name="T5"><text:s/>by </text:span><text:span text:style-name="T9">the LibreOffice Documentation Team. C</text:span><text:span text:style-name="T5">ontributors a</text:span><text:span text:style-name="T9">re</text:span><text:span text:style-name="T5"> listed below. You may distribute it and/or modify it under the terms of either the GNU General Public License (</text:span><text:a xlink:type="simple" xlink:href="http://www.gnu.org/licenses/gpl.html" text:style-name="Internet_20_link" text:visited-style-name="Visited_20_Internet_20_Link"><text:span text:style-name="T5">http://www.gnu.org/licenses/gpl.html</text:span></text:a><text:span text:style-name="T5">), version 3 or later, or the Creative Commons Attribution License (</text:span><text:a xlink:type="simple" xlink:href="http://creativecommons.org/licenses/by/4.0/" text:style-name="Internet_20_link" text:visited-style-name="Visited_20_Internet_20_Link"><text:span text:style-name="T9">http://creativecommons.org/licenses/by/4.0/</text:span></text:a><text:span text:style-name="T5">), version </text:span><text:span text:style-name="T9">4</text:span><text:span text:style-name="T5">.0 or later.</text:span></text:p>
        <text:p text:style-name="P6">Všechny ochranné známky uvedené v této příručce patří jejich vlastníkům.</text:p>
        <text:h text:style-name="P57" text:outline-level="2"><text:bookmark-start text:name="__RefHeading__5638_1566568644"/>Přispěvatelé<text:bookmark-end text:name="__RefHeading__5638_1566568644"/></text:h>
        <text:p text:style-name="P7">This book is adapted and updated from <text:span text:style-name="T57">the </text:span><text:span text:style-name="Emphasis"><text:span text:style-name="T57">OpenOffice.org 3.3</text:span></text:span><text:span text:style-name="Emphasis"> </text:span><text:span text:style-name="Emphasis"><text:user-defined style:data-style-name="N0" text:name="Guide Name">Calc Guide</text:user-defined></text:span>.</text:p>
        <text:h text:style-name="P60" text:outline-level="3"><text:bookmark-start text:name="__RefHeading___Toc1847_1473846649"/>Pro <text:span text:style-name="T57">t</text:span>oto <text:span text:style-name="T57">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9">Dave Barton</text:p>
            </table:table-cell>
            <table:table-cell office:value-type="string">
              <text:p text:style-name="P20">Kees Kriek</text:p>
            </table:table-cell>
            <table:table-cell office:value-type="string">
              <text:p text:style-name="P21">Jean Hollis Weber</text:p>
            </table:table-cell>
          </table:table-row>
          <table:table-row>
            <table:table-cell office:value-type="string">
              <text:p text:style-name="P22">Claire Wood</text:p>
            </table:table-cell>
            <table:table-cell office:value-type="string">
              <text:p text:style-name="P20"/>
            </table:table-cell>
            <table:table-cell office:value-type="string">
              <text:p text:style-name="P21"/>
            </table:table-cell>
          </table:table-row>
        </table:table>
        <text:h text:style-name="P60" text:outline-level="3"><text:bookmark-start text:name="__RefHeading___Toc28529_3211575895"/>To <text:span text:style-name="T57">previous</text:span> <text:span text:style-name="T57">e</text:span>dition<text:span text:style-name="T52">s</text:span><text:bookmark-end text:name="__RefHeading___Toc28529_3211575895"/></text:h>
        <table:table table:name="Table5" table:style-name="Table5">
          <table:table-column table:style-name="Table5.A" table:number-columns-repeated="3"/>
          <table:table-row>
            <table:table-cell office:value-type="string">
              <text:p text:style-name="P43">Barbara Duprey</text:p>
            </table:table-cell>
            <table:table-cell office:value-type="string">
              <text:p text:style-name="P43">Christian Chenal</text:p>
            </table:table-cell>
            <table:table-cell office:value-type="string">
              <text:p text:style-name="P43">Jean Hollis Weber</text:p>
            </table:table-cell>
          </table:table-row>
          <table:table-row>
            <table:table-cell office:value-type="string">
              <text:p text:style-name="P43">Shelagh Manton</text:p>
            </table:table-cell>
            <table:table-cell office:value-type="string">
              <text:p text:style-name="P43">John A Smith</text:p>
            </table:table-cell>
            <table:table-cell office:value-type="string">
              <text:p text:style-name="P43">Peter Schofield</text:p>
            </table:table-cell>
          </table:table-row>
          <table:table-row>
            <table:table-cell office:value-type="string">
              <text:p text:style-name="P43">Peter Kupfer</text:p>
            </table:table-cell>
            <table:table-cell office:value-type="string">
              <text:p text:style-name="P43">Andy Brown</text:p>
            </table:table-cell>
            <table:table-cell office:value-type="string">
              <text:p text:style-name="P43">Stephen Buck</text:p>
            </table:table-cell>
          </table:table-row>
          <table:table-row>
            <table:table-cell office:value-type="string">
              <text:p text:style-name="P43">Iain Roberts</text:p>
            </table:table-cell>
            <table:table-cell office:value-type="string">
              <text:p text:style-name="P43">Hazel Russman</text:p>
            </table:table-cell>
            <table:table-cell office:value-type="string">
              <text:p text:style-name="P43">Barbara M. Tobias</text:p>
            </table:table-cell>
          </table:table-row>
          <table:table-row>
            <table:table-cell office:value-type="string">
              <text:p text:style-name="P43">Jared Kobos</text:p>
            </table:table-cell>
            <table:table-cell office:value-type="string">
              <text:p text:style-name="P43"/>
            </table:table-cell>
            <table:table-cell office:value-type="string">
              <text:p text:style-name="P43"/>
            </table:table-cell>
          </table:table-row>
        </table:table>
        <text:h text:style-name="P57" text:outline-level="2"><text:bookmark-start text:name="__RefHeading___Toc4648_402817234"/>Zpětná vazba<text:bookmark-end text:name="__RefHeading___Toc4648_402817234"/></text:h>
        <text:p text:style-name="P12"><text:span text:style-name="T5">Please direct any comments or suggestions about this document to the Documentation Team’s mailing list: </text:span><text:a xlink:type="simple" xlink:href="mailto:documentation@global.libreoffice.org" text:style-name="Internet_20_link" text:visited-style-name="Visited_20_Internet_20_Link"><text:span text:style-name="T5">documentation@global.libreoffice.org</text:span></text:a></text:p>
        <text:list xml:id="list396701468" text:style-name="Heading_20_Note">
          <text:list-item>
            <text:p text:style-name="Heading_20_Note">Poznámka</text:p>
          </text:list-item>
        </text:list>
        <text:p text:style-name="P24">Vše, co do e-mailové konference pošlete, včetně e-mailové adresy a dalších osobních informací uvedených ve zprávě, bude veřejně viditelné bez možnosti smazání.</text:p>
        <text:h text:style-name="P57" text:outline-level="2"><text:bookmark-start text:name="__RefHeading__5644_1566568644"/>Datum vydání a verze programu<text:bookmark-end text:name="__RefHeading__5644_1566568644"/></text:h>
        <text:p text:style-name="P6">Published <text:date style:data-style-name="N34" text:date-value="2019-12-25T15:41:48.959096088" text:fixed="true">December</text:date><text:s/><text:date style:data-style-name="N121" text:date-value="2019-12-25T15:41:54.103093533" text:fixed="true">2019</text:date>. Based on LibreOffice <text:user-defined style:data-style-name="N0" text:name="LibreOffice Version">6.2</text:user-defined>.</text:p>
        <text:h text:style-name="P58" text:outline-level="2"><text:bookmark-start text:name="__RefHeading___Toc27052_2323734701"/>Používání LibreOffice na systému macOS<text:bookmark-end text:name="__RefHeading___Toc27052_2323734701"/></text:h>
        <text:p text:style-name="P13">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4">Windows nebo Linux</text:p>
            </table:table-cell>
            <table:table-cell table:style-name="Table1.A1" office:value-type="string">
              <text:p text:style-name="P44">Ekvivalent pro macOS</text:p>
            </table:table-cell>
            <table:table-cell table:style-name="Table1.A1" office:value-type="string">
              <text:p text:style-name="P44">Výsledek</text:p>
            </table:table-cell>
          </table:table-row>
          <table:table-row table:style-name="Table1.1">
            <table:table-cell table:style-name="Table1.A2" office:value-type="string">
              <text:p text:style-name="P23">Nabídka <text:span text:style-name="Strong_20_Emphasis">Nástroje &gt; Možnosti</text:span></text:p>
            </table:table-cell>
            <table:table-cell table:style-name="Table1.B2" office:value-type="string">
              <text:p text:style-name="P23"><text:span text:style-name="Strong_20_Emphasis">LibreOffice &gt; Předvolby</text:span></text:p>
            </table:table-cell>
            <table:table-cell table:style-name="Table1.B2" office:value-type="string">
              <text:p text:style-name="P23">Otevře nastavení s možnostmi</text:p>
            </table:table-cell>
          </table:table-row>
          <table:table-row table:style-name="Table1.1">
            <table:table-cell table:style-name="Table1.A2" office:value-type="string">
              <text:p text:style-name="P23">Klepnutí pravým tlačítkem</text:p>
            </table:table-cell>
            <table:table-cell table:style-name="Table1.A2" office:value-type="string">
              <text:p text:style-name="P23"><text:span text:style-name="Keystroke">Control</text:span>+click or right-click depending on computer setup</text:p>
            </table:table-cell>
            <table:table-cell table:style-name="Table1.B2" office:value-type="string">
              <text:p text:style-name="P23">Otevře se místní nabídka</text:p>
            </table:table-cell>
          </table:table-row>
          <table:table-row table:style-name="Table1.1">
            <table:table-cell table:style-name="Table1.A2" office:value-type="string">
              <text:p text:style-name="P23"><text:span text:style-name="Keystroke">Ctrl</text:span> (Control)</text:p>
            </table:table-cell>
            <table:table-cell table:style-name="Table1.A2" office:value-type="string">
              <text:p text:style-name="P23"><text:span text:style-name="Keystroke">⌘</text:span> <text:s/>(Command)</text:p>
            </table:table-cell>
            <table:table-cell table:style-name="Table1.A2" office:value-type="string">
              <text:p text:style-name="P23">Používá se i s jinými klávesami</text:p>
            </table:table-cell>
          </table:table-row>
          <table:table-row table:style-name="Table1.1">
            <table:table-cell table:style-name="Table1.A2" office:value-type="string">
              <text:p text:style-name="P23"><text:span text:style-name="Keystroke">F5</text:span></text:p>
            </table:table-cell>
            <table:table-cell table:style-name="Table1.A2" office:value-type="string">
              <text:p text:style-name="P23"><text:span text:style-name="Keystroke">Shift+⌘+F5</text:span></text:p>
            </table:table-cell>
            <table:table-cell table:style-name="Table1.A2" office:value-type="string">
              <text:p text:style-name="P23">Otevře Navigátor</text:p>
            </table:table-cell>
          </table:table-row>
          <table:table-row table:style-name="Table1.1">
            <table:table-cell table:style-name="Table1.A2" office:value-type="string">
              <text:p text:style-name="P23"><text:span text:style-name="Keystroke">F11</text:span></text:p>
            </table:table-cell>
            <table:table-cell table:style-name="Table1.A2" office:value-type="string">
              <text:p text:style-name="P23"><text:span text:style-name="Keystroke">⌘+T</text:span></text:p>
            </table:table-cell>
            <table:table-cell table:style-name="Table1.A2" office:value-type="string">
              <text:p text:style-name="P23">Open the sidebar Styles <text:span text:style-name="T103">deck</text:span></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8"><text:a xlink:type="simple" xlink:href="#__RefHeading__5636_1566568644" text:style-name="Index_20_Link" text:visited-style-name="Index_20_Link">Autorská práva<text:tab/>2</text:a></text:p>
            <text:p text:style-name="P50"><text:a xlink:type="simple" xlink:href="#__RefHeading__5638_1566568644" text:style-name="Index_20_Link" text:visited-style-name="Index_20_Link">Přispěvatelé<text:tab/>2</text:a></text:p>
            <text:p text:style-name="P49"><text:a xlink:type="simple" xlink:href="#__RefHeading___Toc1847_1473846649" text:style-name="Index_20_Link" text:visited-style-name="Index_20_Link">Pro toto vydání<text:tab/>2</text:a></text:p>
            <text:p text:style-name="P49"><text:a xlink:type="simple" xlink:href="#__RefHeading___Toc28529_3211575895" text:style-name="Index_20_Link" text:visited-style-name="Index_20_Link">Pro předchozí vydání<text:tab/>2</text:a></text:p>
            <text:p text:style-name="P50"><text:a xlink:type="simple" xlink:href="#__RefHeading___Toc4648_402817234" text:style-name="Index_20_Link" text:visited-style-name="Index_20_Link">Zpětná vazba<text:tab/>2</text:a></text:p>
            <text:p text:style-name="P50"><text:a xlink:type="simple" xlink:href="#__RefHeading__5644_1566568644" text:style-name="Index_20_Link" text:visited-style-name="Index_20_Link">Datum vydání a verze programu<text:tab/>2</text:a></text:p>
            <text:p text:style-name="P50"><text:a xlink:type="simple" xlink:href="#__RefHeading___Toc27052_2323734701" text:style-name="Index_20_Link" text:visited-style-name="Index_20_Link">Používání LibreOffice na systému macOS<text:tab/>2</text:a></text:p>
            <text:p text:style-name="P48"><text:a xlink:type="simple" xlink:href="#__RefHeading___Toc1331_4256543436" text:style-name="Index_20_Link" text:visited-style-name="Index_20_Link">Úvod<text:tab/>6</text:a></text:p>
            <text:p text:style-name="P48"><text:a xlink:type="simple" xlink:href="#__RefHeading___Toc3464_208225428" text:style-name="Index_20_Link" text:visited-style-name="Index_20_Link">Entering data<text:tab/>6</text:a></text:p>
            <text:p text:style-name="P50"><text:a xlink:type="simple" xlink:href="#__RefHeading___Toc3466_208225428" text:style-name="Index_20_Link" text:visited-style-name="Index_20_Link">Čísla<text:tab/>6</text:a></text:p>
            <text:p text:style-name="P49"><text:a xlink:type="simple" xlink:href="#__RefHeading___Toc3468_208225428" text:style-name="Index_20_Link" text:visited-style-name="Index_20_Link">Záporná čísla<text:tab/>6</text:a></text:p>
            <text:p text:style-name="P49"><text:a xlink:type="simple" xlink:href="#__RefHeading___Toc3470_208225428" text:style-name="Index_20_Link" text:visited-style-name="Index_20_Link">Úvodní nuly<text:tab/>6</text:a></text:p>
            <text:p text:style-name="P49"><text:a xlink:type="simple" xlink:href="#__RefHeading___Toc3472_208225428" text:style-name="Index_20_Link" text:visited-style-name="Index_20_Link">Čísla a text<text:tab/>7</text:a></text:p>
            <text:p text:style-name="P50"><text:a xlink:type="simple" xlink:href="#__RefHeading___Toc3474_208225428" text:style-name="Index_20_Link" text:visited-style-name="Index_20_Link">Text<text:tab/>7</text:a></text:p>
            <text:p text:style-name="P50"><text:a xlink:type="simple" xlink:href="#__RefHeading___Toc3476_208225428" text:style-name="Index_20_Link" text:visited-style-name="Index_20_Link">Datum a čas<text:tab/>7</text:a></text:p>
            <text:p text:style-name="P50"><text:a xlink:type="simple" xlink:href="#__RefHeading___Toc3478_208225428" text:style-name="Index_20_Link" text:visited-style-name="Index_20_Link">Speciální znaky<text:tab/>8</text:a></text:p>
            <text:p text:style-name="P50"><text:a xlink:type="simple" xlink:href="#__RefHeading___Toc3480_208225428" text:style-name="Index_20_Link" text:visited-style-name="Index_20_Link">AutoCorrect options<text:tab/>9</text:a></text:p>
            <text:p text:style-name="P50"><text:a xlink:type="simple" xlink:href="#__RefHeading___Toc3482_208225428" text:style-name="Index_20_Link" text:visited-style-name="Index_20_Link">Inserting dashes<text:tab/>10</text:a></text:p>
            <text:p text:style-name="P48"><text:a xlink:type="simple" xlink:href="#__RefHeading___Toc3484_208225428" text:style-name="Index_20_Link" text:visited-style-name="Index_20_Link">Urychlení vkládání dat<text:tab/>10</text:a></text:p>
            <text:p text:style-name="P50"><text:a xlink:type="simple" xlink:href="#__RefHeading___Toc3486_208225428" text:style-name="Index_20_Link" text:visited-style-name="Index_20_Link">Nástroje automatického dokončování<text:tab/>10</text:a></text:p>
            <text:p text:style-name="P50"><text:a xlink:type="simple" xlink:href="#__RefHeading___Toc27546_4115105405" text:style-name="Index_20_Link" text:visited-style-name="Index_20_Link">Nástroj Vyplnit<text:tab/>11</text:a></text:p>
            <text:p text:style-name="P49"><text:a xlink:type="simple" xlink:href="#__RefHeading___Toc77648_2323734701" text:style-name="Index_20_Link" text:visited-style-name="Index_20_Link">Vyplňování posloupnosti dat<text:tab/>11</text:a></text:p>
            <text:p text:style-name="P49"><text:a xlink:type="simple" xlink:href="#__RefHeading___Toc3490_208225428" text:style-name="Index_20_Link" text:visited-style-name="Index_20_Link">Definování posloupnosti<text:tab/>13</text:a></text:p>
            <text:p text:style-name="P50"><text:a xlink:type="simple" xlink:href="#__RefHeading___Toc3492_208225428" text:style-name="Index_20_Link" text:visited-style-name="Index_20_Link">Seznamy výběrů<text:tab/>13</text:a></text:p>
            <text:p text:style-name="P48"><text:a xlink:type="simple" xlink:href="#__RefHeading___Toc3494_208225428" text:style-name="Index_20_Link" text:visited-style-name="Index_20_Link">Merging and splitting cells<text:tab/>14</text:a></text:p>
            <text:p text:style-name="P50"><text:a xlink:type="simple" xlink:href="#__RefHeading___Toc3496_208225428" text:style-name="Index_20_Link" text:visited-style-name="Index_20_Link">Merging<text:tab/>14</text:a></text:p>
            <text:p text:style-name="P50"><text:a xlink:type="simple" xlink:href="#__RefHeading___Toc3498_208225428" text:style-name="Index_20_Link" text:visited-style-name="Index_20_Link">Splitting<text:tab/>14</text:a></text:p>
            <text:p text:style-name="P48"><text:a xlink:type="simple" xlink:href="#__RefHeading___Toc3500_208225428" text:style-name="Index_20_Link" text:visited-style-name="Index_20_Link">Sdílení obsahu mezi listy<text:tab/>14</text:a></text:p>
            <text:p text:style-name="P48"><text:a xlink:type="simple" xlink:href="#__RefHeading___Toc3502_208225428" text:style-name="Index_20_Link" text:visited-style-name="Index_20_Link">Ověřování obsahu buněk<text:tab/>15</text:a></text:p>
            <text:p text:style-name="P50"><text:a xlink:type="simple" xlink:href="#__RefHeading___Toc3504_208225428" text:style-name="Index_20_Link" text:visited-style-name="Index_20_Link">Defining validation<text:tab/>15</text:a></text:p>
            <text:p text:style-name="P50"><text:a xlink:type="simple" xlink:href="#__RefHeading___Toc3506_208225428" text:style-name="Index_20_Link" text:visited-style-name="Index_20_Link">Criteria options<text:tab/>16</text:a></text:p>
            <text:p text:style-name="P50"><text:a xlink:type="simple" xlink:href="#__RefHeading___Toc3508_208225428" text:style-name="Index_20_Link" text:visited-style-name="Index_20_Link">Input Help options<text:tab/>17</text:a></text:p>
            <text:p text:style-name="P50"><text:a xlink:type="simple" xlink:href="#__RefHeading___Toc48680_665378378" text:style-name="Index_20_Link" text:visited-style-name="Index_20_Link">Error Alert options<text:tab/>17</text:a></text:p>
            <text:p text:style-name="P50"><text:a xlink:type="simple" xlink:href="#__RefHeading___Toc3512_208225428" text:style-name="Index_20_Link" text:visited-style-name="Index_20_Link">Calc detective<text:tab/>18</text:a></text:p>
            <text:p text:style-name="P48"><text:a xlink:type="simple" xlink:href="#__RefHeading___Toc3514_208225428" text:style-name="Index_20_Link" text:visited-style-name="Index_20_Link">Úprava dat<text:tab/>18</text:a></text:p>
            <text:p text:style-name="P50"><text:a xlink:type="simple" xlink:href="#__RefHeading___Toc3516_208225428" text:style-name="Index_20_Link" text:visited-style-name="Index_20_Link">Mazání dat<text:tab/>18</text:a></text:p>
            <text:p text:style-name="P49"><text:a xlink:type="simple" xlink:href="#__RefHeading___Toc3518_208225428" text:style-name="Index_20_Link" text:visited-style-name="Index_20_Link">Deleting cell data only<text:tab/>18</text:a></text:p>
            <text:p text:style-name="P49"><text:a xlink:type="simple" xlink:href="#__RefHeading___Toc27548_4115105405" text:style-name="Index_20_Link" text:visited-style-name="Index_20_Link">Delete Cells<text:tab/>18</text:a></text:p>
            <text:p text:style-name="P49"><text:a xlink:type="simple" xlink:href="#__RefHeading___Toc3520_208225428" text:style-name="Index_20_Link" text:visited-style-name="Index_20_Link">Mazání dat a formátování<text:tab/>19</text:a></text:p>
            <text:p text:style-name="P50"><text:a xlink:type="simple" xlink:href="#__RefHeading___Toc3522_208225428" text:style-name="Index_20_Link" text:visited-style-name="Index_20_Link">Nahrazování dat<text:tab/>20</text:a></text:p>
            <text:p text:style-name="P50"><text:a xlink:type="simple" xlink:href="#__RefHeading___Toc3524_208225428" text:style-name="Index_20_Link" text:visited-style-name="Index_20_Link">Úprava dat<text:tab/>20</text:a></text:p>
            <text:p text:style-name="P49"><text:a xlink:type="simple" xlink:href="#__RefHeading___Toc3526_208225428" text:style-name="Index_20_Link" text:visited-style-name="Index_20_Link">Pomocí klávesnice<text:tab/>20</text:a></text:p>
            <text:p text:style-name="P49"><text:a xlink:type="simple" xlink:href="#__RefHeading___Toc3528_208225428" text:style-name="Index_20_Link" text:visited-style-name="Index_20_Link">Pomocí myši<text:tab/>20</text:a></text:p>
            <text:p text:style-name="P50"><text:soft-page-break/><text:a xlink:type="simple" xlink:href="#__RefHeading___Toc3530_208225428" text:style-name="Index_20_Link" text:visited-style-name="Index_20_Link">Funkce Vložit jinak<text:tab/>20</text:a></text:p>
            <text:p text:style-name="P49"><text:a xlink:type="simple" xlink:href="#__RefHeading___Toc3532_208225428" text:style-name="Index_20_Link" text:visited-style-name="Index_20_Link">Paste Special dialog<text:tab/>20</text:a></text:p>
            <text:p text:style-name="P49"><text:a xlink:type="simple" xlink:href="#__RefHeading___Toc3534_208225428" text:style-name="Index_20_Link" text:visited-style-name="Index_20_Link">Paste Special options<text:tab/>21</text:a></text:p>
            <text:p text:style-name="P49"><text:a xlink:type="simple" xlink:href="#__RefHeading___Toc3536_208225428" text:style-name="Index_20_Link" text:visited-style-name="Index_20_Link">Paste Only options<text:tab/>22</text:a></text:p>
            <text:p text:style-name="P50"><text:a xlink:type="simple" xlink:href="#__RefHeading___Toc3538_208225428" text:style-name="Index_20_Link" text:visited-style-name="Index_20_Link">Insert cell fields<text:tab/>22</text:a></text:p>
            <text:p text:style-name="P48"><text:a xlink:type="simple" xlink:href="#__RefHeading___Toc3540_208225428" text:style-name="Index_20_Link" text:visited-style-name="Index_20_Link">Formátování dat<text:tab/>23</text:a></text:p>
            <text:p text:style-name="P50"><text:a xlink:type="simple" xlink:href="#__RefHeading___Toc3542_208225428" text:style-name="Index_20_Link" text:visited-style-name="Index_20_Link">Víceřádkový text<text:tab/>23</text:a></text:p>
            <text:p text:style-name="P49"><text:a xlink:type="simple" xlink:href="#__RefHeading___Toc3544_208225428" text:style-name="Index_20_Link" text:visited-style-name="Index_20_Link">Automatické zalamování<text:tab/>23</text:a></text:p>
            <text:p text:style-name="P49"><text:a xlink:type="simple" xlink:href="#__RefHeading___Toc3546_208225428" text:style-name="Index_20_Link" text:visited-style-name="Index_20_Link">Ruční zalomení textu<text:tab/>24</text:a></text:p>
            <text:p text:style-name="P50"><text:a xlink:type="simple" xlink:href="#__RefHeading___Toc3548_208225428" text:style-name="Index_20_Link" text:visited-style-name="Index_20_Link">Shrinking text to fit a cell<text:tab/>24</text:a></text:p>
            <text:p text:style-name="P50"><text:a xlink:type="simple" xlink:href="#__RefHeading___Toc3550_208225428" text:style-name="Index_20_Link" text:visited-style-name="Index_20_Link">Formátování čísel<text:tab/>24</text:a></text:p>
            <text:p text:style-name="P50"><text:a xlink:type="simple" xlink:href="#__RefHeading___Toc16584_1567524552" text:style-name="Index_20_Link" text:visited-style-name="Index_20_Link">Formatting fonts<text:tab/>24</text:a></text:p>
            <text:p text:style-name="P50"><text:a xlink:type="simple" xlink:href="#__RefHeading___Toc3552_208225428" text:style-name="Index_20_Link" text:visited-style-name="Index_20_Link">Font effects<text:tab/>25</text:a></text:p>
            <text:p text:style-name="P50"><text:a xlink:type="simple" xlink:href="#__RefHeading___Toc3554_208225428" text:style-name="Index_20_Link" text:visited-style-name="Index_20_Link">Text direction<text:tab/>25</text:a></text:p>
            <text:p text:style-name="P49"><text:a xlink:type="simple" xlink:href="#__RefHeading___Toc7470_1218808297" text:style-name="Index_20_Link" text:visited-style-name="Index_20_Link">Using the icons on the Formatting toolbar<text:tab/>26</text:a></text:p>
            <text:p text:style-name="P50"><text:a xlink:type="simple" xlink:href="#__RefHeading___Toc3556_208225428" text:style-name="Index_20_Link" text:visited-style-name="Index_20_Link">Formátování ohraničení buněk<text:tab/>26</text:a></text:p>
            <text:p text:style-name="P50"><text:a xlink:type="simple" xlink:href="#__RefHeading___Toc3558_208225428" text:style-name="Index_20_Link" text:visited-style-name="Index_20_Link">Formatting cell backgrounds<text:tab/>27</text:a></text:p>
            <text:p text:style-name="P48"><text:a xlink:type="simple" xlink:href="#__RefHeading___Toc3560_208225428" text:style-name="Index_20_Link" text:visited-style-name="Index_20_Link">AutoFormat of cells and sheets<text:tab/>28</text:a></text:p>
            <text:p text:style-name="P50"><text:a xlink:type="simple" xlink:href="#__RefHeading___Toc3562_208225428" text:style-name="Index_20_Link" text:visited-style-name="Index_20_Link">Použití automatického formátování<text:tab/>28</text:a></text:p>
            <text:p text:style-name="P50"><text:a xlink:type="simple" xlink:href="#__RefHeading___Toc3564_208225428" text:style-name="Index_20_Link" text:visited-style-name="Index_20_Link">Definování nového automatického formátování<text:tab/>28</text:a></text:p>
            <text:p text:style-name="P48"><text:a xlink:type="simple" xlink:href="#__RefHeading___Toc3566_208225428" text:style-name="Index_20_Link" text:visited-style-name="Index_20_Link">Používání témat<text:tab/>29</text:a></text:p>
            <text:p text:style-name="P48"><text:a xlink:type="simple" xlink:href="#__RefHeading___Toc3568_208225428" text:style-name="Index_20_Link" text:visited-style-name="Index_20_Link">Value highlighting<text:tab/>29</text:a></text:p>
            <text:p text:style-name="P48"><text:a xlink:type="simple" xlink:href="#__RefHeading___Toc3570_208225428" text:style-name="Index_20_Link" text:visited-style-name="Index_20_Link">Použití podmíněného formátování<text:tab/>30</text:a></text:p>
            <text:p text:style-name="P50"><text:a xlink:type="simple" xlink:href="#__RefHeading___Toc3572_208225428" text:style-name="Index_20_Link" text:visited-style-name="Index_20_Link">Setting up conditional formatting<text:tab/>30</text:a></text:p>
            <text:p text:style-name="P50"><text:a xlink:type="simple" xlink:href="#__RefHeading___Toc3574_208225428" text:style-name="Index_20_Link" text:visited-style-name="Index_20_Link">Druhy podmíněného formátování<text:tab/>32</text:a></text:p>
            <text:p text:style-name="P49"><text:a xlink:type="simple" xlink:href="#__RefHeading___Toc3576_208225428" text:style-name="Index_20_Link" text:visited-style-name="Index_20_Link">Podmínka<text:tab/>32</text:a></text:p>
            <text:p text:style-name="P49"><text:a xlink:type="simple" xlink:href="#__RefHeading___Toc3578_208225428" text:style-name="Index_20_Link" text:visited-style-name="Index_20_Link">Barevná škála<text:tab/>32</text:a></text:p>
            <text:p text:style-name="P49"><text:a xlink:type="simple" xlink:href="#__RefHeading___Toc3580_208225428" text:style-name="Index_20_Link" text:visited-style-name="Index_20_Link">Datový pruh<text:tab/>33</text:a></text:p>
            <text:p text:style-name="P49"><text:a xlink:type="simple" xlink:href="#__RefHeading___Toc3582_208225428" text:style-name="Index_20_Link" text:visited-style-name="Index_20_Link">Sada ikon<text:tab/>33</text:a></text:p>
            <text:p text:style-name="P50"><text:a xlink:type="simple" xlink:href="#__RefHeading___Toc3584_208225428" text:style-name="Index_20_Link" text:visited-style-name="Index_20_Link">Správa podmíněného formátování<text:tab/>33</text:a></text:p>
            <text:p text:style-name="P50"><text:a xlink:type="simple" xlink:href="#__RefHeading___Toc3586_208225428" text:style-name="Index_20_Link" text:visited-style-name="Index_20_Link">Copying cell styles<text:tab/>33</text:a></text:p>
            <text:p text:style-name="P50"><text:a xlink:type="simple" xlink:href="#__RefHeading___Toc3588_208225428" text:style-name="Index_20_Link" text:visited-style-name="Index_20_Link">Conditional formatting example<text:tab/>34</text:a></text:p>
            <text:p text:style-name="P49"><text:a xlink:type="simple" xlink:href="#__RefHeading___Toc3590_208225428" text:style-name="Index_20_Link" text:visited-style-name="Index_20_Link">Defining conditions<text:tab/>34</text:a></text:p>
            <text:p text:style-name="P49"><text:a xlink:type="simple" xlink:href="#__RefHeading___Toc3592_208225428" text:style-name="Index_20_Link" text:visited-style-name="Index_20_Link">Generating number values<text:tab/>34</text:a></text:p>
            <text:p text:style-name="P49"><text:a xlink:type="simple" xlink:href="#__RefHeading___Toc3594_208225428" text:style-name="Index_20_Link" text:visited-style-name="Index_20_Link">Defining cell styles<text:tab/>34</text:a></text:p>
            <text:p text:style-name="P49"><text:a xlink:type="simple" xlink:href="#__RefHeading___Toc3596_208225428" text:style-name="Index_20_Link" text:visited-style-name="Index_20_Link">Calculating average<text:tab/>34</text:a></text:p>
            <text:p text:style-name="P49"><text:a xlink:type="simple" xlink:href="#__RefHeading___Toc3598_208225428" text:style-name="Index_20_Link" text:visited-style-name="Index_20_Link">Applying cell styles<text:tab/>34</text:a></text:p>
            <text:p text:style-name="P48"><text:a xlink:type="simple" xlink:href="#__RefHeading___Toc3600_208225428" text:style-name="Index_20_Link" text:visited-style-name="Index_20_Link">Skrývání a zobrazování dat<text:tab/>35</text:a></text:p>
            <text:p text:style-name="P50"><text:a xlink:type="simple" xlink:href="#__RefHeading___Toc3602_208225428" text:style-name="Index_20_Link" text:visited-style-name="Index_20_Link">Skrývání dat<text:tab/>35</text:a></text:p>
            <text:p text:style-name="P49"><text:a xlink:type="simple" xlink:href="#__RefHeading___Toc14024_665378378" text:style-name="Index_20_Link" text:visited-style-name="Index_20_Link">Sheets<text:tab/>35</text:a></text:p>
            <text:p text:style-name="P49"><text:a xlink:type="simple" xlink:href="#__RefHeading___Toc3604_208225428" text:style-name="Index_20_Link" text:visited-style-name="Index_20_Link">Rows and columns<text:tab/>35</text:a></text:p>
            <text:p text:style-name="P49"><text:a xlink:type="simple" xlink:href="#__RefHeading___Toc3606_208225428" text:style-name="Index_20_Link" text:visited-style-name="Index_20_Link">Cells<text:tab/>35</text:a></text:p>
            <text:p text:style-name="P50"><text:a xlink:type="simple" xlink:href="#__RefHeading___Toc3608_208225428" text:style-name="Index_20_Link" text:visited-style-name="Index_20_Link">Zobrazení dat<text:tab/>36</text:a></text:p>
            <text:p text:style-name="P49"><text:a xlink:type="simple" xlink:href="#__RefHeading___Toc3610_208225428" text:style-name="Index_20_Link" text:visited-style-name="Index_20_Link">Sheets<text:tab/>36</text:a></text:p>
            <text:p text:style-name="P49"><text:a xlink:type="simple" xlink:href="#__RefHeading___Toc77650_2323734701" text:style-name="Index_20_Link" text:visited-style-name="Index_20_Link">Rows and columns<text:tab/>36</text:a></text:p>
            <text:p text:style-name="P49"><text:a xlink:type="simple" xlink:href="#__RefHeading___Toc3612_208225428" text:style-name="Index_20_Link" text:visited-style-name="Index_20_Link">Cells<text:tab/>37</text:a></text:p>
            <text:p text:style-name="P50"><text:a xlink:type="simple" xlink:href="#__RefHeading___Toc3614_208225428" text:style-name="Index_20_Link" text:visited-style-name="Index_20_Link">Group and outline<text:tab/>37</text:a></text:p>
            <text:p text:style-name="P49"><text:soft-page-break/><text:a xlink:type="simple" xlink:href="#__RefHeading___Toc3616_208225428" text:style-name="Index_20_Link" text:visited-style-name="Index_20_Link">Seskupení<text:tab/>37</text:a></text:p>
            <text:p text:style-name="P49"><text:a xlink:type="simple" xlink:href="#__RefHeading___Toc3618_208225428" text:style-name="Index_20_Link" text:visited-style-name="Index_20_Link">Hiding details<text:tab/>37</text:a></text:p>
            <text:p text:style-name="P49"><text:a xlink:type="simple" xlink:href="#__RefHeading___Toc3620_208225428" text:style-name="Index_20_Link" text:visited-style-name="Index_20_Link">Showing details<text:tab/>37</text:a></text:p>
            <text:p text:style-name="P49"><text:a xlink:type="simple" xlink:href="#__RefHeading___Toc3622_208225428" text:style-name="Index_20_Link" text:visited-style-name="Index_20_Link">Zrušení seskupení<text:tab/>37</text:a></text:p>
            <text:p text:style-name="P49"><text:a xlink:type="simple" xlink:href="#__RefHeading___Toc3624_208225428" text:style-name="Index_20_Link" text:visited-style-name="Index_20_Link">AutoOutline<text:tab/>38</text:a></text:p>
            <text:p text:style-name="P49"><text:a xlink:type="simple" xlink:href="#__RefHeading___Toc3626_208225428" text:style-name="Index_20_Link" text:visited-style-name="Index_20_Link">Removing<text:tab/>38</text:a></text:p>
            <text:p text:style-name="P50"><text:a xlink:type="simple" xlink:href="#__RefHeading___Toc3628_208225428" text:style-name="Index_20_Link" text:visited-style-name="Index_20_Link">Filtering<text:tab/>38</text:a></text:p>
            <text:p text:style-name="P49"><text:a xlink:type="simple" xlink:href="#__RefHeading___Toc3630_208225428" text:style-name="Index_20_Link" text:visited-style-name="Index_20_Link">Applying a standard filter<text:tab/>39</text:a></text:p>
            <text:p text:style-name="P49"><text:a xlink:type="simple" xlink:href="#__RefHeading___Toc48682_665378378" text:style-name="Index_20_Link" text:visited-style-name="Index_20_Link">Applying an AutoFilter<text:tab/>40</text:a></text:p>
            <text:p text:style-name="P49"><text:a xlink:type="simple" xlink:href="#__RefHeading___Toc3634_208225428" text:style-name="Index_20_Link" text:visited-style-name="Index_20_Link">Applying an advanced filter<text:tab/>41</text:a></text:p>
            <text:p text:style-name="P48"><text:a xlink:type="simple" xlink:href="#__RefHeading___Toc3636_208225428" text:style-name="Index_20_Link" text:visited-style-name="Index_20_Link">Řazení záznamů<text:tab/>42</text:a></text:p>
            <text:p text:style-name="P50"><text:a xlink:type="simple" xlink:href="#__RefHeading___Toc3638_208225428" text:style-name="Index_20_Link" text:visited-style-name="Index_20_Link">Sort dialog<text:tab/>42</text:a></text:p>
            <text:p text:style-name="P50"><text:a xlink:type="simple" xlink:href="#__RefHeading___Toc3640_208225428" text:style-name="Index_20_Link" text:visited-style-name="Index_20_Link">Sort options<text:tab/>43</text:a></text:p>
            <text:p text:style-name="P50"><text:a xlink:type="simple" xlink:href="#__RefHeading___Toc3642_208225428" text:style-name="Index_20_Link" text:visited-style-name="Index_20_Link">Quick sort<text:tab/>44</text:a></text:p>
            <text:p text:style-name="P48"><text:a xlink:type="simple" xlink:href="#__RefHeading___Toc3644_208225428" text:style-name="Index_20_Link" text:visited-style-name="Index_20_Link">Find and replace<text:tab/>44</text:a></text:p>
            <text:p text:style-name="P50"><text:a xlink:type="simple" xlink:href="#__RefHeading___Toc3646_208225428" text:style-name="Index_20_Link" text:visited-style-name="Index_20_Link">Find toolbar<text:tab/>44</text:a></text:p>
            <text:p text:style-name="P50"><text:a xlink:type="simple" xlink:href="#__RefHeading___Toc3648_208225428" text:style-name="Index_20_Link" text:visited-style-name="Index_20_Link">Find &amp; Replace dialog<text:tab/>45</text:a></text:p>
            <text:p text:style-name="P49"><text:a xlink:type="simple" xlink:href="#__RefHeading___Toc27743_665378378" text:style-name="Index_20_Link" text:visited-style-name="Index_20_Link">Finding<text:tab/>45</text:a></text:p>
            <text:p text:style-name="P49"><text:a xlink:type="simple" xlink:href="#__RefHeading___Toc3652_208225428" text:style-name="Index_20_Link" text:visited-style-name="Index_20_Link">Replacing<text:tab/>45</text:a></text:p>
            <text:p text:style-name="P49"><text:a xlink:type="simple" xlink:href="#__RefHeading___Toc3654_208225428" text:style-name="Index_20_Link" text:visited-style-name="Index_20_Link">Find &amp; Replace options<text:tab/>46</text:a></text:p>
          </text:index-body>
        </text:table-of-content>
        <text:p text:style-name="P11"/>
      </text:section>
      <text:h text:style-name="P56" text:outline-level="1"><text:bookmark-start text:name="__RefHeading___Toc1331_4256543436"/>Úvod<text:bookmark-end text:name="__RefHeading___Toc1331_4256543436"/></text:h>
      <text:p text:style-name="Text_20_body"><text:span text:style-name="T5">You can enter data into Calc in several ways: using the keyboard, dragging and dropping, the Fill tool, and selection lists. Calc also provides the ability to enter </text:span><text:span text:style-name="T24">data</text:span><text:span text:style-name="T5"> into multiple sheets of the same spreadsheet at the same time. After entering data, you can format and display it in various ways.</text:span></text:p>
      <text:h text:style-name="P54" text:outline-level="1"><text:bookmark-start text:name="__RefHeading___Toc3464_208225428"/>Entering data<text:bookmark-end text:name="__RefHeading___Toc3464_208225428"/></text:h>
      <text:p text:style-name="P5">Většinu dat je možné v programu Calc <text:span text:style-name="T65">zadávat</text:span> pomocí klávesnice. </text:p>
      <text:h text:style-name="Heading_20_2" text:outline-level="2"><text:bookmark-start text:name="__RefHeading___Toc3466_208225428"/><text:alphabetical-index-mark text:string-value="keyboard data entry"/>Čísla<text:bookmark-end text:name="__RefHeading___Toc3466_208225428"/></text:h>
      <text:p text:style-name="P5">Click in the cell and type the number using the number keys on either the main keyboard or the numeric keypad.</text:p>
      <text:h text:style-name="Heading_20_3" text:outline-level="3"><text:bookmark-start text:name="__RefHeading___Toc3468_208225428"/>Záporná čísla<text:bookmark-end text:name="__RefHeading___Toc3468_208225428"/></text:h>
      <text:p text:style-name="P8">Když chceme zadat záporné číslo, buď napíšeme před číslo znaménko minus (-), nebo číslo uzavřeme do závorky (), jako například: (1234). The result for both methods of entry <text:span text:style-name="T66">is</text:span> the same; for example, –1234.</text:p>
      <text:h text:style-name="Heading_20_3" text:outline-level="3"><text:bookmark-start text:name="__RefHeading___Toc3470_208225428"/>Úvodní nuly<text:bookmark-end text:name="__RefHeading___Toc3470_208225428"/></text:h>
      <text:p text:style-name="P5">If a number is entered with leading zeroes, for example 01481, by default Calc will automatically drop the leading zero. To retain a minimum number of characters in a cell when entering numbers and retain the number format, for example 1234 and 0012, <text:span text:style-name="T66">use this method to add </text:span>leading zeroes:</text:p>
      <text:list xml:id="list3879107637" text:style-name="Numbering_20_1">
        <text:list-item>
          <text:p text:style-name="Numbering_20_1"><text:span text:style-name="T5">With the cell selected, right-click on the cell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text:span><text:span text:style-name="T25">M</text:span><text:span text:style-name="T5">enu bar, or use the keyboard shortcut </text:span><text:span text:style-name="Keystroke"><text:span text:style-name="T5">Ctrl</text:span></text:span><text:span text:style-name="T5">+</text:span><text:span text:style-name="Keystroke"><text:span text:style-name="T5">1</text:span></text:span><text:span text:style-name="T5"> to open the Format Cells dialog (</text:span><text:span text:style-name="T14">Figure </text:span><text:span text:style-name="T5"><text:sequence-ref text:reference-format="value" text:ref-name="refFigure22">1</text:sequence-ref></text:span><text:span text:style-name="T5">).</text:span></text:p>
        </text:list-item>
      </text:list>
      <text:p text:style-name="P30"><draw:frame draw:style-name="fr1" draw:name="Frame1" text:anchor-type="as-char" svg:width="5.8016in" draw:z-index="3"><draw:text-box fo:min-height="4.5362in"><text:p text:style-name="P36"><draw:frame draw:style-name="fr24" draw:name="Image49" text:anchor-type="paragraph" svg:width="5.8016in" style:rel-width="100%" svg:height="4.3366in" style:rel-height="scale" draw:z-index="4"><draw:image xlink:href="Pictures/100000000000022D000001D2F179B130620F21D4.png" xlink:type="simple" xlink:show="embed" xlink:actuate="onLoad" loext:mime-type="image/png"/></draw:frame><text:span text:style-name="T50"><text:line-break/></text:span>Figure <text:sequence text:ref-name="refFigure22" text:name="Figure" text:formula="ooow:Figure+1" style:num-format="1">1</text:sequence>: Format Cells dialog – Numbers tab</text:p></draw:text-box></draw:frame></text:p>
      <text:list xml:id="list215655135237335" text:continue-numbering="true" text:style-name="Numbering_20_1">
        <text:list-item>
          <text:p text:style-name="P75"><text:soft-page-break/><text:span text:style-name="T5">Make sure the </text:span><text:span text:style-name="Emphasis"><text:span text:style-name="T5">Numbers</text:span></text:span><text:span text:style-name="T5"> tab is selected, then select </text:span><text:span text:style-name="Strong_20_Emphasis"><text:span text:style-name="T5">Number</text:span></text:span><text:span text:style-name="T5"> in the Category list.</text:span></text:p>
        </text:list-item>
        <text:list-item>
          <text:p text:style-name="P75"><text:span text:style-name="T5">In </text:span><text:span text:style-name="Strong_20_Emphasis"><text:span text:style-name="T5">Options &gt; Leading Zeroes</text:span></text:span><text:span text:style-name="T5">, enter the minimum number of characters required. Pokud požadujeme například minimálně čtyři znaky, zadáme 4. Any number less than four characters will </text:span><text:span text:style-name="T25">then </text:span><text:span text:style-name="T5">have leading zeroes added, for example 12 becomes 0012.</text:span></text:p>
        </text:list-item>
        <text:list-item>
          <text:p text:style-name="P75"><text:span text:style-name="T5">Click </text:span><text:span text:style-name="Strong_20_Emphasis"><text:span text:style-name="T5">OK</text:span></text:span><text:span text:style-name="T5">. The number entered retains its number format and any formula used in the spreadsheet will treat the entry as a number in formula functions.</text:span></text:p>
        </text:list-item>
      </text:list>
      <text:list xml:id="list95089173" text:style-name="Heading_20_Tip">
        <text:list-item>
          <text:p text:style-name="P68">Tip</text:p>
        </text:list-item>
      </text:list>
      <text:p text:style-name="P26"><text:span text:style-name="T5">To format numbers with only decimal places, but without a leading zero, follow steps 1 and 2 above, then in the </text:span><text:span text:style-name="Strong_20_Emphasis"><text:span text:style-name="T5">Format code</text:span></text:span><text:span text:style-name="T5"> box type a . (</text:span><text:span text:style-name="T30">period or full stop</text:span><text:span text:style-name="T5">) followed by ? (question mark</text:span><text:span text:style-name="T30">s</text:span><text:span text:style-name="T5">) to represent the number of decimal places required. Například pro 4 desetinná místa zadáme .??? and click </text:span><text:span text:style-name="Strong_20_Emphasis"><text:span text:style-name="T5">OK</text:span></text:span><text:span text:style-name="T5">. Any number with only decimal places will </text:span><text:span text:style-name="T30">then </text:span><text:span text:style-name="T5">have no leading zero, for example 0.01856 becomes .019.</text:span></text:p>
      <text:h text:style-name="Heading_20_3" text:outline-level="3"><text:bookmark-start text:name="__RefHeading___Toc3472_208225428"/><text:alphabetical-index-mark text:string-value="entering in spreadsheet cell" text:key1="čísla"/>Čísla a text<text:bookmark-end text:name="__RefHeading___Toc3472_208225428"/></text:h>
      <text:p text:style-name="P5">Numbers can also be converted <text:span text:style-name="T48">in</text:span>to text as follows:</text:p>
      <text:list xml:id="list215654438552518" text:continue-list="list215655135237335" text:style-name="Numbering_20_1">
        <text:list-item text:start-value="1">
          <text:p text:style-name="Numbering_20_1"><text:span text:style-name="T25">With the cell selected, o</text:span><text:span text:style-name="T5">pen the Format Cells dialog (</text:span><text:span text:style-name="T19">Figure </text:span><text:span text:style-name="T5"><text:sequence-ref text:reference-format="value" text:ref-name="refFigure22">1</text:sequence-ref></text:span><text:span text:style-name="T5">).</text:span></text:p>
        </text:list-item>
        <text:list-item>
          <text:p text:style-name="Numbering_20_1"><text:span text:style-name="T5">Make sure the </text:span><text:span text:style-name="Emphasis"><text:span text:style-name="T5">Numbers</text:span></text:span><text:span text:style-name="T5"> tab is selected, then select </text:span><text:span text:style-name="Strong_20_Emphasis"><text:span text:style-name="T5">Text</text:span></text:span><text:span text:style-name="T5"> from the </text:span><text:span text:style-name="Emphasis"><text:span text:style-name="T5">Category</text:span></text:span><text:span text:style-name="T5"> list.</text:span></text:p>
        </text:list-item>
        <text:list-item>
          <text:p text:style-name="Numbering_20_1"><text:span text:style-name="T5">Click </text:span><text:span text:style-name="Strong_20_Emphasis"><text:span text:style-name="T5">OK</text:span></text:span><text:span text:style-name="T5">. The number is converted to text and, by default, is left-aligned. You can change the formatting and alignment of any text numbers just as you would with normal text.</text:span></text:p>
        </text:list-item>
      </text:list>
      <text:list xml:id="list215656120647818" text:continue-list="list396701468" text:style-name="Heading_20_Note">
        <text:list-item>
          <text:p text:style-name="P67">Poznámka</text:p>
        </text:list-item>
      </text:list>
      <text:p text:style-name="Text_20_Note">Any numbers formatted as text in a spreadsheet will be treated as a zero value by any formulas used in the spreadsheet. Funkce ve vzorcích textové položky ignorují.</text:p>
      <text:h text:style-name="Heading_20_2" text:outline-level="2"><text:bookmark-start text:name="__RefHeading___Toc3474_208225428"/><text:alphabetical-index-mark text:string-value="numbers, data entry"/>Text<text:bookmark-end text:name="__RefHeading___Toc3474_208225428"/></text:h>
      <text:p text:style-name="Text_20_body"><text:span text:style-name="T5">Click in a cell and type the text. The text is left-aligned by default. Cells can contain several lines of text. Pokud chceme vytvořit odstavec, stikneme </text:span><text:span text:style-name="Keystroke"><text:span text:style-name="T5">Ctrl+Enter</text:span></text:span><text:span text:style-name="T5"> a vytvoříme další odstavec.</text:span></text:p>
      <text:p text:style-name="Text_20_body"><text:span text:style-name="T5">On the Formula Bar, you can extend the Input Line if you are entering several lines of text. Click on the </text:span><text:span text:style-name="Strong_20_Emphasis"><text:span text:style-name="T5">Extend Formula Bar</text:span></text:span><text:span text:style-name="T5"> icon </text:span><text:span text:style-name="T5"><draw:frame draw:style-name="fr15" draw:name="images12" text:anchor-type="as-char" svg:y="-0.2091in" svg:width="0.2398in" svg:height="0.2083in" draw:z-index="5"><draw:image xlink:href="Pictures/1000000000000017000000147B42B88D4230156A.png" xlink:type="simple" xlink:show="embed" xlink:actuate="onLoad" loext:mime-type="image/png"/></draw:frame></text:span><text:span text:style-name="T5"><text:s/>located on the right of the Formula Bar and the Input Line becomes multi-line, as shown in </text:span><text:span text:style-name="T19">Figure </text:span><text:span text:style-name="T5"><text:sequence-ref text:reference-format="value" text:ref-name="refFigure23">2</text:sequence-ref></text:span><text:span text:style-name="T5">. Click the </text:span><text:span text:style-name="Strong_20_Emphasis"><text:span text:style-name="T5">Extend Formula Bar</text:span></text:span><text:span text:style-name="T5"> icon again to return to a single input line.</text:span></text:p>
      <text:p text:style-name="P29"><draw:frame draw:style-name="fr5" draw:name="Fig.2" text:anchor-type="as-char" svg:y="-1.5in" svg:width="6.6929in" draw:z-index="6"><draw:text-box fo:min-height="1.4102in"><text:p text:style-name="P36"><draw:frame draw:style-name="fr6" draw:name="Image22" text:anchor-type="paragraph" svg:width="6.6929in" style:rel-width="100%" svg:height="1.4102in" style:rel-height="scale" draw:z-index="11"><draw:image xlink:href="Pictures/1000000000000330000000AC4435A7C433AF16C1.png" xlink:type="simple" xlink:show="embed" xlink:actuate="onLoad" loext:mime-type="image/png"/></draw:frame><text:span text:style-name="T50"><text:line-break/></text:span>Figure <text:sequence text:ref-name="refFigure23" text:name="Figure" text:formula="ooow:Figure+1" style:num-format="1">2</text:sequence>: Extended input line on Formula Bar</text:p></draw:text-box></draw:frame></text:p>
      <text:h text:style-name="Heading_20_2" text:outline-level="2"><text:bookmark-start text:name="__RefHeading___Toc3476_208225428"/><text:alphabetical-index-mark text:string-value="dates and times, entry"/>Datum a čas<text:bookmark-end text:name="__RefHeading___Toc3476_208225428"/></text:h>
      <text:p text:style-name="P5">Vybereme buňku a zadáme datum nebo čas. Jednotlivé části datumu je možné oddělovat tečkou (15.10.2013 nebo 15.10.13), spojovníkem (pouze 15-10) nebo lze použít text (15. říjen 2013). Formát datumu se po zadání automaticky změní na nastavený výchozí formát.</text:p>
      <text:p text:style-name="P5"><text:soft-page-break/>When you enter a time, separate time elements with colons, for example 10:43:45. Formát času se po zadání automaticky změní na nastavený výchozí formát.</text:p>
      <text:p text:style-name="P5">Změna formátu datumu a času, který Calc používá:</text:p>
      <text:list xml:id="list215655261423401" text:continue-list="list215654438552518" text:style-name="Numbering_20_1">
        <text:list-item text:start-value="1">
          <text:p text:style-name="Numbering_20_1"><text:span text:style-name="T5">With the cell selected, open the Format Cells dialog (</text:span><text:span text:style-name="T19">Figure </text:span><text:span text:style-name="T5"><text:sequence-ref text:reference-format="value" text:ref-name="refFigure22">1</text:sequence-ref></text:span><text:span text:style-name="T5">).</text:span></text:p>
        </text:list-item>
        <text:list-item>
          <text:p text:style-name="Numbering_20_1"><text:span text:style-name="T5">Make sure the </text:span><text:span text:style-name="Strong_20_Emphasis"><text:span text:style-name="T5">Numbers</text:span></text:span><text:span text:style-name="T5"> tab is selected, then select </text:span><text:span text:style-name="Strong_20_Emphasis"><text:span text:style-name="T5">Date</text:span></text:span><text:span text:style-name="T5"> or </text:span><text:span text:style-name="Strong_20_Emphasis"><text:span text:style-name="T5">Time</text:span></text:span><text:span text:style-name="T5"> from the </text:span><text:span text:style-name="Emphasis"><text:span text:style-name="T5">Category</text:span></text:span><text:span text:style-name="T5"> list.</text:span></text:p>
        </text:list-item>
        <text:list-item>
          <text:p text:style-name="P76">Select the date or time format you want to use from the Format list.</text:p>
        </text:list-item>
        <text:list-item>
          <text:p text:style-name="Numbering_20_1"><text:span text:style-name="T5">Click </text:span><text:span text:style-name="Strong_20_Emphasis"><text:span text:style-name="T5">OK</text:span></text:span><text:span text:style-name="T5"> to save the changes and close the dialog.</text:span></text:p>
        </text:list-item>
      </text:list>
      <text:list xml:id="list215654737570504" text:continue-list="list215656120647818" text:style-name="Heading_20_Note">
        <text:list-item>
          <text:p text:style-name="P67">Poznámka</text:p>
        </text:list-item>
      </text:list>
      <text:p text:style-name="Text_20_Note">The date format will be influenced by the system or worksheet language settings.</text:p>
      <text:h text:style-name="Heading_20_2" text:outline-level="2"><text:bookmark-start text:name="__RefHeading___Toc3478_208225428"/><text:alphabetical-index-mark text:string-value="speciální znaky"/>Speciální znaky<text:bookmark-end text:name="__RefHeading___Toc3478_208225428"/></text:h>
      <text:p text:style-name="P5">A special character is a character not normally found on a standard keyboard; for example, © ¾ æ ç ñ ö ø ¢. Chceme-li vložit speciální znak:</text:p>
      <text:list xml:id="list215655335726707" text:continue-list="list215655261423401" text:style-name="Numbering_20_1">
        <text:list-item text:start-value="1">
          <text:p text:style-name="Numbering_20_1">Umístíme kurzor na místo, kam chceme znak vložit.</text:p>
        </text:list-item>
        <text:list-item>
          <text:p text:style-name="Numbering_20_1"><text:span text:style-name="T5">Go to </text:span><text:span text:style-name="Strong_20_Emphasis"><text:span text:style-name="T5">Insert &gt; Special Character…</text:span></text:span><text:span text:style-name="T5"> on the </text:span><text:span text:style-name="T26">M</text:span><text:span text:style-name="T5">enu bar to open the Special Characters dialog (</text:span><text:span text:style-name="T19">Figure </text:span><text:span text:style-name="T5"><text:sequence-ref text:reference-format="value" text:ref-name="refFigure24">3</text:sequence-ref></text:span><text:span text:style-name="T5">).</text:span></text:p>
        </text:list-item>
      </text:list>
      <text:p text:style-name="P32"><draw:frame draw:style-name="fr4" draw:name="Fig.3" text:anchor-type="as-char" svg:y="-5.5083in" svg:width="4.8709in" draw:z-index="12"><draw:text-box fo:min-height="4.3846in"><text:p text:style-name="P36"><draw:frame draw:style-name="fr19" draw:name="Image4" text:anchor-type="paragraph" svg:width="6.1457in" style:rel-width="100%" svg:height="5.302in" style:rel-height="scale" draw:z-index="13"><draw:image xlink:href="Pictures/100000000000024E000001FDAE70D350D9337744.png" xlink:type="simple" xlink:show="embed" xlink:actuate="onLoad" loext:mime-type="image/png"/></draw:frame><text:span text:style-name="T50"><text:line-break/></text:span>Figure <text:sequence text:ref-name="refFigure24" text:name="Figure" text:formula="ooow:Figure+1" style:num-format="1">3</text:sequence>: Special Characters dialog</text:p></draw:text-box></draw:frame></text:p>
      <text:list xml:id="list215655120390909" text:continue-numbering="true" text:style-name="Numbering_20_1">
        <text:list-item>
          <text:p text:style-name="P80"><text:soft-page-break/>From the grid of characters, select the <text:span text:style-name="T76">required </text:span>character. The last character selected is shown on the right of the Special Characters dialog along with its numerical code.</text:p>
        </text:list-item>
        <text:list-item>
          <text:p text:style-name="P80">Any recently inserted characters are shown below the grid of characters and can be selected in the same way as any other character in the dialog.</text:p>
        </text:list-item>
        <text:list-item>
          <text:p text:style-name="P80">At the bottom of the dialog there is provision for building a small collection of <text:span text:style-name="Emphasis">Favorite Characters</text:span>. To add a new character to the collection, select the required character and click the <text:span text:style-name="Strong_20_Emphasis">Add to Favorites</text:span> button. To remove an existing character from the collection, select the character and click the <text:span text:style-name="Strong_20_Emphasis">Remove from Favorites</text:span> button.</text:p>
        </text:list-item>
        <text:list-item>
          <text:p text:style-name="P80">Click <text:span text:style-name="Strong_20_Emphasis">Insert</text:span> to close the dialog and the special character is inserted into the selected cell.</text:p>
        </text:list-item>
      </text:list>
      <text:list xml:id="list215655675214239" text:continue-list="list215654737570504" text:style-name="Heading_20_Note">
        <text:list-item>
          <text:p text:style-name="P67">Poznámka</text:p>
        </text:list-item>
      </text:list>
      <text:p text:style-name="Text_20_Note">Různá písma mohou obsahovat různé speciální znaky. If you do not find a particular special character you want, try changing the <text:span text:style-name="Emphasis">Font</text:span> and <text:span text:style-name="Emphasis">Subset</text:span> selection.</text:p>
      <text:h text:style-name="Heading_20_2" text:outline-level="2"><text:bookmark-start text:name="__RefHeading___Toc3480_208225428"/><text:alphabetical-index-mark text:string-value=" "/>Auto<text:span text:style-name="T48">C</text:span>orrect options<text:bookmark-end text:name="__RefHeading___Toc3480_208225428"/></text:h>
      <text:p text:style-name="Text_20_body"><text:span text:style-name="T5">Calc automatically applies many changes during data input using </text:span><text:span text:style-name="T6">A</text:span><text:span text:style-name="T5">uto</text:span><text:span text:style-name="T6">C</text:span><text:span text:style-name="T5">orrect, unless you have deactivated any </text:span><text:span text:style-name="T6">A</text:span><text:span text:style-name="T5">uto</text:span><text:span text:style-name="T6">C</text:span><text:span text:style-name="T5">orrect changes. You can also undo any </text:span><text:span text:style-name="T6">A</text:span><text:span text:style-name="T5">uto</text:span><text:span text:style-name="T6">C</text:span><text:span text:style-name="T5">orrect changes by using the keyboard shortcut </text:span><text:span text:style-name="Keystroke"><text:span text:style-name="T5">Ctrl</text:span></text:span><text:span text:style-name="T5">+</text:span><text:span text:style-name="Keystroke"><text:span text:style-name="T5">Z</text:span></text:span><text:span text:style-name="T5"> or manually by going back to the change and replacing the autocorrection with what you want to actually see.</text:span></text:p>
      <text:p text:style-name="Text_20_body"><text:span text:style-name="T5">To change the </text:span><text:span text:style-name="T6">A</text:span><text:span text:style-name="T5">uto</text:span><text:span text:style-name="T6">C</text:span><text:span text:style-name="T5">orrect options, go to </text:span><text:span text:style-name="Strong_20_Emphasis"><text:span text:style-name="T5">Tools &gt; AutoCorrect &gt; AutoCorrect Options</text:span></text:span><text:span text:style-name="T5"> on the Menu bar to open the AutoCorrect dialog (</text:span><text:span text:style-name="T19">Figure </text:span><text:span text:style-name="T5"><text:sequence-ref text:reference-format="value" text:ref-name="refFigure25">4</text:sequence-ref></text:span><text:span text:style-name="T5">).</text:span></text:p>
      <text:p text:style-name="P29"><draw:frame draw:style-name="fr3" draw:name="Fig.4" text:anchor-type="as-char" svg:width="5.302in" draw:z-index="14"><draw:text-box fo:min-height="3.4689in"><text:p text:style-name="P36"><draw:frame draw:style-name="fr19" draw:name="Image5" text:anchor-type="paragraph" svg:width="5.302in" style:rel-width="100%" svg:height="3.4689in" style:rel-height="scale" draw:z-index="15"><draw:image xlink:href="Pictures/10000000000001FD0000014D325DD2805ED8C6EC.png" xlink:type="simple" xlink:show="embed" xlink:actuate="onLoad" loext:mime-type="image/png"/></draw:frame><text:span text:style-name="T50"><text:line-break/></text:span>Figure <text:sequence text:ref-name="refFigure25" text:name="Figure" text:formula="ooow:Figure+1" style:num-format="1">4</text:sequence>: AutoCorrect dialog</text:p></draw:text-box></draw:frame></text:p>
      <text:p text:style-name="Definition_20_Term">Nahradit</text:p>
      <text:p text:style-name="Text_20_body_20_indent">Umožňuje upravit tabulku náhrad pro automatické opravy nebo nahrazování slov či zkratekUmožňuje upravit tabulku náhrad pro automatické opravy nebo nahrazování slov či zkratek v dokumentech.</text:p>
      <text:p text:style-name="Definition_20_Term">Výjimky</text:p>
      <text:p text:style-name="Text_20_body_20_indent">Určíme zkratky nebo kombinace písmen, které se nemají automaticky nahrazo<text:span text:style-name="T76">vat</text:span>.</text:p>
      <text:p text:style-name="Definition_20_Term">Možnosti</text:p>
      <text:p text:style-name="Text_20_body_20_indent">Zvolíme možnosti pro funkci automatické opravy chyb při psaní a poté klepneme na tlačítko <text:span text:style-name="Strong_20_Emphasis">OK</text:span>.</text:p>
      <text:p text:style-name="Definition_20_Term"><text:soft-page-break/>Localized Options</text:p>
      <text:p text:style-name="Text_20_body_20_indent">Nastaví v automatických opravách znaky pro uvozovky a možnosti, které jsou specifické pro daný jazyk textu.</text:p>
      <text:p text:style-name="Definition_20_Term">Obnovit</text:p>
      <text:p text:style-name="Text_20_body_20_indent">Reset modified values back to the LibreOffice default values.</text:p>
      <text:h text:style-name="Heading_20_2" text:outline-level="2"><text:bookmark-start text:name="__RefHeading___Toc3482_208225428"/>Inserting dashes<text:bookmark-end text:name="__RefHeading___Toc3482_208225428"/></text:h>
      <text:p text:style-name="P5">Calc provides text shortcuts so that you can quickly insert dashes into a cell and these shortcuts are shown in <text:span text:style-name="T60">Table</text:span> <text:sequence-ref text:reference-format="value" text:ref-name="refTable1">1</text:sequence-ref>.</text:p>
      <text:p text:style-name="P36">Table <text:sequence text:ref-name="refTable1" text:name="Table" text:formula="ooow:Table+1" style:num-format="1">1</text:sequence>: Inserting dashes</text:p>
      <table:table table:name="Table41" table:style-name="Table41">
        <table:table-column table:style-name="Table41.A"/>
        <table:table-column table:style-name="Table41.B"/>
        <table:table-header-rows>
          <table:table-row table:style-name="Table41.1">
            <table:table-cell table:style-name="Table41.A1" office:value-type="string">
              <text:p text:style-name="P47">Text that you type</text:p>
            </table:table-cell>
            <table:table-cell table:style-name="Table41.B1" office:value-type="string">
              <text:p text:style-name="P47">Výsledek</text:p>
            </table:table-cell>
          </table:table-row>
        </table:table-header-rows>
        <table:table-row table:style-name="Table41.2">
          <table:table-cell table:style-name="Table41.A2" office:value-type="string">
            <text:p text:style-name="P46">A - B (A, space, hyphen, space, B)</text:p>
          </table:table-cell>
          <table:table-cell table:style-name="Table41.B2" office:value-type="string">
            <text:p text:style-name="P46">A – B (A, space, en-dash, space, B)</text:p>
          </table:table-cell>
        </table:table-row>
        <table:table-row table:style-name="Table41.1">
          <table:table-cell table:style-name="Table41.A2" office:value-type="string">
            <text:p text:style-name="P46">A -- B (A, space, hyphen, hyphen, space, B)</text:p>
          </table:table-cell>
          <table:table-cell table:style-name="Table41.B2" office:value-type="string">
            <text:p text:style-name="P46">A – B (A, space, en-dash, space, B)</text:p>
          </table:table-cell>
        </table:table-row>
        <table:table-row table:style-name="Table41.2">
          <table:table-cell table:style-name="Table41.A2" office:value-type="string">
            <text:p text:style-name="P46">A--B (A, hyphen, hyphen, B)</text:p>
          </table:table-cell>
          <table:table-cell table:style-name="Table41.B2" office:value-type="string">
            <text:p text:style-name="P46">A—B (A, em-dash, B)</text:p>
          </table:table-cell>
        </table:table-row>
        <table:table-row table:style-name="Table41.1">
          <table:table-cell table:style-name="Table41.A2" office:value-type="string">
            <text:p text:style-name="P46">A-B (A, hyphen, B)</text:p>
          </table:table-cell>
          <table:table-cell table:style-name="Table41.B2" office:value-type="string">
            <text:p text:style-name="P46">A-B (unchanged)</text:p>
          </table:table-cell>
        </table:table-row>
        <table:table-row table:style-name="Table41.2">
          <table:table-cell table:style-name="Table41.A2" office:value-type="string">
            <text:p text:style-name="P46">A -B (A, space, hyphen, B)</text:p>
          </table:table-cell>
          <table:table-cell table:style-name="Table41.B2" office:value-type="string">
            <text:p text:style-name="P46">A -B (unchanged)</text:p>
          </table:table-cell>
        </table:table-row>
        <table:table-row table:style-name="Table41.1">
          <table:table-cell table:style-name="Table41.A7" office:value-type="string">
            <text:p text:style-name="P46">A --B (A, space, hyphen, hyphen, B)</text:p>
          </table:table-cell>
          <table:table-cell table:style-name="Table41.B7" office:value-type="string">
            <text:p text:style-name="P46">A –B (A, space, en-dash, B)</text:p>
          </table:table-cell>
        </table:table-row>
      </table:table>
      <text:h text:style-name="Heading_20_1" text:outline-level="1"><text:bookmark-start text:name="__RefHeading___Toc3484_208225428"/><text:alphabetical-index-mark text:string-value="Speeding up" text:key1="data entry"/>Urychlení vkládání dat<text:bookmark-end text:name="__RefHeading___Toc3484_208225428"/></text:h>
      <text:p text:style-name="P5">Entering data into a spreadsheet can be very labor-intensive, but Calc provides tools for removing some of the drudgery from input. These tools include drag and drop to move or copy contents of one cell to another using a mouse, an AutoInput tool, the Fill tool, and selection lists.</text:p>
      <text:p text:style-name="P5">The Fill tool and selection lists automate input of repetitive material into cells. Calc also has the ability to input information into multiple sheets of the same spreadsheet at the same time.</text:p>
      <text:h text:style-name="Heading_20_2" text:outline-level="2"><text:bookmark-start text:name="__RefHeading___Toc3486_208225428"/>Nástroje automatického dokončování<text:bookmark-end text:name="__RefHeading___Toc3486_208225428"/></text:h>
      <text:p text:style-name="P5">The AutoInput function in Calc automatically completes entries, based on other entries in the same column. The column is scanned up to a maximum of 2000 cells or 200 different strings.</text:p>
      <text:p text:style-name="P5">When text is highlighted in a cell, AutoInput can be used as follows:</text:p>
      <text:list xml:id="list215654537221747" text:continue-list="list215655120390909" text:style-name="Numbering_20_1">
        <text:list-item text:start-value="1">
          <text:p text:style-name="Numbering_20_1"><text:span text:style-name="T5">To accept the completion, press </text:span><text:span text:style-name="Keystroke"><text:span text:style-name="T5">Enter</text:span></text:span><text:span text:style-name="T5"> or </text:span><text:span text:style-name="Keystroke"><text:span text:style-name="T5">F2</text:span></text:span><text:span text:style-name="T5"> or </text:span><text:span text:style-name="T28">click </text:span><text:span text:style-name="T5">the mouse button.</text:span></text:p>
        </text:list-item>
        <text:list-item>
          <text:p text:style-name="Numbering_20_1"><text:span text:style-name="T5">Pokud chceme vidět více návrhů pro dokončení, použijeme kombinaci kláves </text:span><text:span text:style-name="Keystroke"><text:span text:style-name="T5">Ctrl</text:span></text:span><text:span text:style-name="T5">+</text:span><text:span text:style-name="Keystroke"><text:span text:style-name="T5">Tab</text:span></text:span><text:span text:style-name="T5"> pro posun vpřed nebo </text:span><text:span text:style-name="Keystroke"><text:span text:style-name="T5">Ctrl</text:span></text:span><text:span text:style-name="T5">+</text:span><text:span text:style-name="Keystroke"><text:span text:style-name="T5">Shift</text:span></text:span><text:span text:style-name="T5">+</text:span><text:span text:style-name="Keystroke"><text:span text:style-name="T5">Tab</text:span></text:span><text:span text:style-name="T5"> pro posun zpět.</text:span></text:p>
        </text:list-item>
        <text:list-item>
          <text:p text:style-name="Numbering_20_1"><text:span text:style-name="T5">Chceme-li zobrazit seznam všech dostupných textů pro automatické dokončování v aktuálním sloupci, stiksneme kombinaci kláves </text:span><text:span text:style-name="Keystroke"><text:span text:style-name="T5">Alt</text:span></text:span><text:span text:style-name="Emphasis"><text:span text:style-name="T5">+</text:span></text:span><text:span text:style-name="Keystroke"><text:span text:style-name="T5">šipka dolů</text:span></text:span><text:span text:style-name="T5">.</text:span></text:p>
        </text:list-item>
      </text:list>
      <text:p text:style-name="P5">Pokud zadáváme vzorce a používáme znaky, které odpovídají dříve zadaným položkám, zobrazí se tip nápovědy se seznamem desti naposledy použitých funkcí z Průvodce funkcí, ze všech pojmenovaných oblastí a z obsahu pojmenovaných oblastí.</text:p>
      <text:p text:style-name="P5">Automatické dokončování ignoruje při zadávání dat velikost písmen. If, for example, you have written "Total" in a cell, you cannot then enter "total" in another cell of the same column without first deactivating AutoInput.</text:p>
      <text:p text:style-name="Text_20_body"><text:span text:style-name="T5">Ve výchozím nastavení je funkce Automatického dokončení v programu Calc aktivní. Pro vypnutí </text:span><text:span text:style-name="T31">této funkce</text:span><text:span text:style-name="T5"> zvolíme</text:span> <text:span text:style-name="Strong_20_Emphasis"><text:span text:style-name="T5"/></text:span><text:span text:style-name="T5"> v </text:span><text:span text:style-name="T15">h</text:span><text:span text:style-name="T5">lavní nabídce Nástroje a zrušíme zaškrtnutí volby </text:span><text:span text:style-name="Strong_20_Emphasis"><text:span text:style-name="T5">Automatické dokončování</text:span></text:span><text:span text:style-name="T5">.</text:span></text:p>
      <text:h text:style-name="Heading_20_2" text:outline-level="2"><text:bookmark-start text:name="__RefHeading___Toc27546_4115105405"/><text:soft-page-break/><text:alphabetical-index-mark-start text:id="IMark661886536"/>Nástroj Vyplnit<text:bookmark-end text:name="__RefHeading___Toc27546_4115105405"/><text:alphabetical-index-mark-end text:id="IMark661886536"/></text:h>
      <text:p text:style-name="P5">You can use the Fill tool in Calc to duplicate existing content or create a series in a range of cells in the spreadsheet as shown by the examples in <text:span text:style-name="T60">Figure</text:span> <text:sequence-ref text:reference-format="value" text:ref-name="refFigure26">5</text:sequence-ref>.</text:p>
      <text:p text:style-name="P29"><draw:frame draw:style-name="fr4" draw:name="Fig.5" text:anchor-type="as-char" svg:y="-2.1937in" svg:width="2.9634in" draw:z-index="16"><draw:text-box fo:min-height="2.1744in"><text:p text:style-name="Caption"><draw:frame draw:style-name="fr13" draw:name="Image6" text:anchor-type="paragraph" svg:width="2.8661in" svg:height="1.9366in" draw:z-index="17"><draw:image xlink:href="Pictures/1000000000000113000000BA450F97282615A72E.png" xlink:type="simple" xlink:show="embed" xlink:actuate="onLoad" loext:mime-type="image/png"/></draw:frame><text:span text:style-name="T50"><text:line-break/></text:span>Figure <text:sequence text:ref-name="refFigure26" text:name="Figure" text:formula="ooow:Figure+1" style:num-format="1">5</text:sequence>: Examples of using the Fill tool</text:p></draw:text-box></draw:frame></text:p>
      <text:list xml:id="list215655555983060" text:continue-list="list215654537221747" text:style-name="Numbering_20_1">
        <text:list-item text:start-value="1">
          <text:p text:style-name="Numbering_20_1">Vybereme buňku, jejíž obsah chceme kopírovat nebo ze které chceme vytvořit posloupnost.</text:p>
        </text:list-item>
        <text:list-item>
          <text:p text:style-name="Numbering_20_1"><text:span text:style-name="T5">Drag the cursor in any direction or hold down the </text:span><text:span text:style-name="Keystroke"><text:span text:style-name="T5">Shift</text:span></text:span><text:span text:style-name="T5"> key and click in the last cell you want to fill.</text:span></text:p>
        </text:list-item>
        <text:list-item>
          <text:p text:style-name="Numbering_20_1"><text:span text:style-name="T5">Go to </text:span><text:span text:style-name="Strong_20_Emphasis"><text:span text:style-name="T5">Sheet &gt; Fill Cells</text:span></text:span><text:span text:style-name="T5"> on the </text:span><text:span text:style-name="T23">M</text:span><text:span text:style-name="T5">enu bar and select the direction in which you want to copy or create data (</text:span><text:span text:style-name="Strong_20_Emphasis"><text:span text:style-name="T5">Down</text:span></text:span><text:span text:style-name="T5">, </text:span><text:span text:style-name="Strong_20_Emphasis"><text:span text:style-name="T5">Right</text:span></text:span><text:span text:style-name="T5">, </text:span><text:span text:style-name="Strong_20_Emphasis"><text:span text:style-name="T5">Up</text:span></text:span><text:span text:style-name="T5">, </text:span><text:span text:style-name="Strong_20_Emphasis"><text:span text:style-name="T5">Left</text:span></text:span><text:span text:style-name="T5">, </text:span><text:span text:style-name="Strong_20_Emphasis"><text:span text:style-name="T5">Sheets</text:span></text:span><text:span text:style-name="T5">, </text:span><text:span text:style-name="Strong_20_Emphasis"><text:span text:style-name="T5">Series</text:span></text:span><text:span text:style-name="T5"> or </text:span><text:span text:style-name="Strong_20_Emphasis"><text:span text:style-name="T5">Random Number</text:span></text:span><text:span text:style-name="T5">). A menu option will be grayed out if it is not available.</text:span></text:p>
        </text:list-item>
      </text:list>
      <text:p text:style-name="P5">Alternatively, you can use a shortcut to fill cells:</text:p>
      <text:list xml:id="list215654858774918" text:continue-list="list215655555983060" text:style-name="Numbering_20_1">
        <text:list-item text:start-value="1">
          <text:p text:style-name="P81">Vybereme buňku, jejíž obsah chceme kopírovat nebo ze které chceme vytvořit posloupnost.</text:p>
        </text:list-item>
        <text:list-item>
          <text:p text:style-name="P81">Move the cursor over the small selection handle in the bottom right corner of the selected cell. Kurzor změní tvar.</text:p>
        </text:list-item>
        <text:list-item>
          <text:p text:style-name="P81">Click and drag in the direction you want the cells to be filled, vertical or horizontal. Pokud buňka obsahuje text, buňky se v daném směru vyplní stejným textem. Pokud buňka obsahuje číslo, buňky se vyplní posloupností čísel.</text:p>
        </text:list-item>
      </text:list>
      <text:list xml:id="list2661559167" text:style-name="Heading_20_Caution">
        <text:list-item>
          <text:p text:style-name="Heading_20_Caution">Upozornění</text:p>
        </text:list-item>
      </text:list>
      <text:p text:style-name="Text_20_Note">When you are selecting cells so you can use the Fill tool, make sure that none of the cells contain data, except for the cell data you want to use. When you use the Fill tool, any data contained in selected cells is overwritten.</text:p>
      <text:h text:style-name="P61" text:outline-level="3"><text:bookmark-start text:name="__RefHeading___Toc77648_2323734701"/><text:alphabetical-index-mark text:string-value="adding " text:key1="fill series"/>Vyplňování posloupnosti dat<text:bookmark-end text:name="__RefHeading___Toc77648_2323734701"/></text:h>
      <text:p text:style-name="Text_20_body"><text:span text:style-name="T5">When you select a series fill from </text:span><text:span text:style-name="Strong_20_Emphasis"><text:span text:style-name="T5">Sheet &gt; Fill Cells &gt; Series</text:span></text:span><text:span text:style-name="T5"> on the Menu bar, the Fill Series dialog (</text:span><text:span text:style-name="T19">Figure </text:span><text:span text:style-name="T5"><text:sequence-ref text:reference-format="value" text:ref-name="refFigure27">6</text:sequence-ref></text:span><text:span text:style-name="T5">) opens. Here you can select the type of series you want or create your own list.</text:span></text:p>
      <text:p text:style-name="P45"><text:span text:style-name="Strong_20_Emphasis">Direction</text:span></text:p>
      <text:p text:style-name="P40">Determines the direction of series creation.</text:p>
      <text:list xml:id="list2664336538" text:style-name="List_20_2">
        <text:list-item>
          <text:p text:style-name="P73"><text:span text:style-name="Emphasis"><text:span text:style-name="T5">Down</text:span></text:span><text:span text:style-name="T5"> – creates a downward series in the selected cell range for the column using the defined increment to the end value.</text:span></text:p>
        </text:list-item>
        <text:list-item>
          <text:p text:style-name="P73"><text:span text:style-name="Emphasis"><text:span text:style-name="T5">Right</text:span></text:span><text:span text:style-name="T5"> – creates a series running from left to right within the selected cell range using the defined increment to the end value.</text:span></text:p>
        </text:list-item>
        <text:list-item>
          <text:p text:style-name="P73"><text:span text:style-name="Emphasis"><text:span text:style-name="T5">Up</text:span></text:span><text:span text:style-name="T5"> – creates an upward series in the cell range of the column using the defined increment to the end value.</text:span></text:p>
        </text:list-item>
        <text:list-item>
          <text:p text:style-name="P73"><text:span text:style-name="Emphasis"><text:span text:style-name="T5">Left</text:span></text:span><text:span text:style-name="T5"> – creates a series running from right to left in the selected cell range using the defined increment to the end value.</text:span></text:p>
        </text:list-item>
      </text:list>
      <text:p text:style-name="P35"><text:soft-page-break/><draw:frame draw:style-name="fr1" draw:name="Fig.6" text:anchor-type="as-char" svg:width="3.1965in" draw:z-index="18"><draw:text-box fo:min-height="2.8555in"><text:p text:style-name="Caption"><draw:frame draw:style-name="fr6" draw:name="Image46" text:anchor-type="paragraph" svg:width="3.6244in" style:rel-width="100%" svg:height="3.0618in" style:rel-height="scale" draw:z-index="19"><draw:image xlink:href="Pictures/100000000000015C000001262771412B8ADA82B3.png" xlink:type="simple" xlink:show="embed" xlink:actuate="onLoad" loext:mime-type="image/png"/></draw:frame><text:span text:style-name="T50"><text:line-break/></text:span>Figure <text:sequence text:ref-name="refFigure27" text:name="Figure" text:formula="ooow:Figure+1" style:num-format="1">6</text:sequence>: Fill Series dialog</text:p></draw:text-box></draw:frame></text:p>
      <text:p text:style-name="Definition_20_Term"><text:span text:style-name="Strong_20_Emphasis">Series Type</text:span></text:p>
      <text:p text:style-name="P39">Defines the series type. <text:span text:style-name="T99">These are:</text:span></text:p>
      <text:list xml:id="list215656131380535" text:continue-numbering="true" text:style-name="List_20_2">
        <text:list-item>
          <text:p text:style-name="List_20_2"><text:span text:style-name="Emphasis"><text:span text:style-name="T5">Linear</text:span></text:span><text:span text:style-name="T5"> – creates a linear number series using the defined increment and end value.</text:span></text:p>
        </text:list-item>
        <text:list-item>
          <text:p text:style-name="List_20_2"><text:span text:style-name="Emphasis"><text:span text:style-name="T5">Growth</text:span></text:span><text:span text:style-name="T5"> – creates a growth series using the defined increment and end value.</text:span></text:p>
        </text:list-item>
        <text:list-item>
          <text:p text:style-name="List_20_2"><text:span text:style-name="Emphasis"><text:span text:style-name="T5">Date</text:span></text:span><text:span text:style-name="T5"> – creates a date series using the defined increment and end date.</text:span></text:p>
        </text:list-item>
        <text:list-item>
          <text:p text:style-name="List_20_2"><text:span text:style-name="Emphasis"><text:span text:style-name="T5">AutoFill</text:span></text:span><text:span text:style-name="T5"> – forms a series directly in the sheet. Automatické vyplnění využívá přizpůsobitelné seznamy. For example, by entering January in the first cell, the series is completed using the list defined in </text:span><text:span text:style-name="Strong_20_Emphasis"><text:span text:style-name="T5">LibreOffice &gt; Tools &gt; Options &gt; LibreOffice Calc &gt; Sort Lists</text:span></text:span><text:span text:style-name="T5">. </text:span><text:span text:style-name="Emphasis"><text:span text:style-name="T5">AutoFill</text:span></text:span><text:span text:style-name="T5"> tries to complete a value series by using a defined pattern. For example, a numerical series using 1,3,5 is automatically completed with 7,9,11,13; a date and time series using 01.01.99 and 15.01.99, an interval of fourteen days is used.</text:span></text:p>
        </text:list-item>
      </text:list>
      <text:p text:style-name="Definition_20_Term"><text:span text:style-name="Strong_20_Emphasis">Time </text:span><text:span text:style-name="Strong_20_Emphasis"><text:span text:style-name="T48">Unit</text:span></text:span></text:p>
      <text:p text:style-name="P39">In this area you specify the desired unit of time. This area is only active if the Date option has been selected in Series Type. <text:span text:style-name="T100">These are:</text:span></text:p>
      <text:list xml:id="list215654297776398" text:continue-numbering="true" text:style-name="List_20_2">
        <text:list-item>
          <text:p text:style-name="List_20_2"><text:span text:style-name="Emphasis">Den</text:span> – použijeme, pokud chceme vytvořit posloupnost dat po sedmi dnech.</text:p>
        </text:list-item>
        <text:list-item>
          <text:p text:style-name="List_20_2"><text:span text:style-name="Emphasis">Den v týdnu</text:span> – použijeme, pokud chceme vytvořit posloupnost dat pouze z pracovních dnů.</text:p>
        </text:list-item>
        <text:list-item>
          <text:p text:style-name="List_20_2"><text:span text:style-name="Emphasis">Měsíc</text:span> – použijeme, pokud chceme vytvořit posloupnost z názvů nebo zkratek měsíců.</text:p>
        </text:list-item>
        <text:list-item>
          <text:p text:style-name="List_20_2"><text:span text:style-name="Emphasis">Rok</text:span> – použijeme, pokud chceme vytvořit posloupnost let.</text:p>
        </text:list-item>
      </text:list>
      <text:p text:style-name="Definition_20_Term"><text:span text:style-name="Strong_20_Emphasis">Start Value</text:span></text:p>
      <text:p text:style-name="P39">Determines the start value for the series. Použijeme číslo, datum nebo čas.</text:p>
      <text:p text:style-name="Definition_20_Term"><text:span text:style-name="Strong_20_Emphasis">End Value</text:span></text:p>
      <text:p text:style-name="P39">Determines the end value for the series. Použijeme číslo, datum nebo čas.</text:p>
      <text:p text:style-name="Definition_20_Term"><text:span text:style-name="Strong_20_Emphasis">Increment</text:span></text:p>
      <text:p text:style-name="P39">Determines the value by which the series of the selected type increases by each step. Tyto hodnoty lze zadat, jen když je vybrána posloupnost Lineární, Růst nebo Datum.</text:p>
      <text:p text:style-name="P29"><text:soft-page-break/><draw:frame draw:style-name="fr3" draw:name="Fig.7" text:anchor-type="as-char" svg:width="6.6929in" draw:z-index="20"><draw:text-box fo:min-height="3.7055in"><text:p text:style-name="P36"><draw:frame draw:style-name="fr19" draw:name="Image7" text:anchor-type="paragraph" svg:width="6.6929in" style:rel-width="100%" svg:height="3.7055in" style:rel-height="scale" draw:z-index="21"><draw:image xlink:href="Pictures/10000000000002B00000017DB5D13ED702F885F4.png" xlink:type="simple" xlink:show="embed" xlink:actuate="onLoad" loext:mime-type="image/png"/></draw:frame><text:span text:style-name="T50"><text:line-break/></text:span>Figure <text:sequence text:ref-name="refFigure28" text:name="Figure" text:formula="ooow:Figure+1" style:num-format="1">7</text:sequence>: Sort Lists dialog</text:p></draw:text-box></draw:frame></text:p>
      <text:h text:style-name="Heading_20_3" text:outline-level="3"><text:bookmark-start text:name="__RefHeading___Toc3490_208225428"/><text:alphabetical-index-mark text:string-value="defining" text:key1="fill series"/>Definování posloupnosti<text:bookmark-end text:name="__RefHeading___Toc3490_208225428"/></text:h>
      <text:p text:style-name="Text_20_Body_20_List_20_Intro">Chceme-li definovat vlastní posloupnosti:</text:p>
      <text:list xml:id="list215654613124143" text:continue-list="list215654858774918" text:style-name="Numbering_20_1">
        <text:list-item text:start-value="1">
          <text:p text:style-name="P81">Go to <text:span text:style-name="Strong_20_Emphasis">Tools &gt; Options &gt; LibreOffice Calc &gt; Sort Lists</text:span> to open the Sort Lists dialog (<text:span text:style-name="T60">Figure </text:span><text:sequence-ref text:reference-format="value" text:ref-name="refFigure28">7</text:sequence-ref>). This dialog shows any previously defined series in the Lists box on the left and the contents of the highlighted list in the Entries box.</text:p>
        </text:list-item>
        <text:list-item>
          <text:p text:style-name="P81">Klepneme na tlačítko <text:span text:style-name="Strong_20_Emphasis">Nový</text:span>, čímž se  <text:span text:style-name="Emphasis">Položky</text:span> vyčistí.</text:p>
        </text:list-item>
        <text:list-item>
          <text:p text:style-name="P81">Type the series for the new list in the <text:span text:style-name="Emphasis">Entries</text:span> box (one entry per line) (Figure <text:sequence-ref text:reference-format="value" text:ref-name="refFigure29">8</text:sequence-ref>).</text:p>
        </text:list-item>
        <text:list-item>
          <text:p text:style-name="P81">Klepneme na tlačítko <text:span text:style-name="Strong_20_Emphasis">Přidat</text:span>, čímž se nový seznam objeví v poli <text:span text:style-name="Emphasis">Seznamy</text:span>.</text:p>
        </text:list-item>
        <text:list-item>
          <text:p text:style-name="P81">Click <text:span text:style-name="Strong_20_Emphasis">OK</text:span> to save the new list and close the dialog.</text:p>
        </text:list-item>
      </text:list>
      <text:p text:style-name="P29"><draw:frame draw:style-name="fr4" draw:name="Fig.8" text:anchor-type="as-char" svg:y="-1.8862in" svg:width="5.7602in" draw:z-index="22"><draw:text-box fo:min-height="1.6665in"><text:p text:style-name="P36"><draw:frame draw:style-name="fr19" draw:name="Image8" text:anchor-type="paragraph" svg:width="5.7602in" style:rel-width="100%" svg:height="1.6665in" style:rel-height="scale" draw:z-index="23"><draw:image xlink:href="Pictures/1000000000000229000000A08E2856815FBF5CCC.png" xlink:type="simple" xlink:show="embed" xlink:actuate="onLoad" loext:mime-type="image/png"/></draw:frame><text:span text:style-name="T50"><text:line-break/></text:span>Figure <text:sequence text:ref-name="refFigure29" text:name="Figure" text:formula="ooow:Figure+1" style:num-format="1">8</text:sequence>: Creating <text:span text:style-name="T76">a </text:span>new sort list</text:p></draw:text-box></draw:frame></text:p>
      <text:h text:style-name="Heading_20_2" text:outline-level="2"><text:bookmark-start text:name="__RefHeading___Toc3492_208225428"/><text:alphabetical-index-mark-start text:id="IMark637177944"/>Selection list<text:alphabetical-index-mark-end text:id="IMark637177944"/>s<text:bookmark-end text:name="__RefHeading___Toc3492_208225428"/></text:h>
      <text:p text:style-name="P5">Seznamy výběru jsou dostupný pouze pro text a jejich použití je omezeno jen na text, který již byl zadán do stejného sloupce.</text:p>
      <text:list xml:id="list215655129359218" text:continue-list="list215654613124143" text:style-name="Numbering_20_1">
        <text:list-item text:start-value="1">
          <text:p text:style-name="Numbering_20_1">Vybereme buňku ve sloupci nebo řádku, který obsahuje buňky s textovými položkami.</text:p>
        </text:list-item>
        <text:list-item>
          <text:p text:style-name="Numbering_20_1"><text:span text:style-name="T5">Right-click and select </text:span><text:span text:style-name="Strong_20_Emphasis"><text:span text:style-name="T5">Selection Lists</text:span></text:span><text:span text:style-name="T5"> from the context menu, or use the keyboard shortcut </text:span><text:span text:style-name="Keystroke"><text:span text:style-name="T5">Alt</text:span></text:span><text:span text:style-name="T5">+</text:span><text:span text:style-name="Keystroke"><text:span text:style-name="T5">↓</text:span></text:span><text:span text:style-name="T5">. A drop-down list appears listing any cell in the same column that either has at least one text character or whose format is defined as text.</text:span></text:p>
        </text:list-item>
        <text:list-item>
          <text:p text:style-name="P81"><text:soft-page-break/>Klepneme na požadovanou položku, která se následně vloží do buňky.</text:p>
        </text:list-item>
      </text:list>
      <text:h text:style-name="Heading_20_1" text:outline-level="1"><text:bookmark-start text:name="__RefHeading___Toc3494_208225428"/>Merging and splitting cells<text:bookmark-end text:name="__RefHeading___Toc3494_208225428"/></text:h>
      <text:h text:style-name="Heading_20_2" text:outline-level="2"><text:bookmark-start text:name="__RefHeading___Toc3496_208225428"/>Merging<text:bookmark-end text:name="__RefHeading___Toc3496_208225428"/></text:h>
      <text:p text:style-name="P5">Můžeme vybrat sousedící buňky a sloučit je do jedné takto:</text:p>
      <text:list xml:id="list215654553516691" text:continue-list="list215655129359218" text:style-name="Numbering_20_1">
        <text:list-item text:start-value="1">
          <text:p text:style-name="Numbering_20_1">Select the range of contiguous cells you want merge.</text:p>
        </text:list-item>
        <text:list-item>
          <text:p text:style-name="Numbering_20_1"><text:span text:style-name="T32">R</text:span><text:span text:style-name="T5">ight-click on the selected cells and select </text:span><text:span text:style-name="MenuPath"><text:span text:style-name="T5">Merge Cells</text:span></text:span><text:span text:style-name="T5"> from the context menu, or go to </text:span><text:span text:style-name="Strong_20_Emphasis"><text:span text:style-name="T5">Format &gt; Merge cells &gt; Merge cells</text:span></text:span><text:span text:style-name="T5"> or </text:span><text:span text:style-name="Strong_20_Emphasis"><text:span text:style-name="T5">Merge and Center Cells</text:span></text:span><text:span text:style-name="T5"> on the Menu bar, or click on the </text:span><text:span text:style-name="Strong_20_Emphasis"><text:span text:style-name="T5">Merge and Center Cells</text:span></text:span><text:span text:style-name="T5"> icon </text:span><text:span text:style-name="T5"><draw:frame draw:style-name="fr16" draw:name="Image47" text:anchor-type="as-char" svg:width="0.1665in" svg:height="0.1457in" draw:z-index="24"><draw:image xlink:href="Pictures/10000000000000100000000E9AC9765F39681E77.png" xlink:type="simple" xlink:show="embed" xlink:actuate="onLoad" loext:mime-type="image/png"/></draw:frame></text:span><text:span text:style-name="T5"><text:s/>on the Formatting toolbar. Using </text:span><text:span text:style-name="Emphasis"><text:span text:style-name="T5">Merge and Center Cells</text:span></text:span><text:span text:style-name="T5"> will center align any contents in the cells.</text:span></text:p>
        </text:list-item>
        <text:list-item>
          <text:p text:style-name="P92"><text:span text:style-name="T5">If the cells contain any data, </text:span><text:span text:style-name="T32">a small dialog (Figure </text:span><text:span text:style-name="T32"><text:sequence-ref text:reference-format="value" text:ref-name="refFigure30">9</text:sequence-ref></text:span><text:span text:style-name="T32">) opens, showing choices for moving or hiding data in the hidden cells.</text:span></text:p>
        </text:list-item>
        <text:list-item>
          <text:p text:style-name="P92"><text:span text:style-name="T32">Make your selection and c</text:span><text:span text:style-name="T5">lick </text:span><text:span text:style-name="Strong_20_Emphasis"><text:span text:style-name="T10">OK</text:span></text:span><text:span text:style-name="MenuPath"><text:span text:style-name="T10">.</text:span></text:span></text:p>
        </text:list-item>
      </text:list>
      <text:list xml:id="list215656197665085" text:continue-list="list215655675214239" text:style-name="Heading_20_Note">
        <text:list-header>
          <text:p text:style-name="P53"><draw:frame draw:style-name="fr1" draw:name="Frame2" text:anchor-type="as-char" svg:width="3.2311in" draw:z-index="25"><draw:text-box fo:min-height="2.1728in"><text:p text:style-name="Caption"><draw:frame draw:style-name="fr13" draw:name="Image3" text:anchor-type="paragraph" svg:width="2.9173in" svg:height="1.9689in" draw:z-index="26"><draw:image xlink:href="Pictures/10000201000001800000010F1C2E68C86C5F9B3E.png" xlink:type="simple" xlink:show="embed" xlink:actuate="onLoad" loext:mime-type="image/png"/></draw:frame><text:span text:style-name="T50"><text:line-break/></text:span>Figure <text:sequence text:ref-name="refFigure30" text:name="Figure" text:formula="ooow:Figure+1" style:num-format="1">9</text:sequence>: <text:span text:style-name="T77">Merge choices for non-empty cells</text:span></text:p></draw:text-box></draw:frame></text:p>
        </text:list-header>
      </text:list>
      <text:list xml:id="list215656093460832" text:continue-list="list2661559167" text:style-name="Heading_20_Caution">
        <text:list-item>
          <text:p text:style-name="P66">Upozornění</text:p>
        </text:list-item>
      </text:list>
      <text:p text:style-name="Text_20_Note">Sloučení buněk může způsobit chyby výpočtu ve vzorcích v tabulce.</text:p>
      <text:h text:style-name="Heading_20_2" text:outline-level="2"><text:bookmark-start text:name="__RefHeading___Toc3498_208225428"/>Splitting<text:bookmark-end text:name="__RefHeading___Toc3498_208225428"/></text:h>
      <text:p text:style-name="P5">Rozdělit můžeme pouze buňky, které vznikly sloučením několika buněk.</text:p>
      <text:list xml:id="list215655794533412" text:continue-list="list215654553516691" text:style-name="Numbering_20_1">
        <text:list-item text:start-value="1">
          <text:p text:style-name="Numbering_20_1">Vybereme sloučenou buňku.</text:p>
        </text:list-item>
        <text:list-item>
          <text:p text:style-name="Numbering_20_1"><text:span text:style-name="T5">Go to </text:span><text:span text:style-name="Strong_20_Emphasis"><text:span text:style-name="T5">Format &gt; Merge cells &gt; Split cells</text:span></text:span><text:span text:style-name="T5"> on the Menu bar, or right-click and select </text:span><text:span text:style-name="Strong_20_Emphasis"><text:span text:style-name="T5">Split Cells</text:span></text:span><text:span text:style-name="T5"> from the context menu, or click on the </text:span><text:span text:style-name="Strong_20_Emphasis"><text:span text:style-name="T5">Merge and Center Cells</text:span></text:span><text:span text:style-name="T5"> icon </text:span><text:span text:style-name="T5"><draw:frame draw:style-name="fr16" draw:name="Image9" text:anchor-type="as-char" svg:width="0.1665in" svg:height="0.1457in" draw:z-index="27"><draw:image xlink:href="Pictures/10000000000000100000000E9AC9765F39681E77.png" xlink:type="simple" xlink:show="embed" xlink:actuate="onLoad" loext:mime-type="image/png"/></draw:frame></text:span><text:span text:style-name="T5"><text:s/>on the Formatting toolbar.</text:span></text:p>
        </text:list-item>
        <text:list-item>
          <text:p text:style-name="P81">Data, která jsou v buňce, zůstanou v první buňce. Pokud skryté buňky měly před sloučením nějaký obsah, pak musíme manuálně obsah přesunout do odpovídajících buněk.</text:p>
        </text:list-item>
      </text:list>
      <text:h text:style-name="Heading_20_1" text:outline-level="1"><text:bookmark-start text:name="__RefHeading___Toc3500_208225428"/><text:alphabetical-index-mark text:string-value="sdílení obsahu" text:key1="listy"/>Sdílení obsahu mezi listy<text:bookmark-end text:name="__RefHeading___Toc3500_208225428"/></text:h>
      <text:p text:style-name="P5">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p text:style-name="P29"><text:soft-page-break/><draw:frame draw:style-name="fr3" draw:name="Fig.9" text:anchor-type="as-char" svg:width="3.0728in" draw:z-index="28"><draw:text-box fo:min-height="1.9583in"><text:p text:style-name="P36"><draw:frame draw:style-name="fr19" draw:name="Image10" text:anchor-type="paragraph" svg:width="3.0728in" style:rel-width="100%" svg:height="1.9583in" style:rel-height="scale" draw:z-index="29"><draw:image xlink:href="Pictures/1000000000000127000000BC58F92C0C05CA1232.png" xlink:type="simple" xlink:show="embed" xlink:actuate="onLoad" loext:mime-type="image/png"/></draw:frame><text:span text:style-name="T50"><text:line-break/></text:span>Figure <text:sequence text:ref-name="refFigure31" text:name="Figure" text:formula="ooow:Figure+1" style:num-format="1">10</text:sequence>: Select Sheets dialog</text:p></draw:text-box></draw:frame></text:p>
      <text:list xml:id="list215655703740487" text:continue-list="list215655794533412" text:style-name="Numbering_20_1">
        <text:list-item text:start-value="1">
          <text:p text:style-name="Numbering_20_1"><text:span text:style-name="T5">Go to </text:span><text:span text:style-name="Strong_20_Emphasis"><text:span text:style-name="T5">Edit &gt; Select &gt; </text:span></text:span><text:span text:style-name="Strong_20_Emphasis"><text:span text:style-name="T10">Select </text:span></text:span><text:span text:style-name="Strong_20_Emphasis"><text:span text:style-name="T5">Sheet</text:span></text:span><text:span text:style-name="Strong_20_Emphasis"><text:span text:style-name="T10">s</text:span></text:span><text:span text:style-name="T5"> on the Menu bar to open the Select Sheets dialog (</text:span><text:span text:style-name="T20">Figure </text:span><text:span text:style-name="T5"><text:sequence-ref text:reference-format="value" text:ref-name="refFigure31">10</text:sequence-ref></text:span><text:span text:style-name="T5">).</text:span></text:p>
        </text:list-item>
        <text:list-item>
          <text:p text:style-name="Numbering_20_1">V něm vybereme jednotlivé listy, do kterých chceme data vložit.</text:p>
        </text:list-item>
        <text:list-item>
          <text:p text:style-name="Numbering_20_1"><text:span text:style-name="T5">Click </text:span><text:span text:style-name="Strong_20_Emphasis"><text:span text:style-name="T5">OK</text:span></text:span><text:span text:style-name="T5"> to select the sheets and the sheet tabs will change color.</text:span></text:p>
        </text:list-item>
        <text:list-item>
          <text:p text:style-name="Numbering_20_1">Enter the information in the cells on the sheet where you want the information to first appear and the information will repeated in the selected sheets.</text:p>
        </text:list-item>
        <text:list-item>
          <text:p text:style-name="Numbering_20_1">Deselect the sheets when you have finished entering the information that you want repeated in the sheets.</text:p>
        </text:list-item>
      </text:list>
      <text:list xml:id="list215656065456839" text:continue-list="list215656093460832" text:style-name="Heading_20_Caution">
        <text:list-item>
          <text:p text:style-name="Heading_20_Caution">Upozornění</text:p>
        </text:list-item>
      </text:list>
      <text:p text:style-name="Text_20_Note">Tato technika bez upozornění přepíše všechny údaje, které již jsou v příslušných buňkách na ostatních vybraných listech. Make sure you deselect the additional sheets when you have finished entering the information to be repeated before continuing to enter data into the spreadsheet.</text:p>
      <text:h text:style-name="Heading_20_1" text:outline-level="1"><text:bookmark-start text:name="__RefHeading___Toc3502_208225428"/>Ověřování obsahu buněk<text:bookmark-end text:name="__RefHeading___Toc3502_208225428"/></text:h>
      <text:p text:style-name="P5"><text:alphabetical-index-mark text:string-value="validating contents" text:key1="buňky"/>When creating spreadsheets for other people to use, you may want to make sure they enter data that is valid or appropriate for the cell. You can also use validation in your own work as a guide to entering data that is either complex or rarely used.</text:p>
      <text:p text:style-name="P5">Posloupnost a Seznamy výběru umožňují zpracovat určité typy dat, které jsou omezeny na předdefinované informace. Buňka může například vyžadovat datum, celé číslo bez písmen či desetinné čárky nebo že nesmí zůstat prázdná.</text:p>
      <text:p text:style-name="P5">Depending on how validation is set up, it can also define the range of contents that can be entered, provide help messages explaining the content rules set up for the cell and what users should do when they enter invalid content. Můžeme také nastavit buňku tak, aby neplatný obsah odmítla, přijala ho s upozorněním, nebo při něm spustila makro.</text:p>
      <text:h text:style-name="Heading_20_2" text:outline-level="2"><text:bookmark-start text:name="__RefHeading___Toc3504_208225428"/>Defining validation<text:bookmark-end text:name="__RefHeading___Toc3504_208225428"/></text:h>
      <text:p text:style-name="P5">To validate any new data entered into a cell:</text:p>
      <text:list xml:id="list215655815547400" text:continue-list="list215655703740487" text:style-name="Numbering_20_1">
        <text:list-item text:start-value="1">
          <text:p text:style-name="Numbering_20_1"><text:span text:style-name="T5">Select a cell and go to </text:span><text:span text:style-name="Strong_20_Emphasis"><text:span text:style-name="T5">Data &gt; Validity</text:span></text:span><text:span text:style-name="T5"> on the Menu bar to open the Validity dialog</text:span><text:span text:style-name="T42">.</text:span></text:p>
        </text:list-item>
        <text:list-item>
          <text:p text:style-name="P82"><text:span text:style-name="T5">Define the type of contents that can be entered in that cell using the options given on the tabbed pages for </text:span><text:span text:style-name="Emphasis"><text:span text:style-name="T5">Criteria</text:span></text:span><text:span text:style-name="T5">, </text:span><text:span text:style-name="Emphasis"><text:span text:style-name="T5">Input Help</text:span></text:span><text:span text:style-name="T5">, and </text:span><text:span text:style-name="Emphasis"><text:span text:style-name="T5">Error Alert</text:span></text:span><text:span text:style-name="T5">. The options are explained below </text:span><text:span text:style-name="T42">Figure </text:span><text:span text:style-name="T42"><text:sequence-ref text:reference-format="value" text:ref-name="refFigure32">11</text:sequence-ref></text:span><text:span text:style-name="T42">)</text:span><text:span text:style-name="T5">.</text:span></text:p>
        </text:list-item>
      </text:list>
      <text:p text:style-name="P29"><text:soft-page-break/><draw:frame draw:style-name="fr1" draw:name="Fig.10" text:anchor-type="as-char" svg:width="4.7181in" draw:z-index="30"><draw:text-box fo:min-height="2.7083in"><text:p text:style-name="P36"><draw:frame draw:style-name="fr23" draw:name="Image11" text:anchor-type="paragraph" svg:width="4.7181in" style:rel-width="100%" svg:height="2.4854in" style:rel-height="scale" draw:z-index="31"><draw:image xlink:href="Pictures/10000000000001C5000001269AD07F645A6FD4E9.png" xlink:type="simple" xlink:show="embed" xlink:actuate="onLoad" loext:mime-type="image/png"/></draw:frame><text:span text:style-name="T50"><text:line-break/></text:span>Figure <text:sequence text:ref-name="refFigure32" text:name="Figure" text:formula="ooow:Figure+1" style:num-format="1">11</text:sequence>: Validity dialog – Criteria page</text:p></draw:text-box></draw:frame></text:p>
      <text:h text:style-name="Heading_20_2" text:outline-level="2"><text:bookmark-start text:name="__RefHeading___Toc3506_208225428"/>Criteria options<text:bookmark-end text:name="__RefHeading___Toc3506_208225428"/></text:h>
      <text:p text:style-name="Text_20_body"><text:span text:style-name="T5">Specify the validation rules for the selected cells using the </text:span><text:span text:style-name="Emphasis"><text:span text:style-name="T5">Criteria</text:span></text:span><text:span text:style-name="T5"> page in the Validity dialog as shown in </text:span><text:span text:style-name="T20">Figure</text:span><text:span text:style-name="T5"> </text:span><text:span text:style-name="T5"><text:sequence-ref text:reference-format="value" text:ref-name="refFigure32">11</text:sequence-ref></text:span><text:span text:style-name="T5">. For example, you can define criteria such as: </text:span><text:span text:style-name="Emphasis"><text:span text:style-name="T5">Numbers between 1 and 10 or Texts that are no more than 20 characters</text:span></text:span><text:span text:style-name="T5">.</text:span></text:p>
      <text:p text:style-name="Text_20_body"><text:span text:style-name="T5">The options available on the </text:span><text:span text:style-name="Emphasis"><text:span text:style-name="T5">Criteria</text:span></text:span><text:span text:style-name="T5"> page will depend on what has been selected in the Allow drop-down list.</text:span></text:p>
      <text:list xml:id="list24483145" text:style-name="List_20_1">
        <text:list-item>
          <text:p text:style-name="List_20_1"><text:span text:style-name="Strong_20_Emphasis"><text:span text:style-name="T5">Allow</text:span></text:span><text:span text:style-name="T5"> – select a validation option for the selected cells from the drop-down list.</text:span></text:p>
        </text:list-item>
      </text:list>
      <text:list xml:id="list215656285298756" text:continue-list="list215654297776398" text:style-name="List_20_2">
        <text:list-item>
          <text:p text:style-name="List_20_2"><text:span text:style-name="Emphasis"><text:span text:style-name="T5">All values</text:span></text:span><text:span text:style-name="T5"> – no limitation.</text:span></text:p>
        </text:list-item>
        <text:list-item>
          <text:p text:style-name="List_20_2"><text:span text:style-name="Emphasis"><text:span text:style-name="T5">Whole number</text:span></text:span><text:span text:style-name="T5"> – only whole numbers allowed.</text:span></text:p>
        </text:list-item>
        <text:list-item>
          <text:p text:style-name="List_20_2"><text:span text:style-name="Emphasis"><text:span text:style-name="T5">Decimal</text:span></text:span><text:span text:style-name="T5"> – all numbers correspond to decimal format.</text:span></text:p>
        </text:list-item>
        <text:list-item>
          <text:p text:style-name="List_20_2"><text:span text:style-name="Emphasis"><text:span text:style-name="T5">Date</text:span></text:span><text:span text:style-name="T5"> – all numbers correspond to date format. The entered values are formatted the next time the dialog is called up.</text:span></text:p>
        </text:list-item>
        <text:list-item>
          <text:p text:style-name="List_20_2"><text:span text:style-name="Emphasis"><text:span text:style-name="T5">Time</text:span></text:span><text:span text:style-name="T5"> – all numbers correspond to time format. The entered values are formatted the next time the dialog is called up.</text:span></text:p>
        </text:list-item>
        <text:list-item>
          <text:p text:style-name="List_20_2"><text:span text:style-name="Emphasis"><text:span text:style-name="T5">Cell range</text:span></text:span><text:span text:style-name="T5"> – allow only values that are given in a cell range. The cell range can be specified explicitly, or as a named database range, or as a named range. The range may consist of one column or one row of cells. If you specify a range of columns and rows, only the first column is used.</text:span></text:p>
        </text:list-item>
        <text:list-item>
          <text:p text:style-name="List_20_2"><text:span text:style-name="Emphasis"><text:span text:style-name="T5">List</text:span></text:span><text:span text:style-name="T5"> – allow only values or strings specified in a list. Strings and values can be mixed. Numbers evaluate to their value, so if you enter the number 1 in the list, the entry 100% is also valid.</text:span></text:p>
        </text:list-item>
        <text:list-item>
          <text:p text:style-name="P74"><text:span text:style-name="Emphasis"><text:span text:style-name="T5">Text length</text:span></text:span><text:span text:style-name="T5"> – </text:span><text:span text:style-name="T33">allow </text:span><text:span text:style-name="T5">entries whose length corresponds to the number of characters that have been set.</text:span></text:p>
        </text:list-item>
        <text:list-item>
          <text:p text:style-name="P74"><text:span text:style-name="Emphasis"><text:span text:style-name="T33">Custom</text:span></text:span><text:span text:style-name="T33"> – allow entries that correspond to a formula entered in the Formula box.</text:span></text:p>
        </text:list-item>
      </text:list>
      <text:list xml:id="list215655892866690" text:continue-list="list24483145" text:style-name="List_20_1">
        <text:list-item>
          <text:p text:style-name="List_20_1"><text:span text:style-name="Strong_20_Emphasis"><text:span text:style-name="T5">Allow </text:span></text:span><text:span text:style-name="Strong_20_Emphasis"><text:span text:style-name="T7">empty</text:span></text:span><text:span text:style-name="Strong_20_Emphasis"><text:span text:style-name="T5"> cells</text:span></text:span><text:span text:style-name="T5"> – in conjunction with </text:span><text:span text:style-name="Strong_20_Emphasis"><text:span text:style-name="T5">Tools &gt; Detective &gt; Mark </text:span></text:span><text:span text:style-name="Strong_20_Emphasis"><text:span text:style-name="T7">I</text:span></text:span><text:span text:style-name="Strong_20_Emphasis"><text:span text:style-name="T5">nvalid Data</text:span></text:span><text:span text:style-name="T5">, this defines that blank cells are shown as invalid data (disabled) or not shown (enabled).</text:span></text:p>
        </text:list-item>
        <text:list-item>
          <text:p text:style-name="List_20_1"><text:span text:style-name="Strong_20_Emphasis"><text:span text:style-name="T5">Show selection list</text:span></text:span><text:span text:style-name="T5"> – shows a list of all valid strings or values to select from. The list can also be opened by selecting the cell and pressing </text:span><text:span text:style-name="Keystroke"><text:span text:style-name="T5">Ctrl</text:span></text:span><text:span text:style-name="Emphasis"><text:span text:style-name="T5">+</text:span></text:span><text:span text:style-name="Keystroke"><text:span text:style-name="T5">D</text:span></text:span><text:span text:style-name="T5">.</text:span></text:p>
        </text:list-item>
        <text:list-item>
          <text:p text:style-name="List_20_1"><text:span text:style-name="Strong_20_Emphasis"><text:span text:style-name="T5">Sort entries ascending</text:span></text:span><text:span text:style-name="T5"> – sorts the selection list in ascending order and filters duplicates from the list. If not checked, the order from the data source is taken.</text:span></text:p>
        </text:list-item>
        <text:list-item>
          <text:p text:style-name="List_20_1"><text:span text:style-name="Strong_20_Emphasis"><text:span text:style-name="T5">Source</text:span></text:span><text:span text:style-name="T5"> – enter the cell range that contains the valid values or text.</text:span></text:p>
        </text:list-item>
        <text:list-item>
          <text:p text:style-name="List_20_1"><text:soft-page-break/><text:span text:style-name="Strong_20_Emphasis"><text:span text:style-name="T5">Entries</text:span></text:span><text:span text:style-name="T5"> – enter the entries that will be valid values or text strings.</text:span></text:p>
        </text:list-item>
        <text:list-item>
          <text:p text:style-name="List_20_1"><text:span text:style-name="Strong_20_Emphasis"><text:span text:style-name="T5">Data</text:span></text:span><text:span text:style-name="T5"> – select the comparative operator that you want to use from the drop-down list. The available operators depend on what you have selected in the Allow drop-down list. For example, if you select valid range, the </text:span><text:span text:style-name="Strong_20_Emphasis"><text:span text:style-name="T5">Minimum</text:span></text:span><text:span text:style-name="T5"> and </text:span><text:span text:style-name="Strong_20_Emphasis"><text:span text:style-name="T5">Maximum</text:span></text:span><text:span text:style-name="T5"> input boxes replace the </text:span><text:span text:style-name="MenuPath"><text:span text:style-name="T5">Value</text:span></text:span><text:span text:style-name="T5"> box.</text:span></text:p>
        </text:list-item>
        <text:list-item>
          <text:p text:style-name="List_20_1"><text:span text:style-name="Strong_20_Emphasis"><text:span text:style-name="T5">Value</text:span></text:span><text:span text:style-name="T5"> – enter the value for the data validation option that you selected in the Allow drop-down list.</text:span></text:p>
        </text:list-item>
        <text:list-item>
          <text:p text:style-name="List_20_1"><text:span text:style-name="Strong_20_Emphasis"><text:span text:style-name="T5">Minimum</text:span></text:span><text:span text:style-name="T5"> – enter the minimum value for the data validation option that you selected in the Allow drop-down list.</text:span></text:p>
        </text:list-item>
        <text:list-item>
          <text:p text:style-name="List_20_1"><text:span text:style-name="Strong_20_Emphasis"><text:span text:style-name="T5">Maximum</text:span></text:span><text:span text:style-name="T5"> – enter the maximum value for the data validation option that you selected in the </text:span><text:span text:style-name="Emphasis"><text:span text:style-name="T5">Allow</text:span></text:span><text:span text:style-name="T5"> drop-down list.</text:span></text:p>
        </text:list-item>
      </text:list>
      <text:h text:style-name="Heading_20_2" text:outline-level="2"><text:bookmark-start text:name="__RefHeading___Toc3508_208225428"/>Input Help options<text:bookmark-end text:name="__RefHeading___Toc3508_208225428"/></text:h>
      <text:p text:style-name="P5">Enter the message to be displayed when the cell or cell range is selected in the spreadsheet (<text:span text:style-name="T62">Figure </text:span><text:sequence-ref text:reference-format="value" text:ref-name="refFigure33">12</text:sequence-ref>).</text:p>
      <text:list xml:id="list215654762907001" text:continue-numbering="true" text:style-name="List_20_1">
        <text:list-item>
          <text:p text:style-name="P69"><text:span text:style-name="Strong_20_Emphasis">Show input help when cell is selected</text:span> – displays the message that you enter in the <text:span text:style-name="Emphasis">Title</text:span> and <text:span text:style-name="Emphasis">Contents</text:span> boxes when the cell or cell range is selected in the sheet. If you enter text in the <text:span text:style-name="Emphasis">Title</text:span> and <text:span text:style-name="Emphasis">Contents</text:span> boxes and then deselect this option, the text will be lost.</text:p>
        </text:list-item>
        <text:list-item>
          <text:p text:style-name="P69"><text:span text:style-name="Strong_20_Emphasis">Title</text:span> – enter the title to be displayed when the cell or cell range is selected.</text:p>
        </text:list-item>
        <text:list-item>
          <text:p text:style-name="P69"><text:span text:style-name="Strong_20_Emphasis">Input help</text:span> – enter the message to be displayed when the cell or cell range is selected.</text:p>
        </text:list-item>
      </text:list>
      <text:p text:style-name="P29"><draw:frame draw:style-name="fr1" draw:name="Fig.11" text:anchor-type="as-char" svg:width="4.7181in" draw:z-index="32"><draw:text-box fo:min-height="2.2398in"><text:p text:style-name="P36"><draw:frame draw:style-name="fr22" draw:name="Image12" text:anchor-type="paragraph" svg:width="4.7181in" style:rel-width="100%" svg:height="1.9764in" style:rel-height="scale" draw:z-index="33"><draw:image xlink:href="Pictures/10000000000001C5000000F476C43A7CB1B8B3DC.png" xlink:type="simple" xlink:show="embed" xlink:actuate="onLoad" loext:mime-type="image/png"/></draw:frame><text:span text:style-name="T50"><text:line-break/></text:span>Figure <text:sequence text:ref-name="refFigure33" text:name="Figure" text:formula="ooow:Figure+1" style:num-format="1">12</text:sequence>: Validity dialog – Input Help page</text:p></draw:text-box></draw:frame></text:p>
      <text:h text:style-name="P59" text:outline-level="2"><text:bookmark-start text:name="__RefHeading___Toc48680_665378378"/>Error Alert options<text:bookmark-end text:name="__RefHeading___Toc48680_665378378"/></text:h>
      <text:p text:style-name="P10">Define the error message that is displayed when invalid data is entered in a cell (<text:span text:style-name="T61">Figure </text:span><text:sequence-ref text:reference-format="value" text:ref-name="refFigure34">13</text:sequence-ref>).</text:p>
      <text:p text:style-name="P29"><draw:frame draw:style-name="fr1" draw:name="Fig.12" text:anchor-type="as-char" svg:width="4.7181in" draw:z-index="34"><draw:text-box fo:min-height="2.522in"><text:p text:style-name="P36"><draw:frame draw:style-name="fr21" draw:name="Image13" text:anchor-type="paragraph" svg:width="4.7181in" style:rel-width="100%" svg:height="2.2925in" style:rel-height="scale" draw:z-index="35"><draw:image xlink:href="Pictures/10000000000001C500000113B939451AE4C06D68.png" xlink:type="simple" xlink:show="embed" xlink:actuate="onLoad" loext:mime-type="image/png"/></draw:frame><text:span text:style-name="T50"><text:line-break/></text:span>Figure <text:sequence text:ref-name="refFigure34" text:name="Figure" text:formula="ooow:Figure+1" style:num-format="1">13</text:sequence>: Validity dialog – Error Alert page</text:p></draw:text-box></draw:frame></text:p>
      <text:list xml:id="list215655641033263" text:continue-numbering="true" text:style-name="List_20_1">
        <text:list-item>
          <text:p text:style-name="List_20_1"><text:soft-page-break/><text:span text:style-name="Strong_20_Emphasis"><text:span text:style-name="T5">Show error message when invalid values are entered</text:span></text:span><text:span text:style-name="T5"> – when selected, displays the error message that you enter in the Contents area when invalid data is entered in a cell.</text:span></text:p>
        </text:list-item>
        <text:list-item>
          <text:p text:style-name="List_20_1"><text:span text:style-name="Strong_20_Emphasis"><text:span text:style-name="T5">Action</text:span></text:span><text:span text:style-name="T5"> – select the action that you want to occur when invalid data is entered in a cell.</text:span></text:p>
        </text:list-item>
      </text:list>
      <text:list xml:id="list215656201432827" text:continue-list="list215656285298756" text:style-name="List_20_2">
        <text:list-item>
          <text:p text:style-name="List_20_2"><text:span text:style-name="Emphasis"><text:span text:style-name="T5">Stop</text:span></text:span><text:span text:style-name="T5"> – rejects the invalid entry and displays a dialog that you have to close by clicking </text:span><text:span text:style-name="MenuPath"><text:span text:style-name="T5">OK</text:span></text:span><text:span text:style-name="T5">.</text:span></text:p>
        </text:list-item>
        <text:list-item>
          <text:p text:style-name="List_20_2"><text:span text:style-name="Emphasis"><text:span text:style-name="T5">Warning</text:span></text:span><text:span text:style-name="T5"> and </text:span><text:span text:style-name="Emphasis"><text:span text:style-name="T5">Information</text:span></text:span><text:span text:style-name="T5"> – displays a dialog that can be closed by clicking </text:span><text:span text:style-name="Strong_20_Emphasis"><text:span text:style-name="T5">OK</text:span></text:span><text:span text:style-name="T5"> or </text:span><text:span text:style-name="Strong_20_Emphasis"><text:span text:style-name="T5">Cancel</text:span></text:span><text:span text:style-name="T5">. The invalid entry is only rejected when you click </text:span><text:span text:style-name="Strong_20_Emphasis"><text:span text:style-name="T5">Cancel</text:span></text:span><text:span text:style-name="T5">.</text:span></text:p>
        </text:list-item>
        <text:list-item>
          <text:p text:style-name="List_20_2"><text:span text:style-name="Emphasis"><text:span text:style-name="T5">Macro</text:span></text:span><text:span text:style-name="T5"> – activates the </text:span><text:span text:style-name="Strong_20_Emphasis"><text:span text:style-name="T5">Browse</text:span></text:span><text:span text:style-name="T5"> button to open the Macro dialog where you can select a macro that is executed when invalid data is entered in a cell. The macro is executed after the error message is displayed.</text:span></text:p>
        </text:list-item>
      </text:list>
      <text:list xml:id="list215654589125345" text:continue-list="list215655641033263" text:style-name="List_20_1">
        <text:list-item>
          <text:p text:style-name="List_20_1"><text:span text:style-name="Strong_20_Emphasis"><text:span text:style-name="T5">Title</text:span></text:span><text:span text:style-name="T5"> – enter the title of the macro or the error message that you want to display when invalid data is entered in a cell.</text:span></text:p>
        </text:list-item>
        <text:list-item>
          <text:p text:style-name="List_20_1"><text:span text:style-name="Strong_20_Emphasis"><text:span text:style-name="T5">Error message</text:span></text:span><text:span text:style-name="T5"> – enter the message that you want to display when invalid data is entered in a cell.</text:span></text:p>
        </text:list-item>
      </text:list>
      <text:h text:style-name="Heading_20_2" text:outline-level="2"><text:bookmark-start text:name="__RefHeading___Toc3512_208225428"/>Calc detective<text:bookmark-end text:name="__RefHeading___Toc3512_208225428"/></text:h>
      <text:p text:style-name="P5">The Detective is a tool within Calc that you can use to locate any cells in a spreadsheet that contain invalid data if the cells are set to accept invalid data with a warning.</text:p>
      <text:list xml:id="list215656102412842" text:continue-list="list215655815547400" text:style-name="Numbering_20_1">
        <text:list-item text:start-value="1">
          <text:p text:style-name="Numbering_20_1"><text:span text:style-name="T5">Go to </text:span><text:span text:style-name="Strong_20_Emphasis"><text:span text:style-name="T5">Tools &gt; Detective &gt; Mark Invalid Data</text:span></text:span><text:span text:style-name="T5"> on the Menu bar to locate any cells containing invalid data. The Detective function marks any cells containing invalid data.</text:span></text:p>
        </text:list-item>
        <text:list-item>
          <text:p text:style-name="P81">Correct the data so that it becomes valid.</text:p>
        </text:list-item>
        <text:list-item>
          <text:p text:style-name="Numbering_20_1"><text:span text:style-name="T5">Go to </text:span><text:span text:style-name="Strong_20_Emphasis"><text:span text:style-name="T5">Tools &gt; Detective &gt; Mark Invalid Data</text:span></text:span><text:span text:style-name="T5"> on the Menu bar again and any cells that were previously marked as containing invalid data have the invalid data mark removed.</text:span></text:p>
        </text:list-item>
      </text:list>
      <text:list xml:id="list215656312311259" text:continue-list="list215656197665085" text:style-name="Heading_20_Note">
        <text:list-item>
          <text:p text:style-name="P67">Poznámka</text:p>
        </text:list-item>
      </text:list>
      <text:p text:style-name="Text_20_Note"><text:span text:style-name="T5">A validity rule is considered part of the format for a cell. If you select </text:span><text:span text:style-name="Strong_20_Emphasis"><text:span text:style-name="T5">Delete All</text:span></text:span><text:span text:style-name="T5"> from the Delete Contents dialog (</text:span><text:span text:style-name="T21">Figure </text:span><text:span text:style-name="T5"><text:sequence-ref text:reference-format="value" text:ref-name="refFigure36">15</text:sequence-ref></text:span><text:span text:style-name="T5">), then it is removed. If you want to copy a validity rule with the rest of the cell, use </text:span><text:span text:style-name="Strong_20_Emphasis"><text:span text:style-name="T5">Edit &gt; Paste Special &gt; Paste </text:span></text:span><text:span text:style-name="Strong_20_Emphasis"><text:span text:style-name="T34">Special</text:span></text:span><text:span text:style-name="T5"> </text:span><text:span text:style-name="T34">t</text:span><text:span text:style-name="T5">o </text:span><text:span text:style-name="T34">open the Paste Special dialog (Figure </text:span><text:span text:style-name="T34"><text:sequence-ref text:reference-format="value" text:ref-name="refFigure37">16</text:sequence-ref></text:span><text:span text:style-name="T34">), then select</text:span><text:span text:style-name="T5"> </text:span><text:span text:style-name="Strong_20_Emphasis"><text:span text:style-name="T5">Paste All</text:span></text:span><text:span text:style-name="T5"> </text:span><text:span text:style-name="T34">or </text:span><text:span text:style-name="Strong_20_Emphasis"><text:span text:style-name="T34">Formats</text:span></text:span><text:span text:style-name="T34"> and click </text:span><text:span text:style-name="Strong_20_Emphasis"><text:span text:style-name="T34">OK</text:span></text:span><text:span text:style-name="T34">.</text:span></text:p>
      <text:h text:style-name="Heading_20_1" text:outline-level="1"><text:bookmark-start text:name="__RefHeading___Toc3514_208225428"/>Úprava dat<text:bookmark-end text:name="__RefHeading___Toc3514_208225428"/></text:h>
      <text:h text:style-name="Heading_20_2" text:outline-level="2"><text:bookmark-start text:name="__RefHeading___Toc3516_208225428"/><text:alphabetical-index-mark text:string-value="odstraňování dat z buňky" text:key1="úprava dat, Calc"/>Mazání dat<text:bookmark-end text:name="__RefHeading___Toc3516_208225428"/></text:h>
      <text:h text:style-name="Heading_20_3" text:outline-level="3"><text:bookmark-start text:name="__RefHeading___Toc3518_208225428"/>Deleting cell data only<text:bookmark-end text:name="__RefHeading___Toc3518_208225428"/></text:h>
      <text:p text:style-name="Text_20_body"><text:span text:style-name="T5">Data can be deleted from a cell without deleting any of the cell formatting. Select a cell or a range of cells and then press the </text:span><text:span text:style-name="Keystroke"><text:span text:style-name="T5">Delete</text:span></text:span><text:span text:style-name="T5"> key.</text:span></text:p>
      <text:h text:style-name="Heading_20_3" text:outline-level="3"><text:bookmark-start text:name="__RefHeading___Toc27548_4115105405"/>Delete Cells<text:bookmark-end text:name="__RefHeading___Toc27548_4115105405"/></text:h>
      <text:p text:style-name="P5"><text:span text:style-name="T95">This option c</text:span>ompletely deletes selected cells, columns, or rows. The cells below or to the right of the deleted cells will fill the space.</text:p>
      <text:list xml:id="list215655399479379" text:continue-list="list215656102412842" text:style-name="Numbering_20_1">
        <text:list-item text:start-value="1">
          <text:p text:style-name="P82">Select <text:span text:style-name="T5">a cell or a range of cells.</text:span></text:p>
        </text:list-item>
        <text:list-item>
          <text:p text:style-name="P77">Press the <text:span text:style-name="Keystroke">Ctrl</text:span>+<text:span text:style-name="T78">–</text:span> keys, or select <text:span text:style-name="Strong_20_Emphasis">Sheet &gt; Delete Cells</text:span> from the <text:span text:style-name="T64">M</text:span>enu <text:span text:style-name="T64">bar</text:span>, or right-click inside the selected cells and choose <text:span text:style-name="Strong_20_Emphasis">Delete</text:span> from the context menu.</text:p>
        </text:list-item>
      </text:list>
      <text:p text:style-name="Figure"><text:soft-page-break/><draw:frame draw:style-name="fr1" draw:name="Fig.14" text:anchor-type="as-char" svg:width="3.0728in" draw:z-index="36"><draw:text-box fo:min-height="2.0728in"><text:p text:style-name="P36"><draw:frame draw:style-name="fr6" draw:name="Image15" text:anchor-type="paragraph" svg:width="3.0728in" style:rel-width="100%" svg:height="2.0728in" style:rel-height="scale" draw:z-index="37"><draw:image xlink:href="Pictures/1000000000000127000000C767DD868D380973C0.png" xlink:type="simple" xlink:show="embed" xlink:actuate="onLoad" loext:mime-type="image/png"/></draw:frame><text:span text:style-name="T53">F</text:span>igure <text:sequence text:ref-name="refFigure35" text:name="Figure" text:formula="ooow:Figure+1" style:num-format="1">14</text:sequence>: Delete Cells dialog</text:p></draw:text-box></draw:frame></text:p>
      <text:list xml:id="list215656005733909" text:continue-numbering="true" text:style-name="Numbering_20_1">
        <text:list-item>
          <text:p text:style-name="P81"><text:span text:style-name="T78">T</text:span>he Delete Cells dialog (<text:span text:style-name="T61">Figure </text:span><text:sequence-ref text:reference-format="value" text:ref-name="refFigure35">14</text:sequence-ref>) <text:span text:style-name="T78">provides</text:span> four options to specify how sheets are displayed after deleting cells:</text:p>
        </text:list-item>
      </text:list>
      <text:p text:style-name="P41">Shift cells up</text:p>
      <text:p text:style-name="P42">Fills the space produced by the deleted cells with the cells underneath it.</text:p>
      <text:p text:style-name="P41">Shift cells left</text:p>
      <text:p text:style-name="P42">Fills the resulting space by the cells to the right of the deleted cells.</text:p>
      <text:p text:style-name="P41">Delete entire row(s)</text:p>
      <text:p text:style-name="P42">After selecting at least one cell, deletes the entire row from the sheet.</text:p>
      <text:p text:style-name="P41">Delete entire column(s)</text:p>
      <text:p text:style-name="P42">After selecting at least one cell, deletes the entire column from the sheet.</text:p>
      <text:list xml:id="list215654227792703" text:continue-numbering="true" text:style-name="Numbering_20_1">
        <text:list-item>
          <text:p text:style-name="Numbering_20_1">To confirm the selection, click <text:span text:style-name="Strong_20_Emphasis">OK</text:span>.</text:p>
        </text:list-item>
      </text:list>
      <text:list xml:id="list215655878554352" text:continue-list="list215656312311259" text:style-name="Heading_20_Note">
        <text:list-item>
          <text:p text:style-name="Heading_20_Note">Poznámka</text:p>
        </text:list-item>
      </text:list>
      <text:p text:style-name="Text_20_Note">The selected delete option is stored and reloaded when the dialog is next called.</text:p>
      <text:h text:style-name="Heading_20_3" text:outline-level="3"><text:bookmark-start text:name="__RefHeading___Toc3520_208225428"/>Mazání dat a formátování<text:bookmark-end text:name="__RefHeading___Toc3520_208225428"/></text:h>
      <text:p text:style-name="Text_20_Body_20_List_20_Intro">Data a formátování se dají z buňky smazat současně. <text:span text:style-name="T95">To do this:</text:span></text:p>
      <text:list xml:id="list215655639896929" text:continue-list="list215654227792703" text:style-name="Numbering_20_1">
        <text:list-item text:start-value="1">
          <text:p text:style-name="P81">Označíme buňku nebo oblast buněk.</text:p>
        </text:list-item>
        <text:list-item>
          <text:p text:style-name="P81"><text:span text:style-name="T5">Press the </text:span><text:span text:style-name="Keystroke"><text:span text:style-name="T5">Backspace</text:span></text:span><text:span text:style-name="T5"> key, or right-click inside the selected cells and choose </text:span><text:span text:style-name="Strong_20_Emphasis"><text:span text:style-name="T7">Clear</text:span></text:span><text:span text:style-name="Strong_20_Emphasis"><text:span text:style-name="T5"> Contents</text:span></text:span><text:span text:style-name="T5"> from the context menu, or select </text:span><text:span text:style-name="Strong_20_Emphasis"><text:span text:style-name="T7">Sheet</text:span></text:span><text:span text:style-name="Strong_20_Emphasis"><text:span text:style-name="T5"> &gt; </text:span></text:span><text:span text:style-name="Strong_20_Emphasis"><text:span text:style-name="T7">Clear</text:span></text:span><text:span text:style-name="Strong_20_Emphasis"><text:span text:style-name="T5"> </text:span></text:span><text:span text:style-name="Strong_20_Emphasis"><text:span text:style-name="T7">Cells</text:span></text:span><text:span text:style-name="Strong_20_Emphasis"><text:span text:style-name="T5"> </text:span></text:span><text:span text:style-name="T5">from the Menu bar.</text:span></text:p>
        </text:list-item>
        <text:list-item>
          <text:p text:style-name="P83"><text:span text:style-name="T79">In t</text:span>he Delete Contents dialog (<text:span text:style-name="T62">Figure </text:span><text:sequence-ref text:reference-format="value" text:ref-name="refFigure36">15</text:sequence-ref>), <text:span text:style-name="T79">c</text:span><text:span text:style-name="T5">hoose any of the options or c</text:span><text:span text:style-name="T21">hoose</text:span><text:span text:style-name="T5"> </text:span><text:span text:style-name="Strong_20_Emphasis"><text:span text:style-name="T5">Delete All</text:span></text:span><text:span text:style-name="T5">. </text:span><text:span text:style-name="T35">C</text:span><text:span text:style-name="T5">lick </text:span><text:span text:style-name="Strong_20_Emphasis"><text:span text:style-name="T5">OK</text:span></text:span><text:span text:style-name="T5">.</text:span></text:p>
        </text:list-item>
      </text:list>
      <text:p text:style-name="P29"><draw:frame draw:style-name="fr1" draw:name="Fig.13" text:anchor-type="as-char" svg:width="3.0728in" draw:z-index="38"><draw:text-box fo:min-height="2.0008in"><text:p text:style-name="P36"><draw:frame draw:style-name="fr20" draw:name="Image14" text:anchor-type="paragraph" svg:width="3.0728in" style:rel-width="100%" svg:height="1.8098in" style:rel-height="scale" draw:z-index="39"><draw:image xlink:href="Pictures/1000000000000127000000E3849495B44E61953F.png" xlink:type="simple" xlink:show="embed" xlink:actuate="onLoad" loext:mime-type="image/png"/></draw:frame>Figure <text:sequence text:ref-name="refFigure36" text:name="Figure" text:formula="ooow:Figure+1" style:num-format="1">15</text:sequence>: Delete Contents dialog</text:p></draw:text-box></draw:frame></text:p>
      <text:h text:style-name="Heading_20_2" text:outline-level="2"><text:bookmark-start text:name="__RefHeading___Toc3522_208225428"/><text:soft-page-break/><text:alphabetical-index-mark text:string-value="nahrazování všech dat v buňce" text:key1="úprava dat, Calc"/>Nahrazování dat<text:bookmark-end text:name="__RefHeading___Toc3522_208225428"/></text:h>
      <text:p text:style-name="P5">Chceme-li odstranit stávající data a vložit nová, vybereme buňku a nová data zadáme. The new data will replace the data already contained in the cell and will retain the original formatting used in the cell.</text:p>
      <text:p text:style-name="P5">Alternatively, click in the Input Line on the Formula Bar, then double-click on the data to highlight it completely and type the new data.</text:p>
      <text:h text:style-name="Heading_20_2" text:outline-level="2"><text:bookmark-start text:name="__RefHeading___Toc3524_208225428"/><text:alphabetical-index-mark text:string-value="změna data v buňce" text:key1="úprava dat, Calc"/>Úprava dat<text:bookmark-end text:name="__RefHeading___Toc3524_208225428"/></text:h>
      <text:p text:style-name="P5">Někdy je třeba změnit obsah buňky, aniž by se celý odstranil. Například text „Prodej ve 2. kvartálu“ zaměníme <text:s/>za text „Nárůst prodeje v kvartálu“ následujícím postupem.</text:p>
      <text:h text:style-name="Heading_20_3" text:outline-level="3"><text:bookmark-start text:name="__RefHeading___Toc3526_208225428"/>Pomocí klávesnice<text:bookmark-end text:name="__RefHeading___Toc3526_208225428"/></text:h>
      <text:list xml:id="list215656101844678" text:continue-list="list215655639896929" text:style-name="Numbering_20_1">
        <text:list-item text:start-value="1">
          <text:p text:style-name="P81">Klepnutím vybereme buňku.</text:p>
        </text:list-item>
        <text:list-item>
          <text:p text:style-name="Numbering_20_1"><text:span text:style-name="T5">Press the </text:span><text:span text:style-name="Keystroke"><text:span text:style-name="T5">F2</text:span></text:span><text:span text:style-name="T5"> key and the cursor is placed at the end of the cell.</text:span></text:p>
        </text:list-item>
        <text:list-item>
          <text:p text:style-name="P81">Press the <text:span text:style-name="Keystroke">Backspace</text:span> key to delete any data up to the point where you want to enter new data.</text:p>
        </text:list-item>
        <text:list-item>
          <text:p text:style-name="P81">Alternatively, use the keyboard arrow keys to reposition the cursor where you want to start entering the new data in the cell, then press the <text:span text:style-name="Keystroke">Delete</text:span> key or <text:span text:style-name="Keystroke">Backspace</text:span> key to delete any unwanted data before typing the new data.</text:p>
        </text:list-item>
        <text:list-item>
          <text:p text:style-name="Numbering_20_1"><text:span text:style-name="T5">When you have finished editing, press the </text:span><text:span text:style-name="Keystroke"><text:span text:style-name="T5">Enter</text:span></text:span><text:span text:style-name="T5"> key to save the changes.</text:span></text:p>
        </text:list-item>
      </text:list>
      <text:list xml:id="list215655149229698" text:continue-list="list215655878554352" text:style-name="Heading_20_Note">
        <text:list-item>
          <text:p text:style-name="P67">Poznámka</text:p>
        </text:list-item>
      </text:list>
      <text:p text:style-name="Text_20_Note">Each time you select a cell, the contents are displayed in the Input Line on the Formula Bar. Using the Input Line may be easier <text:span text:style-name="T79">when</text:span> editing data.</text:p>
      <text:h text:style-name="Heading_20_3" text:outline-level="3"><text:bookmark-start text:name="__RefHeading___Toc3528_208225428"/>Pomocí myši<text:bookmark-end text:name="__RefHeading___Toc3528_208225428"/></text:h>
      <text:list xml:id="list215655983559641" text:continue-list="list215656101844678" text:style-name="Numbering_20_1">
        <text:list-item text:start-value="1">
          <text:p text:style-name="P81">Poklepeme na buňku, čímž ji vybereme a umístíme do ní kurzor.</text:p>
        </text:list-item>
        <text:list-item>
          <text:p text:style-name="P81">Reposition the cursor to where you want to start editing the data in the cell.</text:p>
        </text:list-item>
        <text:list-item>
          <text:p text:style-name="P81">Alternatively, single-click to select the cell, then move the cursor to the Input Line on the Formula Bar and click at the position where you want to start editing the data in the cell.</text:p>
        </text:list-item>
        <text:list-item>
          <text:p text:style-name="P81">When you have finished, click away from the cell to deselect it and the editing changes are saved.</text:p>
        </text:list-item>
      </text:list>
      <text:h text:style-name="Heading_20_2" text:outline-level="2"><text:bookmark-start text:name="__RefHeading___Toc3530_208225428"/>Funkce Vložit jinak<text:bookmark-end text:name="__RefHeading___Toc3530_208225428"/></text:h>
      <text:p text:style-name="P5">You can use the Paste Special function to paste into another cell selected parts of the data in the original cell or cell range, for example its format or the result of its formula.</text:p>
      <text:h text:style-name="Heading_20_3" text:outline-level="3"><text:bookmark-start text:name="__RefHeading___Toc3532_208225428"/>Paste Special dialog<text:bookmark-end text:name="__RefHeading___Toc3532_208225428"/></text:h>
      <text:list xml:id="list215655520931139" text:continue-list="list215655983559641" text:style-name="Numbering_20_1">
        <text:list-item text:start-value="1">
          <text:p text:style-name="P81">Vybereme buňku nebo oblast buněk.</text:p>
        </text:list-item>
        <text:list-item>
          <text:p text:style-name="Numbering_20_1"><text:span text:style-name="T5">Go to </text:span><text:span text:style-name="Strong_20_Emphasis"><text:span text:style-name="T5">Edit &gt; Copy</text:span></text:span><text:span text:style-name="T5"> on the Menu bar, </text:span><text:span text:style-name="T16">or </text:span><text:span text:style-name="T5">right-click and select </text:span><text:span text:style-name="Strong_20_Emphasis"><text:span text:style-name="T5">Copy</text:span></text:span><text:span text:style-name="T5"> from the context menu.</text:span></text:p>
        </text:list-item>
        <text:list-item>
          <text:p text:style-name="P81">Vybereme cílovou buňku nebo oblast buněk.</text:p>
        </text:list-item>
        <text:list-item>
          <text:p text:style-name="P83"><text:span text:style-name="T5">Go to </text:span><text:span text:style-name="Strong_20_Emphasis"><text:span text:style-name="T5">Edit &gt; Paste Special &gt; Paste Special</text:span></text:span><text:span text:style-name="T5"> from the Menu bar, or use the keyboard shortcut </text:span><text:span text:style-name="Keystroke"><text:span text:style-name="T5">Ctrl</text:span></text:span><text:span text:style-name="Emphasis"><text:span text:style-name="T5">+</text:span></text:span><text:span text:style-name="Keystroke"><text:span text:style-name="T5">Shift</text:span></text:span><text:span text:style-name="Emphasis"><text:span text:style-name="T5">+</text:span></text:span><text:span text:style-name="Keystroke"><text:span text:style-name="T5">V</text:span></text:span><text:span text:style-name="T5">, or right-click and select </text:span><text:span text:style-name="Strong_20_Emphasis"><text:span text:style-name="T5">Paste Special &gt; Paste Special</text:span></text:span><text:span text:style-name="T5"> from the context menu to open the Paste Special dialog (</text:span><text:span text:style-name="T21">Figure </text:span><text:span text:style-name="T5"><text:sequence-ref text:reference-format="value" text:ref-name="refFigure37">16</text:sequence-ref></text:span><text:span text:style-name="T5">).</text:span></text:p>
        </text:list-item>
        <text:list-item>
          <text:p text:style-name="Numbering_20_1"><text:span text:style-name="T5">Select the options for </text:span><text:span text:style-name="Emphasis"><text:span text:style-name="T5">Selection, Operations, Options</text:span></text:span><text:span text:style-name="T5"> and </text:span><text:span text:style-name="Emphasis"><text:span text:style-name="T5">Shift cells</text:span></text:span><text:span text:style-name="T5">. The Paste Special options are explained below.</text:span></text:p>
        </text:list-item>
        <text:list-item>
          <text:p text:style-name="Numbering_20_1"><text:span text:style-name="T5">Click </text:span><text:span text:style-name="Strong_20_Emphasis"><text:span text:style-name="T5">OK</text:span></text:span><text:span text:style-name="T5"> to paste the data into to the target cell or range of cells and close the dialog.</text:span></text:p>
        </text:list-item>
      </text:list>
      <text:p text:style-name="P29"><text:soft-page-break/><draw:frame draw:style-name="fr1" draw:name="Fig.15" text:anchor-type="as-char" svg:width="3.0728in" draw:z-index="40"><draw:text-box fo:min-height="4.4689in"><text:p text:style-name="P36"><draw:frame draw:style-name="fr19" draw:name="Image16" text:anchor-type="paragraph" svg:width="3.0728in" style:rel-width="100%" svg:height="4.4689in" style:rel-height="scale" draw:z-index="41"><draw:image xlink:href="Pictures/1000000000000127000001AD3A299E39A28D8576.png" xlink:type="simple" xlink:show="embed" xlink:actuate="onLoad" loext:mime-type="image/png"/></draw:frame><text:span text:style-name="T50"><text:line-break/></text:span>Figure <text:sequence text:ref-name="refFigure37" text:name="Figure" text:formula="ooow:Figure+1" style:num-format="1">16</text:sequence>: Paste Special dialog</text:p></draw:text-box></draw:frame></text:p>
      <text:h text:style-name="Heading_20_3" text:outline-level="3"><text:bookmark-start text:name="__RefHeading___Toc3534_208225428"/>Paste Special options<text:bookmark-end text:name="__RefHeading___Toc3534_208225428"/></text:h>
      <text:list xml:id="list215654855025235" text:continue-list="list215654589125345" text:style-name="List_20_1">
        <text:list-item>
          <text:p text:style-name="List_20_1"><text:span text:style-name="Strong_20_Emphasis"><text:span text:style-name="T5">Selection</text:span></text:span><text:span text:style-name="T5"> – select a format for the clipboard contents that you want to paste.</text:span></text:p>
        </text:list-item>
      </text:list>
      <text:list xml:id="list215656163579552" text:continue-list="list215656201432827" text:style-name="List_20_2">
        <text:list-item>
          <text:p text:style-name="List_20_2"><text:span text:style-name="Emphasis"><text:span text:style-name="T5">Paste all</text:span></text:span><text:span text:style-name="T5"> – pastes all cell contents, comments, formats, and objects into the current document.</text:span></text:p>
        </text:list-item>
        <text:list-item>
          <text:p text:style-name="List_20_2"><text:span text:style-name="Emphasis"><text:span text:style-name="T5">Text</text:span></text:span><text:span text:style-name="T5"> – pastes cells containing text.</text:span></text:p>
        </text:list-item>
        <text:list-item>
          <text:p text:style-name="List_20_2"><text:span text:style-name="Emphasis"><text:span text:style-name="T5">Numbers</text:span></text:span><text:span text:style-name="T5"> – pastes cells containing numbers.</text:span></text:p>
        </text:list-item>
        <text:list-item>
          <text:p text:style-name="List_20_2"><text:span text:style-name="Emphasis"><text:span text:style-name="T5">Date &amp; Time</text:span></text:span><text:span text:style-name="T5"> – pastes cells containing date and time values.</text:span></text:p>
        </text:list-item>
        <text:list-item>
          <text:p text:style-name="List_20_2"><text:span text:style-name="Emphasis"><text:span text:style-name="T5">Formulas</text:span></text:span><text:span text:style-name="T5"> – pastes cells containing formulas.</text:span></text:p>
        </text:list-item>
        <text:list-item>
          <text:p text:style-name="List_20_2"><text:span text:style-name="Emphasis"><text:span text:style-name="T5">Comments</text:span></text:span><text:span text:style-name="T5"> – pastes comments that are attached to cells. If you want to add the comments to the existing cell content, select the </text:span><text:span text:style-name="Emphasis"><text:span text:style-name="T5">Add</text:span></text:span><text:span text:style-name="T5"> operation.</text:span></text:p>
        </text:list-item>
        <text:list-item>
          <text:p text:style-name="List_20_2"><text:span text:style-name="Emphasis"><text:span text:style-name="T5">Formats</text:span></text:span><text:span text:style-name="T5"> – pastes cell format attributes.</text:span></text:p>
        </text:list-item>
        <text:list-item>
          <text:p text:style-name="List_20_2"><text:span text:style-name="Emphasis"><text:span text:style-name="T5">Objects</text:span></text:span><text:span text:style-name="T5"> – pastes objects contained within the selected cell range. These can be OLE objects, chart objects, or drawing objects.</text:span></text:p>
        </text:list-item>
      </text:list>
      <text:list xml:id="list215655122748663" text:continue-list="list215654855025235" text:style-name="List_20_1">
        <text:list-item>
          <text:p text:style-name="List_20_1"><text:span text:style-name="Strong_20_Emphasis"><text:span text:style-name="T5">Operations</text:span></text:span><text:span text:style-name="T5"> – select the operation to apply when you paste cells into the sheet.</text:span></text:p>
        </text:list-item>
      </text:list>
      <text:list xml:id="list215656137870394" text:continue-list="list215656163579552" text:style-name="List_20_2">
        <text:list-item>
          <text:p text:style-name="List_20_2"><text:span text:style-name="Emphasis"><text:span text:style-name="T5">None</text:span></text:span><text:span text:style-name="T5"> – does not apply an operation when you insert the cell range from the clipboard. The contents of the clipboard will replace existing cell contents.</text:span></text:p>
        </text:list-item>
        <text:list-item>
          <text:p text:style-name="List_20_2"><text:span text:style-name="Emphasis"><text:span text:style-name="T5">Add</text:span></text:span><text:span text:style-name="T5"> – adds the values in the clipboard cells to the values in the target cells. Also, if the clipboard only contains comments, adds the comments to the target cells.</text:span></text:p>
        </text:list-item>
        <text:list-item>
          <text:p text:style-name="List_20_2"><text:span text:style-name="Emphasis"><text:span text:style-name="T5">Subtract</text:span></text:span><text:span text:style-name="T5"> – subtracts the values in the clipboard cells from the values in the target cells.</text:span></text:p>
        </text:list-item>
        <text:list-item>
          <text:p text:style-name="List_20_2"><text:span text:style-name="Emphasis"><text:span text:style-name="T5">Multiply</text:span></text:span><text:span text:style-name="T5"> – multiplies the values in the clipboard cells with the values in the target cells.</text:span></text:p>
        </text:list-item>
        <text:list-item>
          <text:p text:style-name="List_20_2"><text:span text:style-name="Emphasis"><text:span text:style-name="T5">Divide</text:span></text:span><text:span text:style-name="T5"> – divides the values in the target cells by the values in the clipboard cells.</text:span></text:p>
        </text:list-item>
      </text:list>
      <text:list xml:id="list215655721035378" text:continue-list="list215655122748663" text:style-name="List_20_1">
        <text:list-item>
          <text:p text:style-name="List_20_1"><text:soft-page-break/><text:span text:style-name="Strong_20_Emphasis"><text:span text:style-name="T5">Options</text:span></text:span><text:span text:style-name="T5"> – sets the paste options for the clipboard contents.</text:span></text:p>
        </text:list-item>
      </text:list>
      <text:list xml:id="list215655530954553" text:continue-list="list215656137870394" text:style-name="List_20_2">
        <text:list-item>
          <text:p text:style-name="List_20_2"><text:span text:style-name="Emphasis"><text:span text:style-name="T5">Skip empty cells</text:span></text:span><text:span text:style-name="T5"> – empty cells from the clipboard do not replace target cells. If you use this option in conjunction with the </text:span><text:span text:style-name="Emphasis"><text:span text:style-name="T5">Multiply</text:span></text:span><text:span text:style-name="T5"> or the </text:span><text:span text:style-name="Emphasis"><text:span text:style-name="T5">Divide</text:span></text:span><text:span text:style-name="T5"> operation, the operation is not applied to the target cell of an empty cell in the clipboard. If you select a mathematical operation and deselect the </text:span><text:span text:style-name="Emphasis"><text:span text:style-name="T5">Skip empty cells</text:span></text:span><text:span text:style-name="T5">, empty cells in the clipboard are treated as zeroes. For example, if you apply the </text:span><text:span text:style-name="Emphasis"><text:span text:style-name="T5">Multiply</text:span></text:span><text:span text:style-name="T5"> operation, the target cells are filled with zeroes.</text:span></text:p>
        </text:list-item>
        <text:list-item>
          <text:p text:style-name="List_20_2"><text:span text:style-name="Emphasis"><text:span text:style-name="T5">Transpose</text:span></text:span><text:span text:style-name="T5"> – the rows of the range in the clipboard are pasted to become columns of the output range. The columns of the range in the clipboard are pasted to become rows.</text:span></text:p>
        </text:list-item>
        <text:list-item>
          <text:p text:style-name="List_20_2"><text:span text:style-name="Emphasis"><text:span text:style-name="T5">Link</text:span></text:span><text:span text:style-name="T5"> – inserts the cell range as a link, so that changes made to the cells in the source file are updated in the target file. To ensure that changes made to empty cells in the source file are updated in the target file, ensure that </text:span><text:span text:style-name="Emphasis"><text:span text:style-name="T5">Paste All</text:span></text:span><text:span text:style-name="T5"> is also selected. You can also link sheets within the same spreadsheet. When you link to other files, a DDE link is automatically created. A DDE link is inserted as a matrix formula and can only be modified as a whole.</text:span></text:p>
        </text:list-item>
      </text:list>
      <text:list xml:id="list215655495103484" text:continue-list="list215655721035378" text:style-name="List_20_1">
        <text:list-item>
          <text:p text:style-name="List_20_1"><text:span text:style-name="Strong_20_Emphasis"><text:span text:style-name="T5">Shift cells</text:span></text:span><text:span text:style-name="T5"> – set</text:span><text:span text:style-name="T46">s</text:span><text:span text:style-name="T5"> the shift options for the target cells when the clipboard content is inserted.</text:span></text:p>
        </text:list-item>
      </text:list>
      <text:list xml:id="list215655351312987" text:continue-list="list215655530954553" text:style-name="List_20_2">
        <text:list-item>
          <text:p text:style-name="List_20_2"><text:span text:style-name="Emphasis"><text:span text:style-name="T5">Don't shift</text:span></text:span><text:span text:style-name="T5"> – inserted cells replace the target cells.</text:span></text:p>
        </text:list-item>
        <text:list-item>
          <text:p text:style-name="List_20_2"><text:span text:style-name="Emphasis"><text:span text:style-name="T5">Down</text:span></text:span><text:span text:style-name="T5"> – target cells are shifted downward when you insert cells from the clipboard.</text:span></text:p>
        </text:list-item>
        <text:list-item>
          <text:p text:style-name="List_20_2"><text:span text:style-name="Emphasis"><text:span text:style-name="T5">Right</text:span></text:span><text:span text:style-name="T5"> – target cells are shifted to the right when you insert cells from the clipboard.</text:span></text:p>
        </text:list-item>
      </text:list>
      <text:h text:style-name="Heading_20_3" text:outline-level="3"><text:bookmark-start text:name="__RefHeading___Toc3536_208225428"/>Paste Only options<text:bookmark-end text:name="__RefHeading___Toc3536_208225428"/></text:h>
      <text:p text:style-name="P5">If you only want to copy text, numbers, or formulas to the target cell or cell range:</text:p>
      <text:list xml:id="list215654883649219" text:continue-list="list215655520931139" text:style-name="Numbering_20_1">
        <text:list-item text:start-value="1">
          <text:p text:style-name="Numbering_20_1">Vybereme zdrojovou buňku nebo oblast buněk a zkopírujeme data.</text:p>
        </text:list-item>
        <text:list-item>
          <text:p text:style-name="Numbering_20_1">Vybereme cílovou buňku nebo oblast buněk.</text:p>
        </text:list-item>
        <text:list-item>
          <text:p text:style-name="Numbering_20_1"><text:span text:style-name="T5">Right-click on the target cell or cell range and select </text:span><text:span text:style-name="Strong_20_Emphasis"><text:span text:style-name="T5">Paste </text:span></text:span><text:span text:style-name="Strong_20_Emphasis"><text:span text:style-name="T7">Special</text:span></text:span><text:span text:style-name="T5"> from the context menu, then select </text:span><text:span text:style-name="Strong_20_Emphasis"><text:span text:style-name="T5">Text</text:span></text:span><text:span text:style-name="T5">, </text:span><text:span text:style-name="Strong_20_Emphasis"><text:span text:style-name="T5">Number</text:span></text:span><text:span text:style-name="T5">, or </text:span><text:span text:style-name="Strong_20_Emphasis"><text:span text:style-name="T5">Formula</text:span></text:span><text:span text:style-name="T5">.</text:span></text:p>
        </text:list-item>
      </text:list>
      <text:h text:style-name="Heading_20_2" text:outline-level="2"><text:bookmark-start text:name="__RefHeading___Toc3538_208225428"/>Insert cell fields<text:bookmark-end text:name="__RefHeading___Toc3538_208225428"/></text:h>
      <text:p text:style-name="P5">Do buňky můžeme vložit pole spojené s datem, názvem listu nebo názvem dokumentu.</text:p>
      <text:list xml:id="list215655571628785" text:continue-list="list215654883649219" text:style-name="Numbering_20_1">
        <text:list-item text:start-value="1">
          <text:p text:style-name="Numbering_20_1">Vybereme buňky a dvojklikem aktivujeme editační mód.</text:p>
        </text:list-item>
        <text:list-item>
          <text:p text:style-name="Numbering_20_1"><text:span text:style-name="T5">Right-click and select </text:span><text:span text:style-name="Strong_20_Emphasis"><text:span text:style-name="T5">Insert Field &gt; Date</text:span></text:span><text:span text:style-name="T5"> or </text:span><text:span text:style-name="Strong_20_Emphasis"><text:span text:style-name="T5">Sheet Name</text:span></text:span><text:span text:style-name="T5"> or </text:span><text:span text:style-name="Strong_20_Emphasis"><text:span text:style-name="T7">Document </text:span></text:span><text:span text:style-name="Strong_20_Emphasis"><text:span text:style-name="T5">Title</text:span></text:span><text:span text:style-name="T5"> from the context menu.</text:span></text:p>
        </text:list-item>
      </text:list>
      <text:list xml:id="list215654984049180" text:continue-list="list215655149229698" text:style-name="Heading_20_Note">
        <text:list-item>
          <text:p text:style-name="P67">Poznámka</text:p>
        </text:list-item>
      </text:list>
      <text:p text:style-name="P27"><text:span text:style-name="T5">The </text:span><text:span text:style-name="Strong_20_Emphasis"><text:span text:style-name="T5">Insert Field &gt; </text:span></text:span><text:span text:style-name="Strong_20_Emphasis"><text:span text:style-name="T7">Document </text:span></text:span><text:span text:style-name="Strong_20_Emphasis"><text:span text:style-name="T5">Title</text:span></text:span><text:span text:style-name="T5"> command inserts the name of the spreadsheet and not the title defined in the </text:span><text:span text:style-name="Emphasis"><text:span text:style-name="T5">Description</text:span></text:span><text:span text:style-name="T5"> page in the Properties dialog for the file.</text:span></text:p>
      <text:list xml:id="list215655930067911" text:continue-list="list95089173" text:style-name="Heading_20_Tip">
        <text:list-item>
          <text:p text:style-name="P68">Tip</text:p>
        </text:list-item>
      </text:list>
      <text:p text:style-name="Text_20_Note"><text:span text:style-name="T5">Pole jsou aktualizována ve chvíli, kdy dojde k uložení sešitu nebo když použijeme klávesovou zkratku </text:span><text:span text:style-name="Keystroke"><text:span text:style-name="T5">Ctrl</text:span></text:span><text:span text:style-name="Emphasis"><text:span text:style-name="T5">+</text:span></text:span><text:span text:style-name="Keystroke"><text:span text:style-name="T5">Shift</text:span></text:span><text:span text:style-name="Emphasis"><text:span text:style-name="T5">+</text:span></text:span><text:span text:style-name="Keystroke"><text:span text:style-name="T5">F9</text:span></text:span><text:span text:style-name="T5">.</text:span></text:p>
      <text:h text:style-name="Heading_20_1" text:outline-level="1"><text:bookmark-start text:name="__RefHeading___Toc3540_208225428"/><text:soft-page-break/>Formátování dat<text:bookmark-end text:name="__RefHeading___Toc3540_208225428"/></text:h>
      <text:list xml:id="list215654269997623" text:continue-list="list215654984049180" text:style-name="Heading_20_Note">
        <text:list-item>
          <text:p text:style-name="P67">Poznámka</text:p>
        </text:list-item>
      </text:list>
      <text:p text:style-name="Text_20_Note"><text:span text:style-name="T5">All the settings discussed in this section can also be set as a part of the cell style. </text:span><text:span text:style-name="Emphasis"><text:span text:style-name="T5">See </text:span></text:span><text:span text:style-name="T5">Chapter 4, Using Styles and Templates, for more information.</text:span></text:p>
      <text:p text:style-name="P5"><text:span text:style-name="T82">You can format t</text:span>he data in Calc in several ways, either defined as part of a cell style so that it is automatically applied, or applied manually to the cell. For more control and extra options, select a cell or cell range and use the Format Cells dialog. All of the format options are discussed below.</text:p>
      <text:h text:style-name="Heading_20_2" text:outline-level="2"><text:bookmark-start text:name="__RefHeading___Toc3542_208225428"/><text:alphabetical-index-mark text:string-value="multiple lines of text" text:key1="formatting data"/>Víceřádkový text<text:bookmark-end text:name="__RefHeading___Toc3542_208225428"/></text:h>
      <text:p text:style-name="P5">Multiple lines of text can be entered into a single cell using automatic wrapping or <text:alphabetical-index-mark-start text:id="IMark680570904"/>manual line breaks<text:alphabetical-index-mark-end text:id="IMark680570904"/>. Každá z metod je vhodná pro jiné situace.</text:p>
      <text:h text:style-name="Heading_20_3" text:outline-level="3"><text:bookmark-start text:name="__RefHeading___Toc3544_208225428"/>Automatické zalamování<text:bookmark-end text:name="__RefHeading___Toc3544_208225428"/></text:h>
      <text:p text:style-name="P5">To automatically wrap multiple lines of text in a cell:</text:p>
      <text:list xml:id="list215655746983123" text:continue-list="list215655571628785" text:style-name="Numbering_20_1">
        <text:list-item text:start-value="1">
          <text:p text:style-name="Numbering_20_1">Vybereme buňku nebo oblast buněk.</text:p>
        </text:list-item>
        <text:list-item>
          <text:p text:style-name="Numbering_20_1"><text:span text:style-name="T5">Right-click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Menu bar, or press </text:span><text:span text:style-name="Keystroke"><text:span text:style-name="T5">Ctrl</text:span></text:span><text:span text:style-name="T5">+</text:span><text:span text:style-name="Keystroke"><text:span text:style-name="T5">1</text:span></text:span><text:span text:style-name="T5"> to open the Format Cells dialog.</text:span></text:p>
        </text:list-item>
        <text:list-item>
          <text:p text:style-name="Numbering_20_1"><text:span text:style-name="T5">Click on the </text:span><text:span text:style-name="Emphasis"><text:span text:style-name="T5">Alignment</text:span></text:span><text:span text:style-name="T5"> tab (</text:span><text:span text:style-name="T21">Figure </text:span><text:span text:style-name="T5"><text:sequence-ref text:reference-format="value" text:ref-name="refFigure38">17</text:sequence-ref></text:span><text:span text:style-name="T5">).</text:span></text:p>
        </text:list-item>
        <text:list-item>
          <text:p text:style-name="Numbering_20_1"><text:span text:style-name="T5">Under </text:span><text:span text:style-name="Strong_20_Emphasis"><text:span text:style-name="T5">Properties</text:span></text:span><text:span text:style-name="T5">, select </text:span><text:span text:style-name="Emphasis"><text:span text:style-name="T5">Wrap text automatically</text:span></text:span><text:span text:style-name="T5"> and click </text:span><text:span text:style-name="Strong_20_Emphasis"><text:span text:style-name="T5">OK</text:span></text:span><text:span text:style-name="T5">.</text:span></text:p>
        </text:list-item>
      </text:list>
      <text:p text:style-name="P29"><draw:frame draw:style-name="fr1" draw:name="Fig.16" text:anchor-type="as-char" svg:width="5.4602in" draw:z-index="42"><draw:text-box fo:min-height="4.1563in"><text:p text:style-name="P36"><draw:frame draw:style-name="fr19" draw:name="Image17" text:anchor-type="paragraph" svg:width="6.4472in" style:rel-width="100%" svg:height="4.6764in" style:rel-height="scale" draw:z-index="43"><draw:image xlink:href="Pictures/100000000000026B000001C1F7649AB0C7C11E96.png" xlink:type="simple" xlink:show="embed" xlink:actuate="onLoad" loext:mime-type="image/png"/></draw:frame><text:span text:style-name="T50"><text:line-break/></text:span>Figure <text:sequence text:ref-name="refFigure38" text:name="Figure" text:formula="ooow:Figure+1" style:num-format="1">17</text:sequence>: Format Cells dialog – Alignment page</text:p></draw:text-box></draw:frame></text:p>
      <text:h text:style-name="Heading_20_3" text:outline-level="3"><text:bookmark-start text:name="__RefHeading___Toc3546_208225428"/><text:alphabetical-index-mark-start text:id="IMark637177944"/>Ruční zalomení textu<text:bookmark-end text:name="__RefHeading___Toc3546_208225428"/><text:alphabetical-index-mark-end text:id="IMark637177944"/></text:h>
      <text:p text:style-name="Text_20_body"><text:span text:style-name="T5">To insert a manual line break while typing in a cell, press </text:span><text:span text:style-name="Keystroke"><text:span text:style-name="T5">Ctrl</text:span></text:span><text:span text:style-name="T5">+</text:span><text:span text:style-name="Keystroke"><text:span text:style-name="T5">Enter</text:span></text:span><text:span text:style-name="T5">. Tuto metodu nelze použít, pokud je kurzor ve vstupním řádku. When editing text, double-click the cell, then reposition the cursor to where you want the line break.</text:span></text:p>
      <text:p text:style-name="P5"><text:soft-page-break/>When a manual line break is entered, the cell width does not change and the text may still overlap the end of the cell. You have to change the cell width manually or reposition the line break so that the text does not overlap the end of the cell.</text:p>
      <text:h text:style-name="Heading_20_2" text:outline-level="2"><text:bookmark-start text:name="__RefHeading___Toc3548_208225428"/><text:alphabetical-index-mark text:string-value="shrinking data to fit cell" text:key1="formatting data"/>Shrinking text to fit a cell<text:bookmark-end text:name="__RefHeading___Toc3548_208225428"/></text:h>
      <text:p text:style-name="P5">Velikost písma textu v buňce lze automaticky přizpůsobit velikosti buňky.</text:p>
      <text:list xml:id="list215655843077251" text:continue-list="list215655746983123" text:style-name="Numbering_20_1">
        <text:list-item text:start-value="1">
          <text:p text:style-name="Numbering_20_1">Vybereme buňku nebo oblast buněk.</text:p>
        </text:list-item>
        <text:list-item>
          <text:p text:style-name="Numbering_20_1"><text:span text:style-name="T5">Right-click on the selection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Menu bar, or press </text:span><text:span text:style-name="Keystroke"><text:span text:style-name="T5">Ctrl</text:span></text:span><text:span text:style-name="Emphasis"><text:span text:style-name="T5">+</text:span></text:span><text:span text:style-name="Keystroke"><text:span text:style-name="T5">1</text:span></text:span><text:span text:style-name="T5"> to open the Format Cells dialog.</text:span></text:p>
        </text:list-item>
        <text:list-item>
          <text:p text:style-name="Numbering_20_1">Click on the <text:span text:style-name="Emphasis">Alignment</text:span> tab (<text:span text:style-name="T62">Figure </text:span><text:sequence-ref text:reference-format="value" text:ref-name="refFigure38">17</text:sequence-ref>).</text:p>
        </text:list-item>
        <text:list-item>
          <text:p text:style-name="Numbering_20_1"><text:span text:style-name="T5">Under </text:span><text:span text:style-name="Emphasis"><text:span text:style-name="T5">Properties</text:span></text:span><text:span text:style-name="T5">, select </text:span><text:span text:style-name="Emphasis"><text:span text:style-name="T5">Shrink to fit cell size</text:span></text:span><text:span text:style-name="T5"> and click </text:span><text:span text:style-name="Strong_20_Emphasis"><text:span text:style-name="T5">OK</text:span></text:span><text:span text:style-name="T5">.</text:span></text:p>
        </text:list-item>
      </text:list>
      <text:h text:style-name="Heading_20_2" text:outline-level="2"><text:bookmark-start text:name="__RefHeading___Toc3550_208225428"/>Formatting <text:alphabetical-index-mark-start text:id="IMark680570904" text:key1="formatting data"/>numbers<text:bookmark-end text:name="__RefHeading___Toc3550_208225428"/><text:alphabetical-index-mark-end text:id="IMark680570904"/></text:h>
      <text:p text:style-name="P5">Several different number formats can be applied to cells by using icons on the Formatting toolbar (highlighted in <text:span text:style-name="T62">Figure</text:span> <text:sequence-ref text:reference-format="value" text:ref-name="refFigure39">18</text:sequence-ref>). Vybereme buňku a pak klepnutím na příslušnou ikonu změníme formát čísla.</text:p>
      <text:p text:style-name="P5">For more control or to select other number formats, use the <text:span text:style-name="Emphasis">Numbers</text:span> page of the Format Cells dialog (<text:span text:style-name="T62">Figure </text:span><text:sequence-ref text:reference-format="value" text:ref-name="refFigure22">1</text:sequence-ref><text:s/>on page <text:sequence-ref text:reference-format="page" text:ref-name="refFigure22">6</text:sequence-ref>):</text:p>
      <text:list xml:id="list215655502814700" text:continue-list="list215655495103484" text:style-name="List_20_1">
        <text:list-item>
          <text:p text:style-name="List_20_1"><text:span text:style-name="T5">Apply any of the data types in the </text:span><text:span text:style-name="Emphasis"><text:span text:style-name="T5">Category</text:span></text:span><text:span text:style-name="T5"> list to the data.</text:span></text:p>
        </text:list-item>
        <text:list-item>
          <text:p text:style-name="List_20_1"><text:span text:style-name="T5">Control the number of decimal places and leading zeros in </text:span><text:span text:style-name="Emphasis"><text:span text:style-name="T5">Options</text:span></text:span><text:span text:style-name="T5">.</text:span></text:p>
        </text:list-item>
        <text:list-item>
          <text:p text:style-name="P69">Můžeme zadat vlastní formátovací kód.</text:p>
        </text:list-item>
        <text:list-item>
          <text:p text:style-name="List_20_1"><text:span text:style-name="T5">The </text:span><text:span text:style-name="Emphasis"><text:span text:style-name="T5">Language</text:span></text:span><text:span text:style-name="T5"> setting controls the local settings for the different formats such as the date format and currency symbol.</text:span></text:p>
        </text:list-item>
      </text:list>
      <text:p text:style-name="P29"><draw:frame draw:style-name="fr1" draw:name="Fig.17" text:anchor-type="as-char" svg:width="6.6929in" draw:z-index="44"><draw:text-box fo:min-height="0.3791in"><text:p text:style-name="P36"><draw:frame draw:style-name="fr19" draw:name="Image18" text:anchor-type="paragraph" svg:width="6.6929in" style:rel-width="100%" svg:height="0.3791in" style:rel-height="scale" draw:z-index="45"><draw:image xlink:href="Pictures/10000000000003A600000035C232D621F2F9EDF0.png" xlink:type="simple" xlink:show="embed" xlink:actuate="onLoad" loext:mime-type="image/png"/></draw:frame><text:span text:style-name="T50"><text:line-break/></text:span>Figure <text:sequence text:ref-name="refFigure39" text:name="Figure" text:formula="ooow:Figure+1" style:num-format="1">18</text:sequence>: Number icons on Formatting toolbar</text:p></draw:text-box></draw:frame></text:p>
      <text:h text:style-name="Heading_20_2" text:outline-level="2"><text:bookmark-start text:name="__RefHeading___Toc16584_1567524552"/>Formatting <text:alphabetical-index-mark-start text:id="IMark744324168" text:key1="formatting data"/>fonts<text:bookmark-end text:name="__RefHeading___Toc16584_1567524552"/><text:alphabetical-index-mark-end text:id="IMark744324168"/></text:h>
      <text:p text:style-name="P5">To select a font and format it for use in a cell:</text:p>
      <text:list xml:id="list215654765823890" text:continue-list="list215655843077251" text:style-name="Numbering_20_1">
        <text:list-item text:start-value="1">
          <text:p text:style-name="Numbering_20_1">Vybereme buňku nebo oblast buněk.</text:p>
        </text:list-item>
        <text:list-item>
          <text:p text:style-name="Numbering_20_1">Click the small triangle on the right of the Font Name box on the Formatting toolbar (highlighted in <text:span text:style-name="T62">Figure</text:span> <text:sequence-ref text:reference-format="value" text:ref-name="refFigure40">19</text:sequence-ref>) and select a font from the drop-down list. The font can also be changed using the Font page on the Format Cells dialog.</text:p>
        </text:list-item>
        <text:list-item>
          <text:p text:style-name="Numbering_20_1">Click on the small triangle on the right of the Font Size box on the Formatting toolbar and select a font size from the drop-down list. The font size can also be changed using the <text:span text:style-name="Emphasis">Font</text:span> page on the Format Cells dialog.</text:p>
        </text:list-item>
        <text:list-item>
          <text:p text:style-name="Numbering_20_1"><text:span text:style-name="T5">To change the character format, click on the </text:span><text:span text:style-name="Strong_20_Emphasis"><text:span text:style-name="T5">Bold</text:span></text:span><text:span text:style-name="T5">, </text:span><text:span text:style-name="Emphasis"><text:span text:style-name="T5">Italic</text:span></text:span><text:span text:style-name="T5">, or </text:span><text:span text:style-name="T11">Underline</text:span><text:span text:style-name="T5"> icons.</text:span></text:p>
        </text:list-item>
        <text:list-item>
          <text:p text:style-name="Numbering_20_1">To change the paragraph alignment of the font, click on one of the four alignment icons (<text:span text:style-name="Strong_20_Emphasis">Left</text:span>, <text:span text:style-name="Strong_20_Emphasis">Center</text:span>, <text:span text:style-name="Strong_20_Emphasis">Right</text:span>, <text:span text:style-name="Strong_20_Emphasis">Justified</text:span>).</text:p>
        </text:list-item>
      </text:list>
      <text:p text:style-name="P29"><draw:frame draw:style-name="fr1" draw:name="Fig.18" text:anchor-type="as-char" svg:width="5.5618in" draw:z-index="46"><draw:text-box fo:min-height="0.552in"><text:p text:style-name="P36"><draw:frame draw:style-name="fr19" draw:name="Image19" text:anchor-type="paragraph" svg:width="5.5618in" style:rel-width="100%" svg:height="0.552in" style:rel-height="scale" draw:z-index="47"><draw:image xlink:href="Pictures/10000000000002160000003517E38C41740BCB2A.png" xlink:type="simple" xlink:show="embed" xlink:actuate="onLoad" loext:mime-type="image/png"/></draw:frame><text:span text:style-name="T50"><text:line-break/></text:span>Figure <text:sequence text:ref-name="refFigure40" text:name="Figure" text:formula="ooow:Figure+1" style:num-format="1">19</text:sequence>: Font Name and Size on Formatting toolbar</text:p></draw:text-box></draw:frame></text:p>
      <text:list xml:id="list215654512377578" text:continue-list="list215654269997623" text:style-name="Heading_20_Note">
        <text:list-item>
          <text:p text:style-name="P67"><text:soft-page-break/>Poznámka</text:p>
        </text:list-item>
      </text:list>
      <text:p text:style-name="Text_20_Note">Pokud chceme určit jazyk buňky, použijeme v dialogovém okně Formát buněk kartu <text:span text:style-name="Emphasis">Písmo</text:span>. Changing language in a cell allows different languages to exist within the same document. For more changes to font characteristics, see “<text:bookmark-ref text:reference-format="text" text:ref-name="__RefHeading___Toc3552_208225428">Font effects</text:bookmark-ref>” below for more information.</text:p>
      <text:list xml:id="list215655170267649" text:continue-list="list215655930067911" text:style-name="Heading_20_Tip">
        <text:list-item>
          <text:p text:style-name="P68">Tip</text:p>
        </text:list-item>
      </text:list>
      <text:p text:style-name="Text_20_Note"><text:span text:style-name="T5">To choose whether to show the font names in their font or in plain text, go to </text:span><text:span text:style-name="MenuPath"><text:span text:style-name="T5">Tools &gt; Options &gt; LibreOffice &gt; View</text:span></text:span><text:span text:style-name="T5"> and select or deselect the </text:span><text:span text:style-name="Strong_20_Emphasis"><text:span text:style-name="T5">Show preview of fonts</text:span></text:span><text:span text:style-name="T5"> option in the </text:span><text:span text:style-name="Emphasis"><text:span text:style-name="T5">Font Lists</text:span></text:span><text:span text:style-name="T5"> section. For more information, see Chapter 14, Setting Up and Customizing Calc.</text:span></text:p>
      <text:h text:style-name="Heading_20_2" text:outline-level="2"><text:bookmark-start text:name="__RefHeading___Toc3552_208225428"/><text:alphabetical-index-mark-start text:id="IMark744324168" text:key1="formatting data"/>Font effects<text:bookmark-end text:name="__RefHeading___Toc3552_208225428"/><text:alphabetical-index-mark-end text:id="IMark744324168"/></text:h>
      <text:list xml:id="list215654846103102" text:continue-list="list215654765823890" text:style-name="Numbering_20_1">
        <text:list-item text:start-value="1">
          <text:p text:style-name="P81">Vybereme buňku nebo oblast buněk.</text:p>
        </text:list-item>
        <text:list-item>
          <text:p text:style-name="Numbering_20_1"><text:span text:style-name="T5">Right-click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Menu bar, or press </text:span><text:span text:style-name="Keystroke"><text:span text:style-name="T5">Ctrl</text:span></text:span><text:span text:style-name="Emphasis"><text:span text:style-name="T5">+</text:span></text:span><text:span text:style-name="Keystroke"><text:span text:style-name="T5">1</text:span></text:span><text:span text:style-name="T5"> to open the Format Cells dialog.</text:span></text:p>
        </text:list-item>
        <text:list-item>
          <text:p text:style-name="P81">Click on the <text:span text:style-name="Emphasis">Font Effects</text:span> tab (<text:span text:style-name="T62">Figure </text:span><text:sequence-ref text:reference-format="value" text:ref-name="refFigure41">20</text:sequence-ref>).</text:p>
        </text:list-item>
        <text:list-item>
          <text:p text:style-name="P81">Select the font effect you want to use from the options available. The options available are described <text:span text:style-name="T81">in Chapter 4, Using Styles and Templates</text:span>.</text:p>
        </text:list-item>
        <text:list-item>
          <text:p text:style-name="Numbering_20_1"><text:span text:style-name="T5">Click </text:span><text:span text:style-name="Strong_20_Emphasis"><text:span text:style-name="T5">OK</text:span></text:span><text:span text:style-name="T5"> to apply the font effects and close the dialog.</text:span></text:p>
        </text:list-item>
      </text:list>
      <text:p text:style-name="P29"><draw:frame draw:style-name="fr1" draw:name="Fig.19" text:anchor-type="as-char" svg:width="6.061in" draw:z-index="48"><draw:text-box fo:min-height="3.4in"><text:p text:style-name="P36"><draw:frame draw:style-name="fr18" draw:name="Image20" text:anchor-type="paragraph" svg:width="6.4472in" style:rel-width="100%" svg:height="3.4in" style:rel-height="scale" draw:z-index="49"><draw:image xlink:href="Pictures/100000000000026B0000017F6DD94B26453F2E11.png" xlink:type="simple" xlink:show="embed" xlink:actuate="onLoad" loext:mime-type="image/png"/></draw:frame><text:span text:style-name="T51">t</text:span>Figure <text:sequence text:ref-name="refFigure41" text:name="Figure" text:formula="ooow:Figure+1" style:num-format="1">20</text:sequence>: Format Cells dialog – Font Effects page</text:p></draw:text-box></draw:frame></text:p>
      <text:p text:style-name="P5">Any font effect changes are applied to the current selection, or to the entire word that contains the cursor, or to any new text that you type.</text:p>
      <text:h text:style-name="Heading_20_2" text:outline-level="2"><text:bookmark-start text:name="__RefHeading___Toc3554_208225428"/>Text direction<text:bookmark-end text:name="__RefHeading___Toc3554_208225428"/></text:h>
      <text:p text:style-name="P5">To change the text direction within a cell, use the Alignment page on the Format Cells dialog (<text:span text:style-name="T62">Figure </text:span><text:sequence-ref text:reference-format="value" text:ref-name="refFigure38">17</text:sequence-ref><text:s/>on page <text:sequence-ref text:reference-format="page" text:ref-name="refFigure38">23</text:sequence-ref>).</text:p>
      <text:list xml:id="list215654874228319" text:continue-list="list215654846103102" text:style-name="Numbering_20_1">
        <text:list-item text:start-value="1">
          <text:p text:style-name="Numbering_20_1"><text:span text:style-name="T5">On the </text:span><text:span text:style-name="Emphasis"><text:span text:style-name="T5">Alignment</text:span></text:span><text:span text:style-name="T5"> page of the Format Cells dialog, select the </text:span><text:span text:style-name="Emphasis"><text:span text:style-name="T5">Reference edge</text:span></text:span><text:span text:style-name="T5"> from which to rotate the text as follows:</text:span></text:p>
        </text:list-item>
      </text:list>
      <text:list xml:id="list215654338512488" text:continue-list="list215655351312987" text:style-name="List_20_2">
        <text:list-item>
          <text:p text:style-name="List_20_2"><text:soft-page-break/><text:span text:style-name="Emphasis"><text:span text:style-name="T5">Text Extension From Lower Cell Border</text:span></text:span><text:span text:style-name="T5"> – writes the rotated text from the bottom cell edge outwards.</text:span></text:p>
        </text:list-item>
        <text:list-item>
          <text:p text:style-name="List_20_2"><text:span text:style-name="Emphasis"><text:span text:style-name="T5">Text Extension From Upper Cell Border</text:span></text:span><text:span text:style-name="T5"> – writes the rotated text from the top cell edge outwards.</text:span></text:p>
        </text:list-item>
        <text:list-item>
          <text:p text:style-name="List_20_2"><text:span text:style-name="Emphasis"><text:span text:style-name="T5">Text Extension Inside Cells</text:span></text:span><text:span text:style-name="T5"> – writes the rotated text only within the cell.</text:span></text:p>
        </text:list-item>
      </text:list>
      <text:list xml:id="list215655641449603" text:continue-list="list215654874228319" text:style-name="Numbering_20_1">
        <text:list-item>
          <text:p text:style-name="P81">Click on the small indicator at the edge of the <text:span text:style-name="Emphasis">Text orientation</text:span> dial and rotate it until you reach the required degrees.</text:p>
        </text:list-item>
        <text:list-item>
          <text:p text:style-name="P81">Alternatively, enter the number of degrees to rotate the text in the <text:span text:style-name="Strong_20_Emphasis">Degrees</text:span> box.</text:p>
        </text:list-item>
        <text:list-item>
          <text:p text:style-name="P81">Select <text:span text:style-name="Strong_20_Emphasis">Vertically stacked</text:span> to make the text appear vertically in the cell.</text:p>
        </text:list-item>
      </text:list>
      <text:h text:style-name="Heading_20_3" text:outline-level="3"><text:bookmark-start text:name="__RefHeading___Toc7470_1218808297"/>Using the icons on the Formatting toolbar<text:bookmark-end text:name="__RefHeading___Toc7470_1218808297"/></text:h>
      <text:p text:style-name="Text_20_Body_20_List_20_Intro">The icons on the Formatting toolbar can be used as follows after the cell has been selected:</text:p>
      <text:list xml:id="list215656194984745" text:continue-list="list215655502814700" text:style-name="List_20_1">
        <text:list-item>
          <text:p text:style-name="List_20_1">To change the text direction from horizontal (default direction) to vertical, click on the <text:span text:style-name="Strong_20_Emphasis">Text direction from top to bottom</text:span> icon <draw:frame draw:style-name="fr16" draw:name="graphics41" text:anchor-type="as-char" svg:width="0.2283in" svg:height="0.2402in" draw:z-index="50"><draw:image xlink:href="Pictures/1000000000000016000000179531E342882AF76F.png" xlink:type="simple" xlink:show="embed" xlink:actuate="onLoad" loext:mime-type="image/png"/></draw:frame>.</text:p>
        </text:list-item>
        <text:list-item>
          <text:p text:style-name="List_20_1">To change text direction from vertical to horizontal (default), click on the <text:span text:style-name="Strong_20_Emphasis">Text direction from left to right</text:span> icon <draw:frame draw:style-name="fr16" draw:name="graphics45" text:anchor-type="as-char" svg:width="0.2201in" svg:height="0.2201in" draw:z-index="51"><draw:image xlink:href="Pictures/100000000000001500000015C95D787627C568CD.png" xlink:type="simple" xlink:show="embed" xlink:actuate="onLoad" loext:mime-type="image/png"/></draw:frame>.</text:p>
        </text:list-item>
        <text:list-item>
          <text:p text:style-name="List_20_1">To change text direction from left to right, which is the default direction for Western fonts, to a right to left direction used in some fonts, for example Arabic, the click on the <text:span text:style-name="Strong_20_Emphasis">Right-To-Left</text:span> icon <draw:frame draw:style-name="fr16" draw:name="graphics46" text:anchor-type="as-char" svg:width="0.2083in" svg:height="0.2201in" draw:z-index="52"><draw:image xlink:href="Pictures/1000000000000014000000152AE31FCF478F16CF.png" xlink:type="simple" xlink:show="embed" xlink:actuate="onLoad" loext:mime-type="image/png"/></draw:frame>. This only works if a font has been used that requires a right to left direction.</text:p>
        </text:list-item>
        <text:list-item>
          <text:p text:style-name="List_20_1">To change text direction back to the default left to right direction used for Western fonts, click on the <text:span text:style-name="Strong_20_Emphasis">Left-To-Right</text:span> icon <draw:frame draw:style-name="fr16" draw:name="graphics54" text:anchor-type="as-char" svg:width="0.2201in" svg:height="0.2201in" draw:z-index="53"><draw:image xlink:href="Pictures/10000000000000150000001508FAA1902ADFEDA7.png" xlink:type="simple" xlink:show="embed" xlink:actuate="onLoad" loext:mime-type="image/png"/></draw:frame>.</text:p>
        </text:list-item>
      </text:list>
      <text:list xml:id="list215655149635184" text:continue-list="list215654512377578" text:style-name="Heading_20_Note">
        <text:list-item>
          <text:p text:style-name="P67">Poznámka</text:p>
        </text:list-item>
      </text:list>
      <text:p text:style-name="Text_20_Note">The text direction icons can only be made available if <text:span text:style-name="Emphasis">Asian</text:span> under <text:span text:style-name="Strong_20_Emphasis">Tools &gt; Language Settings &gt; Language &gt; Default Language for Documents</text:span> is checked. T<text:span text:style-name="T80">o make t</text:span>he buttons visible, right-click on the toolbar and select <text:span text:style-name="Strong_20_Emphasis">Visible Buttons</text:span> from the context menu, then click on the icon you require and it will be placed on the Formatting toolbar.</text:p>
      <text:h text:style-name="Heading_20_2" text:outline-level="2"><text:bookmark-start text:name="__RefHeading___Toc3556_208225428"/>Formatting <text:alphabetical-index-mark-start text:id="IMark718381832" text:key1="formatting"/>cell borders<text:bookmark-end text:name="__RefHeading___Toc3556_208225428"/><text:alphabetical-index-mark-end text:id="IMark718381832"/></text:h>
      <text:p text:style-name="P9">To format the borders of a cell or a group of selected cells, <text:span text:style-name="T81">you can use t</text:span>he border icons on the Formatting toolbar <text:span text:style-name="T81">to</text:span> apply the default styles to borders, <text:span text:style-name="T81">or</text:span> the Format Cells dialog <text:span text:style-name="T81">for</text:span> greater control. <text:span text:style-name="T81">S</text:span>ee Chapter 4, Using Styles and Templates, for more information <text:span text:style-name="T81">on the options</text:span>.</text:p>
      <text:list xml:id="list215655523201008" text:continue-numbering="true" text:style-name="Heading_20_Note">
        <text:list-item>
          <text:p text:style-name="P67">Poznámka</text:p>
        </text:list-item>
      </text:list>
      <text:p text:style-name="P25">Vlastnosti ohraničení buněk se aplikují pouze na vybrané buňky a dají se změnit pouze jejich úpravou. Pokud má například buňka C3 horní ohraničení, je možné jej odstranit pouze při zvolení buňky C3. It cannot be removed in C2 it appears to be the bottom border for cell C2.</text:p>
      <text:p text:style-name="P29"><text:soft-page-break/><draw:frame draw:style-name="fr1" draw:name="Fig.20" text:anchor-type="as-char" svg:width="5.3575in" draw:z-index="54"><draw:text-box fo:min-height="4.1563in"><text:p text:style-name="P36"><draw:frame draw:style-name="fr17" draw:name="Image23" text:anchor-type="paragraph" svg:width="5.8035in" style:rel-width="100%" svg:height="4.3264in" style:rel-height="scale" draw:z-index="55"><draw:image xlink:href="Pictures/100000000000022D000001D2B1ADCB66F63143A6.png" xlink:type="simple" xlink:show="embed" xlink:actuate="onLoad" loext:mime-type="image/png"/></draw:frame><text:span text:style-name="T50"><text:line-break/></text:span>Figure <text:sequence text:ref-name="refFigure42" text:name="Figure" text:formula="ooow:Figure+1" style:num-format="1">21</text:sequence>: Format Cells dialog – Borders tab</text:p></draw:text-box></draw:frame></text:p>
      <text:list xml:id="list215655805822827" text:continue-list="list215655641449603" text:style-name="Numbering_20_1">
        <text:list-item text:start-value="1">
          <text:p text:style-name="Numbering_20_1">Označíme buňku nebo oblast buněk.</text:p>
        </text:list-item>
        <text:list-item>
          <text:p text:style-name="Numbering_20_1"><text:span text:style-name="T5">Right-click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Menu bar, or press </text:span><text:span text:style-name="Keystroke"><text:span text:style-name="T5">Ctrl</text:span></text:span><text:span text:style-name="Emphasis"><text:span text:style-name="T5">+</text:span></text:span><text:span text:style-name="Keystroke"><text:span text:style-name="T5">1</text:span></text:span><text:span text:style-name="T5"> to open the Format Cells dialog.</text:span></text:p>
        </text:list-item>
        <text:list-item>
          <text:p text:style-name="Numbering_20_1"><text:span text:style-name="T43">O</text:span><text:span text:style-name="T5">n the </text:span><text:span text:style-name="Emphasis"><text:span text:style-name="T5">Borders</text:span></text:span><text:span text:style-name="T5"> tab (</text:span><text:span text:style-name="T21">Figure </text:span><text:span text:style-name="T5"><text:sequence-ref text:reference-format="value" text:ref-name="refFigure42">21</text:sequence-ref></text:span><text:span text:style-name="T5">), </text:span><text:span text:style-name="T43">s</text:span>elect the options <text:span text:style-name="T94">required</text:span>.</text:p>
        </text:list-item>
        <text:list-item>
          <text:p text:style-name="Numbering_20_1">Click <text:span text:style-name="Strong_20_Emphasis">OK</text:span> to close the dialog and save the changes.</text:p>
        </text:list-item>
      </text:list>
      <text:p text:style-name="Text_20_body">Alternatively, use the icons on the Formatting toolbar to apply default styles to borders:</text:p>
      <text:list xml:id="list215654879131779" text:continue-list="list215655805822827" text:style-name="Numbering_20_1">
        <text:list-item text:start-value="1">
          <text:p text:style-name="Numbering_20_1">Click the <text:span text:style-name="Strong_20_Emphasis">Borders</text:span> icon<text:span text:style-name="T96"> </text:span><text:span text:style-name="T96"><draw:frame draw:style-name="fr16" draw:name="Image24" text:anchor-type="as-char" svg:width="0.198in" svg:height="0.1772in" draw:z-index="56"><draw:image xlink:href="Pictures/10000000000000130000001147344B6EAB9D4F14.png" xlink:type="simple" xlink:show="embed" xlink:actuate="onLoad" loext:mime-type="image/png"/></draw:frame></text:span><text:s/>and select one of the options displayed in the Borders palette.</text:p>
        </text:list-item>
        <text:list-item>
          <text:p text:style-name="Numbering_20_1">Click the <text:span text:style-name="Strong_20_Emphasis">Border Style</text:span> icon <text:span text:style-name="T96"><draw:frame draw:style-name="fr16" draw:name="Image32" text:anchor-type="as-char" svg:width="0.2189in" svg:height="0.1665in" draw:z-index="57"><draw:image xlink:href="Pictures/10000000000000150000001046075BC811F3570D.png" xlink:type="simple" xlink:show="embed" xlink:actuate="onLoad" loext:mime-type="image/png"/></draw:frame></text:span><text:s/>and select one of the line styles from the Border Style palette.</text:p>
        </text:list-item>
        <text:list-item>
          <text:p text:style-name="Numbering_20_1">Click the <text:span text:style-name="Strong_20_Emphasis"><text:span text:style-name="T102">Border</text:span></text:span><text:span text:style-name="Strong_20_Emphasis"> Color</text:span> icon <draw:frame draw:style-name="fr15" draw:name="Image41" text:anchor-type="as-char" svg:y="-0.1681in" svg:width="0.2083in" svg:height="0.1874in" draw:z-index="58"><draw:image xlink:href="Pictures/100000000000001400000012894294BA4AD8A33E.png" xlink:type="simple" xlink:show="embed" xlink:actuate="onLoad" loext:mime-type="image/png"/></draw:frame><text:span text:style-name="T96"><text:s/></text:span>and select a color from Border Color palette.</text:p>
        </text:list-item>
      </text:list>
      <text:list xml:id="list215655041188075" text:continue-list="list215655523201008" text:style-name="Heading_20_Note">
        <text:list-item>
          <text:p text:style-name="P67">Poznámka</text:p>
        </text:list-item>
      </text:list>
      <text:p text:style-name="Text_20_Note">When entering borders with the Border icons on the Formatting toolbar, you have two choices: click the required icon to add a border to the present borders or <text:span text:style-name="Keystroke"><text:span text:style-name="T101">S</text:span></text:span><text:span text:style-name="Keystroke">hift</text:span><text:span text:style-name="T97">-</text:span><text:span text:style-name="Keystroke">click</text:span> to add a border and remove the present borders.</text:p>
      <text:h text:style-name="Heading_20_2" text:outline-level="2"><text:bookmark-start text:name="__RefHeading___Toc3558_208225428"/>Formatting cell backgrounds<text:bookmark-end text:name="__RefHeading___Toc3558_208225428"/></text:h>
      <text:p text:style-name="P5">To format the background color for a cell or a group of cells (see Chapter 4, Using Styles and Templates, for more information):</text:p>
      <text:list xml:id="list215654569167333" text:continue-list="list215654879131779" text:style-name="Numbering_20_1">
        <text:list-item text:start-value="1">
          <text:p text:style-name="Numbering_20_1">Označíme buňku nebo oblast buněk.</text:p>
        </text:list-item>
        <text:list-item>
          <text:p text:style-name="Numbering_20_1"><text:span text:style-name="T5">Right-click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Menu bar, or press </text:span><text:span text:style-name="Keystroke"><text:span text:style-name="T5">Ctrl</text:span></text:span><text:span text:style-name="T5">+</text:span><text:span text:style-name="Keystroke"><text:span text:style-name="T5">1</text:span></text:span><text:span text:style-name="T5"> to open the Format Cells dialog.</text:span></text:p>
        </text:list-item>
        <text:list-item>
          <text:p text:style-name="Numbering_20_1"><text:span text:style-name="T43">O</text:span><text:span text:style-name="T5">n the </text:span><text:span text:style-name="Emphasis"><text:span text:style-name="T5">Background</text:span></text:span><text:span text:style-name="T5"> tab, </text:span><text:span text:style-name="T43">s</text:span>elect a color from the color palette.</text:p>
        </text:list-item>
        <text:list-item>
          <text:p text:style-name="Numbering_20_1"><text:span text:style-name="T5">Click </text:span><text:span text:style-name="Strong_20_Emphasis"><text:span text:style-name="T5">OK</text:span></text:span><text:span text:style-name="T5"> to save the changes and close the dialog.</text:span></text:p>
        </text:list-item>
      </text:list>
      <text:p text:style-name="Text_20_body"><text:soft-page-break/><text:span text:style-name="T5">Alternatively, click on the </text:span><text:span text:style-name="Strong_20_Emphasis"><text:span text:style-name="T5">Background Color</text:span></text:span><text:span text:style-name="T5"> icon on the Formatting toolbar and select a color from the Background color palette.</text:span></text:p>
      <text:h text:style-name="Heading_20_1" text:outline-level="1"><text:bookmark-start text:name="__RefHeading___Toc3560_208225428"/>AutoFormat of cells and sheets<text:bookmark-end text:name="__RefHeading___Toc3560_208225428"/></text:h>
      <text:h text:style-name="Heading_20_2" text:outline-level="2"><text:bookmark-start text:name="__RefHeading___Toc3562_208225428"/>Použití automatického formátování<text:bookmark-end text:name="__RefHeading___Toc3562_208225428"/></text:h>
      <text:p text:style-name="P5">You can use AutoFormat to format a group of cells.</text:p>
      <text:list xml:id="list215654802537969" text:continue-list="list215654569167333" text:style-name="Numbering_20_1">
        <text:list-item text:start-value="1">
          <text:p text:style-name="Numbering_20_1">Vybereme buňky, které chceme formátovat, a to minimálně v rozsahu tří řádků a sloupců včetně jejich záhlaví.</text:p>
        </text:list-item>
        <text:list-item>
          <text:p text:style-name="Numbering_20_1"><text:span text:style-name="T5">Go to </text:span><text:span text:style-name="Strong_20_Emphasis"><text:span text:style-name="T5">Format &gt; AutoForma</text:span></text:span><text:span text:style-name="Strong_20_Emphasis"><text:span text:style-name="T36">t Styles</text:span></text:span><text:span text:style-name="T5"> on the Menu bar to open the AutoFormat dialog (</text:span><text:span text:style-name="T21">Figure </text:span><text:span text:style-name="T5"><text:sequence-ref text:reference-format="value" text:ref-name="refFigure43">22</text:sequence-ref></text:span><text:span text:style-name="T5">).</text:span></text:p>
        </text:list-item>
        <text:list-item>
          <text:p text:style-name="Numbering_20_1">V seznamu zvolíme typ a barvu formátování.</text:p>
        </text:list-item>
        <text:list-item>
          <text:p text:style-name="Numbering_20_1">Zvolíme, které formátovací prvky budou při automatickém formátování použity.</text:p>
        </text:list-item>
        <text:list-item>
          <text:p text:style-name="Numbering_20_1"><text:span text:style-name="T5">Click </text:span><text:span text:style-name="Strong_20_Emphasis"><text:span text:style-name="T5">OK</text:span></text:span><text:span text:style-name="T5"> to apply the changes and close the dialog.</text:span></text:p>
        </text:list-item>
      </text:list>
      <text:p text:style-name="P29"><draw:frame draw:style-name="fr1" draw:name="Fig.21" text:anchor-type="as-char" svg:width="5.0839in" draw:z-index="59"><draw:text-box fo:min-height="3.3972in"><text:p text:style-name="P36"><draw:frame draw:style-name="fr6" draw:name="Image25" text:anchor-type="paragraph" svg:width="5.5929in" style:rel-width="100%" svg:height="3.5618in" style:rel-height="scale" draw:z-index="60"><draw:image xlink:href="Pictures/100000000000021900000156330F352079087F37.png" xlink:type="simple" xlink:show="embed" xlink:actuate="onLoad" loext:mime-type="image/png"/></draw:frame><text:span text:style-name="T50"><text:line-break/></text:span>Figure <text:sequence text:ref-name="refFigure43" text:name="Figure" text:formula="ooow:Figure+1" style:num-format="1">22</text:sequence>: AutoFormat dialog</text:p></draw:text-box></draw:frame></text:p>
      <text:h text:style-name="Heading_20_2" text:outline-level="2"><text:bookmark-start text:name="__RefHeading___Toc3564_208225428"/>Definování nového automatického formátování<text:bookmark-end text:name="__RefHeading___Toc3564_208225428"/></text:h>
      <text:p text:style-name="P5">Můžeme definovat vlastní styl automatického formátování, který bude dostupný pro všechny sešity.</text:p>
      <text:list xml:id="list215655585709194" text:continue-list="list215654802537969" text:style-name="Numbering_20_1">
        <text:list-item text:start-value="1">
          <text:p text:style-name="Numbering_20_1">Můžeme přitom zvolit typ dat a písma, velikost písma, ohraničení buněk, pozadí a další.</text:p>
        </text:list-item>
        <text:list-item>
          <text:p text:style-name="Numbering_20_1"><text:span text:style-name="T5">Go to </text:span><text:span text:style-name="Strong_20_Emphasis"><text:span text:style-name="T5">Edit &gt; Select All</text:span></text:span><text:span text:style-name="T5"> on the Menu bar to select the whole spreadsheet.</text:span></text:p>
        </text:list-item>
        <text:list-item>
          <text:p text:style-name="Numbering_20_1"><text:span text:style-name="T5">Go to </text:span><text:span text:style-name="Strong_20_Emphasis"><text:span text:style-name="T5">Format &gt; AutoFormat </text:span></text:span><text:span text:style-name="Strong_20_Emphasis"><text:span text:style-name="T12">Styles</text:span></text:span><text:span text:style-name="T5"> to open the AutoFormat dialog. </text:span><text:span text:style-name="T29">T</text:span><text:span text:style-name="T5">he </text:span><text:span text:style-name="Strong_20_Emphasis"><text:span text:style-name="T5">Add</text:span></text:span><text:span text:style-name="T5"> button is now active.</text:span></text:p>
        </text:list-item>
        <text:list-item>
          <text:p text:style-name="Numbering_20_1"><text:span text:style-name="T5">Click </text:span><text:span text:style-name="Strong_20_Emphasis"><text:span text:style-name="T5">Add</text:span></text:span><text:span text:style-name="T5">.</text:span></text:p>
        </text:list-item>
        <text:list-item>
          <text:p text:style-name="Numbering_20_1"><text:span text:style-name="T5">In the Name box of the Add AutoFormat dialog that opens, type a meaningful name for the new format and click </text:span><text:span text:style-name="Strong_20_Emphasis"><text:span text:style-name="T5">OK</text:span></text:span><text:span text:style-name="T5">.</text:span></text:p>
        </text:list-item>
        <text:list-item>
          <text:p text:style-name="P93"><text:span text:style-name="T5">Click </text:span><text:span text:style-name="Strong_20_Emphasis"><text:span text:style-name="T5">OK</text:span></text:span><text:span text:style-name="T5"> to close the dialog. The new AutoFormat is now available in the Format list in the AutoFormat dialog.</text:span></text:p>
        </text:list-item>
      </text:list>
      <text:h text:style-name="Heading_20_1" text:outline-level="1"><text:bookmark-start text:name="__RefHeading___Toc3566_208225428"/><text:soft-page-break/>Používání témat<text:bookmark-end text:name="__RefHeading___Toc3566_208225428"/></text:h>
      <text:p text:style-name="P5">Program Calc obsahuje sadu předdefinovaných témat formátování, které můžeme použít ve svých sešitech. It is not possible to add new themes to Calc and the predefined sty<text:span text:style-name="T98">l</text:span>es cannot be modified. You can modify styles after you apply them to a spreadsheet, but the modified styles are only available for use for that spreadsheet.</text:p>
      <text:p text:style-name="P29"><draw:frame draw:style-name="fr1" draw:name="Fig.22" text:anchor-type="as-char" svg:width="2.5209in" draw:z-index="61"><draw:text-box fo:min-height="3.8016in"><text:p text:style-name="P36"><draw:frame draw:style-name="fr6" draw:name="Image26" text:anchor-type="paragraph" svg:width="2.5209in" style:rel-width="100%" svg:height="3.8016in" style:rel-height="scale" draw:z-index="62"><draw:image xlink:href="Pictures/10000000000000F20000016D2473EAD61BEC3219.png" xlink:type="simple" xlink:show="embed" xlink:actuate="onLoad" loext:mime-type="image/png"/></draw:frame><text:span text:style-name="T50"><text:line-break/></text:span>Figure <text:sequence text:ref-name="refFigure44" text:name="Figure" text:formula="ooow:Figure+1" style:num-format="1">23</text:sequence>: Theme Selection dialog</text:p></draw:text-box></draw:frame></text:p>
      <text:p text:style-name="P5">Jak použít téma na sešit:</text:p>
      <text:list xml:id="list215655358824130" text:continue-list="list215655585709194" text:style-name="Numbering_20_1">
        <text:list-item text:start-value="1">
          <text:p text:style-name="Numbering_20_1"><text:span text:style-name="T36">Go to </text:span><text:span text:style-name="Strong_20_Emphasis"><text:span text:style-name="T36">Format &gt; Spreadsheet Theme</text:span></text:span><text:span text:style-name="T36"> on the Menu bar or c</text:span><text:span text:style-name="T5">lick the </text:span><text:span text:style-name="Strong_20_Emphasis"><text:span text:style-name="T12">Spreadsheet </text:span></text:span><text:span text:style-name="Strong_20_Emphasis"><text:span text:style-name="T5">Theme</text:span></text:span><text:span text:style-name="T5"> icon in the Tools toolbar to open the Theme Selection dialog (</text:span><text:span text:style-name="T22">Figure </text:span><text:span text:style-name="T5"><text:sequence-ref text:reference-format="value" text:ref-name="refFigure44">23</text:sequence-ref></text:span><text:span text:style-name="T5">), </text:span><text:span text:style-name="T36">which</text:span><text:span text:style-name="T5"> lists the available themes for the whole spreadsheet.</text:span></text:p>
        </text:list-item>
        <text:list-item>
          <text:p text:style-name="P81">Označíme téma, které chceme použít. Ihned po výběru tématu se styly použijí, a změny jsou tedy okamžitě patrné.</text:p>
        </text:list-item>
        <text:list-item>
          <text:p text:style-name="Numbering_20_1"><text:span text:style-name="T5">Klepneme </text:span><text:span text:style-name="Strong_20_Emphasis">na tlačítko<text:span text:style-name="T5"> OK</text:span></text:span><text:span text:style-name="T5">.</text:span></text:p>
        </text:list-item>
      </text:list>
      <text:p text:style-name="Text_20_body"><text:span text:style-name="T5">If you wish, you can now </text:span><text:span text:style-name="T17">use</text:span><text:span text:style-name="T5"> the Styles </text:span><text:span text:style-name="T17">pane on the Sidebar</text:span><text:span text:style-name="T5"> to modify specific styles. These modifications do not modify the theme; they only change the appearance of the style in the <text:s/>spreadsheet you are creating. For more about modifying styles, see Chapter 4, Using Styles and Templates.</text:span></text:p>
      <text:h text:style-name="Heading_20_1" text:outline-level="1"><text:bookmark-start text:name="__RefHeading___Toc3568_208225428"/>Value highlighting<text:bookmark-end text:name="__RefHeading___Toc3568_208225428"/></text:h>
      <text:p text:style-name="P5"><text:span text:style-name="T83">V</text:span>alue highlighting displays cell contents in different colors depending on the type of content. An example of value highlighting is shown in <text:span text:style-name="T63">Figure</text:span> <text:sequence-ref text:reference-format="value" text:ref-name="refFigure45">24</text:sequence-ref>.</text:p>
      <text:list xml:id="list215655756066698" text:continue-list="list215656194984745" text:style-name="List_20_1">
        <text:list-item>
          <text:p text:style-name="P69">Text is shown in black.</text:p>
        </text:list-item>
        <text:list-item>
          <text:p text:style-name="P69">Formulas are shown in green.</text:p>
        </text:list-item>
        <text:list-item>
          <text:p text:style-name="P69">Numbers are shown in blue.</text:p>
        </text:list-item>
      </text:list>
      <text:p text:style-name="P29"><text:soft-page-break/><draw:frame draw:style-name="fr2" draw:name="Fig.23" text:anchor-type="as-char" svg:width="3.1492in" draw:z-index="63"><draw:text-box fo:min-height="0.1965in"><text:p text:style-name="P36"><draw:frame draw:style-name="fr14" draw:name="graphics60" text:anchor-type="paragraph" svg:width="3.1492in" svg:height="0.6181in" draw:z-index="64"><draw:image xlink:href="Pictures/100000000000015000000042DC3A96FC3628D5D8.png" xlink:type="simple" xlink:show="embed" xlink:actuate="onLoad" loext:mime-type="image/png"/></draw:frame>Figure <text:sequence text:ref-name="refFigure45" text:name="Figure" text:formula="ooow:Figure+1" style:num-format="1">24</text:sequence>: Example of value highlighting</text:p></draw:text-box></draw:frame></text:p>
      <text:p text:style-name="P5">The value highlighting colors override any colors used in formatting. This color change applies only to the colors seen on a display. When a spreadsheet is printed, the original colors used for formatting are printed.</text:p>
      <text:p text:style-name="Text_20_body"><text:span text:style-name="T5">Go to </text:span><text:span text:style-name="Strong_20_Emphasis"><text:span text:style-name="T5">View &gt; Value Highlighting</text:span></text:span><text:span text:style-name="T5"> on the Menu bar, or use the keyboard shortcut </text:span><text:span text:style-name="Keystroke"><text:span text:style-name="T5">Ctrl</text:span></text:span><text:span text:style-name="T5">+</text:span><text:span text:style-name="Keystroke"><text:span text:style-name="T5">F8</text:span></text:span><text:span text:style-name="T5"> to turn the function on or off. When value highlighting is switched off, the original formatting colors are used for display.</text:span></text:p>
      <text:p text:style-name="Text_20_body"><text:span text:style-name="T5">You can make value highlighting the default when opening a spreadsheet in Calc, by selecting </text:span><text:span text:style-name="Strong_20_Emphasis"><text:span text:style-name="T5">Tools &gt; Options &gt; LibreOffice Calc &gt; View &gt; Value </text:span></text:span><text:span text:style-name="Strong_20_Emphasis"><text:span text:style-name="T8">h</text:span></text:span><text:span text:style-name="Strong_20_Emphasis"><text:span text:style-name="T5">ighlighting</text:span></text:span><text:span text:style-name="T5">. This default mode for value highlighting may not be what you want if you are going to format the cells for printing.</text:span></text:p>
      <text:h text:style-name="Heading_20_1" text:outline-level="1"><text:bookmark-start text:name="__RefHeading___Toc3570_208225428"/>Používání <text:alphabetical-index-mark text:string-value="podmíněné" text:key1="formatting "/>podmíněného formátování<text:bookmark-end text:name="__RefHeading___Toc3570_208225428"/></text:h>
      <text:p text:style-name="P5">Formátování buňky je možné nastavit tak, aby se měnilo podle podmínek, které definujeme. Podmíněné formátování je využíváno k zvýraznění dat, které jsou mimo specifická nastavení, která využíváme. It is recommended not to overuse conditional formatting as this could reduce the impact of data that falls outside th<text:span text:style-name="T83">os</text:span>e specifications.</text:p>
      <text:p text:style-name="P5">See page <text:bookmark-ref text:reference-format="page" text:ref-name="__RefHeading___Toc3588_208225428">33</text:bookmark-ref><text:s/>for an example o<text:span text:style-name="T83">f</text:span> how to use conditional formatting.</text:p>
      <text:list xml:id="list215656219875422" text:continue-list="list215655041188075" text:style-name="Heading_20_Note">
        <text:list-item>
          <text:p text:style-name="P67">Poznámka</text:p>
        </text:list-item>
      </text:list>
      <text:p text:style-name="Text_20_Note">Podmíněné formátování závisí na používání stylů a funkce Automatický výpočet, která musí být zapnuta. If you are not familiar with styles, see Chapter 4, Using Styles and Templates, for more information.</text:p>
      <text:h text:style-name="Heading_20_2" text:outline-level="2"><text:bookmark-start text:name="__RefHeading___Toc3572_208225428"/>Setting up conditional formatting<text:bookmark-end text:name="__RefHeading___Toc3572_208225428"/></text:h>
      <text:list xml:id="list215655328292434" text:continue-list="list215655358824130" text:style-name="Numbering_20_1">
        <text:list-item text:start-value="1">
          <text:p text:style-name="Numbering_20_1"><text:span text:style-name="T5">Ensure that AutoCalculate is enabled: </text:span><text:span text:style-name="Strong_20_Emphasis"><text:span text:style-name="T5">Data &gt; Calculate &gt; AutoCalculate</text:span></text:span><text:span text:style-name="T5">.</text:span></text:p>
        </text:list-item>
        <text:list-item>
          <text:p text:style-name="P81">Select the cells where you want to apply conditional formatting.</text:p>
        </text:list-item>
      </text:list>
      <text:p text:style-name="P29"><draw:frame draw:style-name="fr1" draw:name="Fig.24" text:anchor-type="as-char" svg:width="6.0201in" draw:z-index="67"><draw:text-box fo:min-height="2.8335in"><text:p text:style-name="P36"><draw:frame draw:style-name="fr12" draw:name="Image27" text:anchor-type="paragraph" svg:width="6.0193in" svg:height="2.602in" draw:z-index="68"><draw:image xlink:href="Pictures/1000000000000242000000FA02FB3B68DCFCFF2F.png" xlink:type="simple" xlink:show="embed" xlink:actuate="onLoad" loext:mime-type="image/png"/></draw:frame><text:span text:style-name="T50"><text:line-break/></text:span>Figure <text:sequence text:ref-name="refFigure46" text:name="Figure" text:formula="ooow:Figure+1" style:num-format="1">25</text:sequence>: Conditional Formatting dialog – Condition</text:p></draw:text-box></draw:frame></text:p>
      <text:list xml:id="list215654795589641" text:continue-numbering="true" text:style-name="Numbering_20_1">
        <text:list-item>
          <text:p text:style-name="Numbering_20_1"><text:span text:style-name="T5">Go to </text:span><text:span text:style-name="Strong_20_Emphasis"><text:span text:style-name="T5">Format &gt; Conditional &gt; Condition</text:span></text:span><text:span text:style-name="T5"> (</text:span><text:span text:style-name="T22">Figure </text:span><text:span text:style-name="T5"><text:sequence-ref text:reference-format="value" text:ref-name="refFigure46">25</text:sequence-ref></text:span><text:span text:style-name="T5">), </text:span><text:span text:style-name="Strong_20_Emphasis"><text:span text:style-name="T5">Color </text:span></text:span><text:span text:style-name="Strong_20_Emphasis"><text:span text:style-name="T37">S</text:span></text:span><text:span text:style-name="Strong_20_Emphasis"><text:span text:style-name="T5">cale</text:span></text:span><text:span text:style-name="T5"> (</text:span><text:span text:style-name="T22">Figure </text:span><text:span text:style-name="T5"><text:sequence-ref text:reference-format="value" text:ref-name="refFigure47">26</text:sequence-ref></text:span><text:span text:style-name="T5">), </text:span><text:span text:style-name="Strong_20_Emphasis"><text:span text:style-name="T5">Data Bar </text:span></text:span><text:span text:style-name="T5">(</text:span><text:span text:style-name="T22">Figure </text:span><text:span text:style-name="T5"><text:sequence-ref text:reference-format="value" text:ref-name="refFigure48">27</text:sequence-ref></text:span><text:span text:style-name="T5">), </text:span><text:span text:style-name="T41">or </text:span><text:span text:style-name="Strong_20_Emphasis"><text:span text:style-name="T41">Date</text:span></text:span><text:span text:style-name="T5"> on the </text:span><text:span text:style-name="T22">M</text:span><text:span text:style-name="T5">enu bar to open the Conditional Formatting dialog. Any conditions already defined are displayed.</text:span></text:p>
        </text:list-item>
        <text:list-item>
          <text:p text:style-name="Numbering_20_1"><text:soft-page-break/><text:span text:style-name="T5">Click </text:span><text:span text:style-name="Strong_20_Emphasis"><text:span text:style-name="T5">Add</text:span></text:span><text:span text:style-name="T5"> to create and define a new condition. Repeat this step as necessary.</text:span></text:p>
        </text:list-item>
        <text:list-item>
          <text:p text:style-name="Numbering_20_1">Select a style from the styles already defined in the Apply Style drop-down list. Repeat this step as necessary.</text:p>
          <text:p text:style-name="Numbering_20_1"><text:span text:style-name="T5">Alternatively, select </text:span><text:span text:style-name="Strong_20_Emphasis"><text:span text:style-name="T5">New Style</text:span></text:span><text:span text:style-name="T5"> to open the Cell Style dialog (Figure </text:span><text:span text:style-name="T5"><text:sequence-ref text:reference-format="value" text:ref-name="refFigure49">28</text:sequence-ref></text:span><text:span text:style-name="T5">) and create a new cell style. Repeat this step as necessary.</text:span></text:p>
        </text:list-item>
        <text:list-item>
          <text:p text:style-name="Numbering_20_1"><text:span text:style-name="T5">Click </text:span><text:span text:style-name="Strong_20_Emphasis"><text:span text:style-name="T5">OK</text:span></text:span><text:span text:style-name="T5"> to save the conditions and close the dialog. The selected cells are now set to apply a result using conditional formatting.</text:span></text:p>
        </text:list-item>
      </text:list>
      <text:p text:style-name="P29"><draw:frame draw:style-name="fr1" draw:name="Fig.25" text:anchor-type="as-char" svg:width="6.0201in" draw:z-index="69"><draw:text-box fo:min-height="4.0063in"><text:p text:style-name="P36"><draw:frame draw:style-name="fr13" draw:name="Image28" text:anchor-type="paragraph" svg:width="6.0201in" svg:height="3.7126in" draw:z-index="70"><draw:image xlink:href="Pictures/1000000000000242000001631E15469AF0426EE1.png" xlink:type="simple" xlink:show="embed" xlink:actuate="onLoad" loext:mime-type="image/png"/></draw:frame><text:span text:style-name="T50"><text:line-break/></text:span>Figure <text:sequence text:ref-name="refFigure47" text:name="Figure" text:formula="ooow:Figure+1" style:num-format="1">26</text:sequence>: Conditional Formatting dialog – Color Scale</text:p></draw:text-box></draw:frame></text:p>
      <text:p text:style-name="P29"><draw:frame draw:style-name="fr1" draw:name="Fig.26" text:anchor-type="as-char" svg:width="6.0201in" draw:z-index="73"><draw:text-box fo:min-height="3.1791in"><text:p text:style-name="P36"><draw:frame draw:style-name="fr12" draw:name="Image29" text:anchor-type="paragraph" svg:width="6.0201in" svg:height="3.5161in" draw:z-index="74"><draw:image xlink:href="Pictures/1000000000000242000001506C4BC312E0C84787.png" xlink:type="simple" xlink:show="embed" xlink:actuate="onLoad" loext:mime-type="image/png"/></draw:frame><text:span text:style-name="T50"><text:line-break/></text:span>Figure <text:sequence text:ref-name="refFigure48" text:name="Figure" text:formula="ooow:Figure+1" style:num-format="1">27</text:sequence>: Conditional Formatting dialog – Data Bar</text:p></draw:text-box></draw:frame></text:p>
      <text:p text:style-name="P29"><text:soft-page-break/><draw:frame draw:style-name="fr1" draw:name="Fig.27" text:anchor-type="as-char" svg:width="5.8016in" draw:z-index="75"><draw:text-box fo:min-height="2.5417in"><text:p text:style-name="P36"><draw:frame draw:style-name="fr6" draw:name="Image30" text:anchor-type="paragraph" svg:width="5.8016in" style:rel-width="100%" svg:height="2.5417in" style:rel-height="scale" draw:z-index="78"><draw:image xlink:href="Pictures/100000000000022D000000F46A5ABC63E79FA4E2.png" xlink:type="simple" xlink:show="embed" xlink:actuate="onLoad" loext:mime-type="image/png"/></draw:frame><text:span text:style-name="T50"><text:line-break/></text:span>Figure <text:sequence text:ref-name="refFigure49" text:name="Figure" text:formula="ooow:Figure+1" style:num-format="1">28</text:sequence>: Cell Style dialog</text:p></draw:text-box></draw:frame></text:p>
      <text:h text:style-name="Heading_20_2" text:outline-level="2"><text:bookmark-start text:name="__RefHeading___Toc3574_208225428"/>Druhy podmíněného formátování<text:bookmark-end text:name="__RefHeading___Toc3574_208225428"/></text:h>
      <text:h text:style-name="Heading_20_3" text:outline-level="3"><text:bookmark-start text:name="__RefHeading___Toc3576_208225428"/>Podmínka<text:bookmark-end text:name="__RefHeading___Toc3576_208225428"/></text:h>
      <text:p text:style-name="P5">Podmínka je počátečním bodem k využití podmíněného formátování. Here you can define what formats to use to highlight any data in the spreadsheet that falls outside the specifications that you have defined.</text:p>
      <text:h text:style-name="Heading_20_3" text:outline-level="3"><text:bookmark-start text:name="__RefHeading___Toc3578_208225428"/>Barevná škála<text:bookmark-end text:name="__RefHeading___Toc3578_208225428"/></text:h>
      <text:p text:style-name="Text_20_body"><text:span text:style-name="T5">Use Color </text:span><text:span text:style-name="T47">s</text:span><text:span text:style-name="T5">cale to set the background color of cells depending on the value of the data in a spreadsheet cell. Color scale can only be used when </text:span><text:span text:style-name="Strong_20_Emphasis"><text:span text:style-name="T5">All Cells</text:span></text:span><text:span text:style-name="T5"> has been selected for the condition. You can use either two or three colors for the color scale.</text:span></text:p>
      <text:h text:style-name="Heading_20_3" text:outline-level="3"><text:bookmark-start text:name="__RefHeading___Toc3580_208225428"/>Datový pruh<text:bookmark-end text:name="__RefHeading___Toc3580_208225428"/></text:h>
      <text:p text:style-name="Text_20_body"><text:span text:style-name="T5">Data bars provide a graphical representation of data in the spreadsheet. Grafické znázornění je založeno na hodnotách dat vybrané oblasti. Click on </text:span><text:span text:style-name="Strong_20_Emphasis"><text:span text:style-name="T5">More Options</text:span></text:span><text:span text:style-name="T5"> in the Conditional Formatting dialog to define how the data bars will look. Data bars can only be used when </text:span><text:span text:style-name="Strong_20_Emphasis"><text:span text:style-name="T5">All Cells</text:span></text:span><text:span text:style-name="T5"> has been selected for the condition.</text:span></text:p>
      <text:h text:style-name="Heading_20_3" text:outline-level="3"><text:bookmark-start text:name="__RefHeading___Toc3582_208225428"/>Sada ikon<text:bookmark-end text:name="__RefHeading___Toc3582_208225428"/></text:h>
      <text:p text:style-name="Text_20_body"><text:span text:style-name="T5">Icon sets display an icon next to the data in each selected cell to give a visual representation of where the cell data falls within the defined range that you set. Sady ikon jsou dostupné jako barevné šipky, šedé šipky, barevné vlajky, barevné znaky, symboly, hodnocení znázorněné pruhy a čtvrtiny. Icon sets can only be accessed when the Conditional Formatting dialog has been opened and </text:span><text:span text:style-name="Strong_20_Emphasis"><text:span text:style-name="T5">All Cells</text:span></text:span><text:span text:style-name="T5"> has been selected for the condition.</text:span></text:p>
      <text:h text:style-name="Heading_20_2" text:outline-level="2"><text:bookmark-start text:name="__RefHeading___Toc3584_208225428"/>Správa podmíněného formátování<text:bookmark-end text:name="__RefHeading___Toc3584_208225428"/></text:h>
      <text:p text:style-name="P5">To see all the conditional formatting defined in the spreadsheet and any styles used:</text:p>
      <text:list xml:id="list215655647220943" text:continue-list="list215654795589641" text:style-name="Numbering_20_1">
        <text:list-item text:start-value="1">
          <text:p text:style-name="Numbering_20_1"><text:span text:style-name="T5">Go to </text:span><text:span text:style-name="Strong_20_Emphasis"><text:span text:style-name="T5">Format &gt; Conditional &gt; Manage</text:span></text:span><text:span text:style-name="T5"> on the Menu bar to open the Manage Conditional Formatting dialog (</text:span><text:span text:style-name="T22">Figure </text:span><text:span text:style-name="T5"><text:sequence-ref text:reference-format="value" text:ref-name="refFigure50">29</text:sequence-ref></text:span><text:span text:style-name="T5">).</text:span></text:p>
        </text:list-item>
        <text:list-item>
          <text:p text:style-name="Numbering_20_1"><text:span text:style-name="T5">Select a range from the Range list and click </text:span><text:span text:style-name="Strong_20_Emphasis"><text:span text:style-name="T5">Edit</text:span></text:span><text:span text:style-name="T5"> to redefine the conditional formatting.</text:span></text:p>
        </text:list-item>
        <text:list-item>
          <text:p text:style-name="Numbering_20_1"><text:span text:style-name="T5">Select a range from the Range list and click </text:span><text:span text:style-name="Strong_20_Emphasis"><text:span text:style-name="T5">Remove</text:span></text:span><text:span text:style-name="T5"> to delete the conditional formatting. The deletion is immediate with no confirmation.</text:span></text:p>
        </text:list-item>
        <text:list-item>
          <text:p text:style-name="Numbering_20_1"><text:span text:style-name="T5">Select </text:span><text:span text:style-name="Strong_20_Emphasis"><text:span text:style-name="T5">Add</text:span></text:span><text:span text:style-name="T5"> to create a new definition of conditional formatting.</text:span></text:p>
        </text:list-item>
        <text:list-item>
          <text:p text:style-name="Numbering_20_1"><text:span text:style-name="T5">Click </text:span><text:span text:style-name="Strong_20_Emphasis"><text:span text:style-name="T5">OK</text:span></text:span><text:span text:style-name="T5"> to save the changes and close the dialog.</text:span></text:p>
        </text:list-item>
      </text:list>
      <text:p text:style-name="P29"><text:soft-page-break/><draw:frame draw:style-name="fr1" draw:name="Fig.28" text:anchor-type="as-char" svg:width="5.8327in" draw:z-index="81"><draw:text-box fo:min-height="2.0937in"><text:p text:style-name="P36"><draw:frame draw:style-name="fr6" draw:name="Image45" text:anchor-type="paragraph" svg:width="5.8327in" style:rel-width="100%" svg:height="2.0937in" style:rel-height="scale" draw:z-index="82"><draw:image xlink:href="Pictures/1000000000000230000000C9EC7BA88EE14A1781.png" xlink:type="simple" xlink:show="embed" xlink:actuate="onLoad" loext:mime-type="image/png"/></draw:frame><text:span text:style-name="T50"><text:line-break/></text:span>Figure <text:sequence text:ref-name="refFigure50" text:name="Figure" text:formula="ooow:Figure+1" style:num-format="1">29</text:sequence>: Manage Conditional Formatting dialog</text:p></draw:text-box></draw:frame></text:p>
      <text:h text:style-name="Heading_20_2" text:outline-level="2"><text:bookmark-start text:name="__RefHeading___Toc3586_208225428"/>Copying cell styles<text:bookmark-end text:name="__RefHeading___Toc3586_208225428"/></text:h>
      <text:p text:style-name="Text_20_body">To apply the style used for conditional formatting to other cells later:</text:p>
      <text:list xml:id="list215654622126166" text:continue-list="list215655647220943" text:style-name="Numbering_20_1">
        <text:list-item text:start-value="1">
          <text:p text:style-name="P81">Click one of the cells that has been assigned conditional formatting and copy the cell to the clipboard.</text:p>
        </text:list-item>
        <text:list-item>
          <text:p text:style-name="P81">Select the cells that are to receive the same formatting as the copied cell.</text:p>
        </text:list-item>
        <text:list-item>
          <text:p text:style-name="P84"><text:span text:style-name="T5">Go to </text:span><text:span text:style-name="MenuPath"><text:span text:style-name="T5">Edit &gt; Paste Special &gt; Paste Special</text:span></text:span><text:span text:style-name="T5"> on the Menu bar to open the Paste Special dialog (</text:span><text:span text:style-name="T22">Figure </text:span><text:span text:style-name="T5"><text:sequence-ref text:reference-format="value" text:ref-name="refFigure37">16</text:sequence-ref></text:span><text:span text:style-name="T5"><text:s/>on page </text:span><text:span text:style-name="T5"><text:sequence-ref text:reference-format="page" text:ref-name="refFigure37">21</text:sequence-ref></text:span><text:span text:style-name="T5">).</text:span></text:p>
        </text:list-item>
        <text:list-item>
          <text:p text:style-name="P81">Make sure that only <text:span text:style-name="Emphasis">Formats</text:span> is selected and click <text:span text:style-name="MenuPath">OK</text:span> to paste the conditional formatting into the cell.</text:p>
        </text:list-item>
      </text:list>
      <text:h text:style-name="Heading_20_2" text:outline-level="2"><text:bookmark-start text:name="__RefHeading___Toc3588_208225428"/>Conditional formatting example<text:bookmark-end text:name="__RefHeading___Toc3588_208225428"/></text:h>
      <text:p text:style-name="P5">With conditional formatting, you can, for example, highlight the totals that exceed the average value of all totals. If the totals change, the formatting changes correspondingly, without having to apply other styles manually. It is recommended that the Styles <text:span text:style-name="T58">panel on the Sidebar</text:span> is open and visible before proceeding.</text:p>
      <text:h text:style-name="Heading_20_3" text:outline-level="3"><text:bookmark-start text:name="__RefHeading___Toc3590_208225428"/>Defining conditions<text:bookmark-end text:name="__RefHeading___Toc3590_208225428"/></text:h>
      <text:list xml:id="list215654810740073" text:continue-list="list215654622126166" text:style-name="Numbering_20_1">
        <text:list-item text:start-value="1">
          <text:p text:style-name="P81">Select the cells where you want to apply a conditional style.</text:p>
        </text:list-item>
        <text:list-item>
          <text:p text:style-name="P81">Go to <text:span text:style-name="MenuPath">Format &gt; Conditional &gt; Condition</text:span>, <text:span text:style-name="MenuPath">Color scale</text:span> or <text:span text:style-name="MenuPath">Data bar</text:span> from the Menu bar to open the Conditional Formatting dialog.</text:p>
        </text:list-item>
        <text:list-item>
          <text:p text:style-name="P81">Enter the conditions you want to use for conditional formatting.</text:p>
        </text:list-item>
      </text:list>
      <text:h text:style-name="Heading_20_3" text:outline-level="3"><text:bookmark-start text:name="__RefHeading___Toc3592_208225428"/>Generating number values<text:bookmark-end text:name="__RefHeading___Toc3592_208225428"/></text:h>
      <text:p text:style-name="P5">You may want to give certain values in your tables particular emphasis. For example, in a table of turnovers, you can show all the values above the average in green and all those below the average in red. This is possible with conditional formatting.</text:p>
      <text:list xml:id="list215655432554318" text:continue-list="list215654810740073" text:style-name="Numbering_20_1">
        <text:list-item text:start-value="1">
          <text:p text:style-name="P81">Create a table in which a few different values occur. For your test you can create tables with any random numbers. In one of the cells enter the formula =RAND(), and you will obtain a random number between 0 and 1. If you want integers of between 0 and 50, enter the formula =INT(RAND()*50).</text:p>
        </text:list-item>
        <text:list-item>
          <text:p text:style-name="P81">Copy the formula to create a row of random numbers.</text:p>
        </text:list-item>
        <text:list-item>
          <text:p text:style-name="P81">Click the bottom right corner of the selected cell, and drag to the right and downward until the desired cell range is selected.</text:p>
        </text:list-item>
      </text:list>
      <text:h text:style-name="Heading_20_3" text:outline-level="3"><text:bookmark-start text:name="__RefHeading___Toc3594_208225428"/><text:soft-page-break/>Defining cell styles<text:bookmark-end text:name="__RefHeading___Toc3594_208225428"/></text:h>
      <text:p text:style-name="P5">The next step is to apply a cell style to all values that represent above-average turnover and one to cells that are below the average.</text:p>
      <text:list xml:id="list215655639725562" text:continue-list="list215655432554318" text:style-name="Numbering_20_1">
        <text:list-item text:start-value="1">
          <text:p text:style-name="P81">Right-click in a blank cell and select <text:span text:style-name="Strong_20_Emphasis">Format Cells</text:span> in the context menu to open the Format Cells dialog.</text:p>
        </text:list-item>
        <text:list-item>
          <text:p text:style-name="P81">Click the <text:span text:style-name="Emphasis">Background</text:span> tab and select a background color, then click <text:span text:style-name="Strong_20_Emphasis">OK</text:span>.</text:p>
        </text:list-item>
        <text:list-item>
          <text:p text:style-name="P81">In the Conditional Formatting dialog, select <text:span text:style-name="Strong_20_Emphasis">New Style</text:span> from the <text:span text:style-name="Emphasis">Apply Style</text:span> drop-down list to open the Cell Style dialog.</text:p>
        </text:list-item>
        <text:list-item>
          <text:p text:style-name="P81">Enter a name of the new style. For this example, name the style <text:span text:style-name="Emphasis">Above</text:span>.</text:p>
        </text:list-item>
        <text:list-item>
          <text:p text:style-name="P81">Define a second style, click again in a blank cell and proceed as described above. Assign a different background color to the cell and assign a name. For this example, name the style <text:span text:style-name="Emphasis">Below</text:span>.</text:p>
        </text:list-item>
      </text:list>
      <text:h text:style-name="Heading_20_3" text:outline-level="3"><text:bookmark-start text:name="__RefHeading___Toc3596_208225428"/>Calculating average<text:bookmark-end text:name="__RefHeading___Toc3596_208225428"/></text:h>
      <text:p text:style-name="P5">In our particular example, we are calculating the average of the random values. The result is placed in a cell:</text:p>
      <text:list xml:id="list215654623134307" text:continue-list="list215655639725562" text:style-name="Numbering_20_1">
        <text:list-item text:start-value="1">
          <text:p text:style-name="P81">Click in a blank cell, for example, J14, and go to <text:span text:style-name="Strong_20_Emphasis">Insert &gt; Function</text:span> on the Menu bar, or click the <text:span text:style-name="Strong_20_Emphasis">Function Wizard</text:span> icon on the Formula bar to open the Function Wizard dialog.</text:p>
        </text:list-item>
        <text:list-item>
          <text:p text:style-name="P81">Select AVERAGE from the Function list.</text:p>
        </text:list-item>
        <text:list-item>
          <text:p text:style-name="P81">Use the cursor to select all your random numbers.</text:p>
        </text:list-item>
        <text:list-item>
          <text:p text:style-name="P81">Click <text:span text:style-name="Strong_20_Emphasis">OK</text:span> to <text:span text:style-name="T54">close </text:span>the Function Wizard.</text:p>
        </text:list-item>
      </text:list>
      <text:h text:style-name="Heading_20_3" text:outline-level="3"><text:bookmark-start text:name="__RefHeading___Toc3598_208225428"/>Applying cell styles<text:bookmark-end text:name="__RefHeading___Toc3598_208225428"/></text:h>
      <text:p text:style-name="P5">Now you can apply the conditional formatting to the sheet:</text:p>
      <text:list xml:id="list215655975691584" text:continue-list="list215654623134307" text:style-name="Numbering_20_1">
        <text:list-item text:start-value="1">
          <text:p text:style-name="P81">Select all cells containing the random numbers.</text:p>
        </text:list-item>
        <text:list-item>
          <text:p text:style-name="P81">Go to the <text:span text:style-name="Strong_20_Emphasis">Format &gt; Conditional </text:span><text:span text:style-name="Strong_20_Emphasis"><text:span text:style-name="T54">&gt; Condition</text:span></text:span> on the Menu bar to open the Conditional Formatting dialog.</text:p>
        </text:list-item>
        <text:list-item>
          <text:p text:style-name="P81">Define the condition for each cell as follows: if cell value is less than J14, format with cell style <text:span text:style-name="Emphasis">Below</text:span> OR if cell value is greater than or equal to J14, format with cell style <text:span text:style-name="Emphasis">Above</text:span>.</text:p>
        </text:list-item>
      </text:list>
      <text:h text:style-name="Heading_20_1" text:outline-level="1"><text:bookmark-start text:name="__RefHeading___Toc3600_208225428"/><text:alphabetical-index-mark text:string-value="hiding and showing" text:key1="viewing data"/><text:alphabetical-index-mark text:string-value="skrývání a zobrazování dat"/>Skrývání a zobrazování dat<text:bookmark-end text:name="__RefHeading___Toc3600_208225428"/></text:h>
      <text:p text:style-name="P5">V programu Calc můžeme skrýt různé prvky tak, že nebudou viditelné na obrazovce a ani se nevytisknou při tisku sešitu. However, hidden elements can still be selected for copying if you select the elements around them; for example, if column B is hidden, it is copied when you select columns A and C. When you require a hidden element again, you can reverse the process and show the element.</text:p>
      <text:h text:style-name="Heading_20_2" text:outline-level="2"><text:bookmark-start text:name="__RefHeading___Toc3602_208225428"/>Skrývání dat<text:bookmark-end text:name="__RefHeading___Toc3602_208225428"/></text:h>
      <text:h text:style-name="P62" text:outline-level="3"><text:bookmark-start text:name="__RefHeading___Toc14024_665378378"/>Sheets<text:bookmark-end text:name="__RefHeading___Toc14024_665378378"/></text:h>
      <text:p text:style-name="P14"><text:span text:style-name="T74">R</text:span>ight-click on <text:span text:style-name="T75">any</text:span> sheet tab and select <text:span text:style-name="Strong_20_Emphasis"><text:span text:style-name="T84">Hide</text:span></text:span><text:span text:style-name="Strong_20_Emphasis"> </text:span><text:span text:style-name="Strong_20_Emphasis"><text:span text:style-name="T54">Sheet</text:span></text:span> from the context menu. Choose which sheet from the list in the popup box.</text:p>
      <text:h text:style-name="Heading_20_3" text:outline-level="3"><text:bookmark-start text:name="__RefHeading___Toc3604_208225428"/><text:span text:style-name="T84">R</text:span>ows and columns<text:bookmark-end text:name="__RefHeading___Toc3604_208225428"/></text:h>
      <text:list xml:id="list215655700107724" text:continue-list="list215655975691584" text:style-name="Numbering_20_1">
        <text:list-item text:start-value="1">
          <text:p text:style-name="P81">Vybereme řádek nebo sloupec, který chceme skrýt..</text:p>
        </text:list-item>
        <text:list-item>
          <text:p text:style-name="P81">Go to <text:span text:style-name="Strong_20_Emphasis">Format</text:span> on the <text:span text:style-name="T64">M</text:span>enu bar and select <text:span text:style-name="Strong_20_Emphasis">Row</text:span> or <text:span text:style-name="Strong_20_Emphasis">Column</text:span>.</text:p>
        </text:list-item>
        <text:list-item>
          <text:p text:style-name="P81"><text:soft-page-break/>Select <text:span text:style-name="Strong_20_Emphasis">Hide</text:span> from the menu and the row or column can no longer viewed or printed. Alternatively, right-click on the row or column header and select <text:span text:style-name="Strong_20_Emphasis">Hide </text:span><text:span text:style-name="Strong_20_Emphasis"><text:span text:style-name="T54">Row</text:span></text:span><text:span text:style-name="T54"> or </text:span><text:span text:style-name="Strong_20_Emphasis"><text:span text:style-name="T54">Hide Column</text:span></text:span> from the context menu.</text:p>
        </text:list-item>
      </text:list>
      <text:h text:style-name="P63" text:outline-level="3"><text:bookmark-start text:name="__RefHeading___Toc3606_208225428"/>Cells<text:bookmark-end text:name="__RefHeading___Toc3606_208225428"/></text:h>
      <text:p text:style-name="P17">Hiding individual cells is more complicated. First you need to define the cells as Protected and Hidden; then you need to protect the sheet.</text:p>
      <text:list xml:id="list215655882813268" text:continue-list="list215655700107724" text:style-name="Numbering_20_1">
        <text:list-item text:start-value="1">
          <text:p text:style-name="P85">Vybereme buňky, které chceme skrýt.</text:p>
        </text:list-item>
        <text:list-item>
          <text:p text:style-name="P85">Go to <text:span text:style-name="Strong_20_Emphasis">Format &gt; Cells</text:span> on the Menu bar, or right-click and select <text:span text:style-name="Strong_20_Emphasis">Format Cells</text:span> from the context menu, to open the Format Cells dialog (<text:span text:style-name="T63">Figure </text:span><text:sequence-ref text:reference-format="value" text:ref-name="refFigure51">30</text:sequence-ref>).</text:p>
        </text:list-item>
        <text:list-item>
          <text:p text:style-name="P85">Click the <text:span text:style-name="Emphasis">Cell Protection</text:span> tab and select an option for hiding and printing the cells.</text:p>
        </text:list-item>
        <text:list-item>
          <text:p text:style-name="P85">Click <text:span text:style-name="Strong_20_Emphasis">OK</text:span> to save the changes and close the dialog.</text:p>
        </text:list-item>
        <text:list-item>
          <text:p text:style-name="P81">Go to <text:span text:style-name="Strong_20_Emphasis">Tools &gt; Protect Sheet</text:span> on the Menu bar to open the Protect Sheet dialog (<text:span text:style-name="T93">Figure </text:span><text:sequence-ref text:reference-format="value" text:ref-name="refFigure52">31</text:sequence-ref>).</text:p>
        </text:list-item>
        <text:list-item>
          <text:p text:style-name="P81">V něm zvolíme <text:span text:style-name="Emphasis">Uzamknout tento list a obsah uzamčených buněk</text:span>.</text:p>
        </text:list-item>
        <text:list-item>
          <text:p text:style-name="P81">Zadáme a potvrdíme heslo.</text:p>
        </text:list-item>
        <text:list-item>
          <text:p text:style-name="P81">Select or deselect the options for <text:span text:style-name="Emphasis">Allow all users of this sheet to:</text:span> so users can select protected or unprotected cells.</text:p>
        </text:list-item>
        <text:list-item>
          <text:p text:style-name="P81">Click <text:span text:style-name="Strong_20_Emphasis">OK</text:span> to save the changes and close the dialog.</text:p>
        </text:list-item>
      </text:list>
      <text:p text:style-name="P33"><draw:frame draw:style-name="fr1" draw:name="Frame3" text:anchor-type="as-char" svg:width="6.4472in" draw:z-index="83"><draw:text-box fo:min-height="3.2134in"><text:p text:style-name="P36"><draw:frame draw:style-name="fr6" draw:name="Image21" text:anchor-type="paragraph" svg:width="6.4472in" style:rel-width="100%" svg:height="2.989in" style:rel-height="scale" draw:z-index="84"><draw:image xlink:href="Pictures/100000000000026B0000011FA728ABC6351AD174.png" xlink:type="simple" xlink:show="embed" xlink:actuate="onLoad" loext:mime-type="image/png"/></draw:frame><text:span text:style-name="T50"><text:line-break/></text:span>Figure <text:sequence text:ref-name="refFigure51" text:name="Figure" text:formula="ooow:Figure+1" style:num-format="1">30</text:sequence>: Format Cells dialog – Cell Protection tab</text:p></draw:text-box></draw:frame></text:p>
      <text:p text:style-name="P29"><draw:frame draw:style-name="fr1" draw:name="Fig.29" text:anchor-type="as-char" svg:width="3.2807in" draw:z-index="85"><draw:text-box fo:min-height="2.1508in"><text:p text:style-name="P36"><draw:frame draw:style-name="fr11" draw:name="Image31" text:anchor-type="paragraph" svg:width="3.2807in" style:rel-width="100%" svg:height="1.9654in" style:rel-height="scale" draw:z-index="86"><draw:image xlink:href="Pictures/100000000000013B000000F799D973ABD0EB275B.png" xlink:type="simple" xlink:show="embed" xlink:actuate="onLoad" loext:mime-type="image/png"/></draw:frame><text:span text:style-name="T50"><text:line-break/></text:span>Figure <text:sequence text:ref-name="refFigure52" text:name="Figure" text:formula="ooow:Figure+1" style:num-format="1">31</text:sequence>: Protect Sheet dialog</text:p></draw:text-box></draw:frame></text:p>
      <text:list xml:id="list215655964372339" text:continue-list="list215656219875422" text:style-name="Heading_20_Note">
        <text:list-item>
          <text:p text:style-name="P67"><text:soft-page-break/>Poznámka</text:p>
        </text:list-item>
      </text:list>
      <text:p text:style-name="Text_20_Note">Skrytí dat v buňkách znamená, že nejsou zobrazena a že uzamčené buňky nelze upravit. Na jejich místě jsou v listu zobrazeny prázdné buňky.</text:p>
      <text:h text:style-name="Heading_20_2" text:outline-level="2"><text:bookmark-start text:name="__RefHeading___Toc3608_208225428"/>Zobrazení dat<text:bookmark-end text:name="__RefHeading___Toc3608_208225428"/></text:h>
      <text:h text:style-name="P64" text:outline-level="3"><text:bookmark-start text:name="__RefHeading___Toc3610_208225428"/>Sheets<text:bookmark-end text:name="__RefHeading___Toc3610_208225428"/></text:h>
      <text:p text:style-name="Text_20_body"><text:span text:style-name="T74">R</text:span>ight-click on <text:span text:style-name="T75">any</text:span> sheet tab and select <text:span text:style-name="Strong_20_Emphasis">Show Sheet</text:span> from the context menu. Choose which sheet from the list in the popup box.</text:p>
      <text:h text:style-name="P64" text:outline-level="3"><text:bookmark-start text:name="__RefHeading___Toc77650_2323734701"/><text:span text:style-name="T73">R</text:span>ows and columns<text:bookmark-end text:name="__RefHeading___Toc77650_2323734701"/></text:h>
      <text:list xml:id="list215655178372756" text:continue-list="list215655882813268" text:style-name="Numbering_20_1">
        <text:list-item text:start-value="1">
          <text:p text:style-name="P81">Vybereme řádku nebo sloupce <text:span text:style-name="T75">na</text:span> obou stranách skrytého řádku nebo sloupce.</text:p>
        </text:list-item>
        <text:list-item>
          <text:p text:style-name="P81">V hlavní nabídce přejdeme do položky <text:span text:style-name="Strong_20_Emphasis">Formát</text:span> a zvolíme <text:span text:style-name="Strong_20_Emphasis">Řádky</text:span> nebo <text:span text:style-name="Strong_20_Emphasis">Sloupce</text:span>.</text:p>
        </text:list-item>
        <text:list-item>
          <text:p text:style-name="P81">Select <text:span text:style-name="Strong_20_Emphasis">Show</text:span> from the context menu and the row or column will be displayed and can be printed.</text:p>
        </text:list-item>
      </text:list>
      <text:p text:style-name="Text_20_body">Alternatively, right-click on <text:span text:style-name="T74">a</text:span> row or column header and select <text:span text:style-name="Strong_20_Emphasis">Show Rows</text:span><text:span text:style-name="T54"> or </text:span><text:span text:style-name="Strong_20_Emphasis">Show Columns</text:span> from the context menu.</text:p>
      <text:h text:style-name="Heading_20_3" text:outline-level="3"><text:bookmark-start text:name="__RefHeading___Toc3612_208225428"/>Cells<text:bookmark-end text:name="__RefHeading___Toc3612_208225428"/></text:h>
      <text:list xml:id="list215654808915349" text:continue-list="list215655178372756" text:style-name="Numbering_20_1">
        <text:list-item text:start-value="1">
          <text:p text:style-name="P81">Go to <text:span text:style-name="Strong_20_Emphasis">Tools &gt; Protect Sheet</text:span> on the Menu bar to open the Protect Sheet dialog (<text:span text:style-name="T59">Figure </text:span><text:sequence-ref text:reference-format="value" text:ref-name="refFigure52">31</text:sequence-ref>).</text:p>
        </text:list-item>
        <text:list-item>
          <text:p text:style-name="P81">Zadáme heslo k odemknutí listu a klepneme na <text:span text:style-name="Strong_20_Emphasis">OK</text:span>.</text:p>
        </text:list-item>
        <text:list-item>
          <text:p text:style-name="P81">Go to <text:span text:style-name="Strong_20_Emphasis">Format &gt; Cells</text:span> on the Menu bar, or right-click and select <text:span text:style-name="Strong_20_Emphasis">Format Cells</text:span> from the context menu, to open the Format Cells dialog (<text:span text:style-name="T59">Figure </text:span><text:sequence-ref text:reference-format="value" text:ref-name="refFigure51">30</text:sequence-ref>).</text:p>
        </text:list-item>
        <text:list-item>
          <text:p text:style-name="P81">Click the <text:span text:style-name="Emphasis">Cell Protection</text:span> tab and deselect the hide options for the cells. Klepneme na <text:span text:style-name="Strong_20_Emphasis">OK</text:span>.</text:p>
        </text:list-item>
      </text:list>
      <text:h text:style-name="Heading_20_2" text:outline-level="2"><text:bookmark-start text:name="__RefHeading___Toc3614_208225428"/><text:alphabetical-index-mark text:string-value="outline group controls"/>Group and outline<text:bookmark-end text:name="__RefHeading___Toc3614_208225428"/></text:h>
      <text:p text:style-name="P5">If you are continually hiding and showing the same cells, you can create an outline of your data and group rows or columns together so that you can collapse a group to hide it or expand a group to show it using a single click.</text:p>
      <text:p text:style-name="P5">The basic controls for grouping and outlining show plus (+) or minus (-) signs on the group indicator to show or hide rows or columns. However, if there are groups nested within each other, the basic controls have numbered buttons so you can hide the different levels of nested groups.</text:p>
      <text:h text:style-name="Heading_20_3" text:outline-level="3"><text:bookmark-start text:name="__RefHeading___Toc3616_208225428"/>Seskupení<text:bookmark-end text:name="__RefHeading___Toc3616_208225428"/></text:h>
      <text:p text:style-name="P5">To group rows or columns:</text:p>
      <text:list xml:id="list215655643036106" text:continue-list="list215654808915349" text:style-name="Numbering_20_1">
        <text:list-item text:start-value="1">
          <text:p text:style-name="P81">Select the cells you want to group in the spreadsheet.</text:p>
        </text:list-item>
        <text:list-item>
          <text:p text:style-name="Numbering_20_1"><text:span text:style-name="T5">Go to </text:span><text:span text:style-name="Strong_20_Emphasis"><text:span text:style-name="T5">Data &gt; Group and Outline &gt; Group</text:span></text:span><text:span text:style-name="T5"> on the Menu bar, or press the </text:span><text:span text:style-name="Keystroke"><text:span text:style-name="T5">F12</text:span></text:span><text:span text:style-name="T5"> key.</text:span></text:p>
        </text:list-item>
        <text:list-item>
          <text:p text:style-name="P81">In the Group dialog that opens, select either <text:span text:style-name="Emphasis">Rows</text:span> or <text:span text:style-name="Emphasis">Columns</text:span> and click <text:span text:style-name="Strong_20_Emphasis">OK</text:span>. A group indicator appears to the left of any rows grouped or above any columns grouped. <text:span text:style-name="T59">Figure</text:span> <text:sequence-ref text:reference-format="value" text:ref-name="refFigure53">32</text:sequence-ref><text:s/>shows a group indicator on the left of the first two rows of the spreadsheet have been grouped.</text:p>
        </text:list-item>
      </text:list>
      <text:p text:style-name="P29"><draw:frame draw:style-name="fr1" draw:name="Fig.31" text:anchor-type="as-char" svg:width="4.0661in" draw:z-index="65"><draw:text-box fo:min-height="0.9819in"><text:p text:style-name="P36"><draw:frame draw:style-name="fr10" draw:name="Image33" text:anchor-type="paragraph" svg:x="0in" svg:y="0in" svg:width="4.0661in" style:rel-width="100%" svg:height="0.8028in" style:rel-height="scale" draw:z-index="66"><draw:image xlink:href="Pictures/10000000000001D9000000D95D2F6F3D4C6CC7F8.png" xlink:type="simple" xlink:show="embed" xlink:actuate="onLoad" loext:mime-type="image/png"/></draw:frame><text:span text:style-name="T50"><text:line-break/></text:span>Figure <text:sequence text:ref-name="refFigure53" text:name="Figure" text:formula="ooow:Figure+1" style:num-format="1">32</text:sequence>: Group indicator</text:p></draw:text-box></draw:frame></text:p>
      <text:h text:style-name="Heading_20_3" text:outline-level="3"><text:bookmark-start text:name="__RefHeading___Toc3618_208225428"/><text:soft-page-break/>Hiding details<text:bookmark-end text:name="__RefHeading___Toc3618_208225428"/></text:h>
      <text:p text:style-name="Text_20_Body_20_List_20_Intro">To hide the details of any group of rows or columns:</text:p>
      <text:list xml:id="list215655396324268" text:continue-list="list215655643036106" text:style-name="Numbering_20_1">
        <text:list-item text:start-value="1">
          <text:p text:style-name="P86">Click on the minus (<text:span text:style-name="T75">–</text:span>) sign on the group indicator.</text:p>
        </text:list-item>
        <text:list-item>
          <text:p text:style-name="P81">Alternatively, select a cell within the group and go to <text:span text:style-name="Strong_20_Emphasis">Data &gt; Group and Outline &gt; Hide Details on</text:span> the Menu bar.</text:p>
        </text:list-item>
        <text:list-item>
          <text:p text:style-name="P86">The rows or columns are hidden and the minus (<text:span text:style-name="T75">–</text:span>) sign becomes a plus (+) sign on the group indicator.</text:p>
        </text:list-item>
      </text:list>
      <text:h text:style-name="Heading_20_3" text:outline-level="3"><text:bookmark-start text:name="__RefHeading___Toc3620_208225428"/>Showing details<text:bookmark-end text:name="__RefHeading___Toc3620_208225428"/></text:h>
      <text:p text:style-name="P5">To show the details of any hidden groups or rows or columns:</text:p>
      <text:list xml:id="list215654628212434" text:continue-list="list215655396324268" text:style-name="Numbering_20_1">
        <text:list-item text:start-value="1">
          <text:p text:style-name="P81">Click on the plus (+) sign on the group indicator.</text:p>
        </text:list-item>
        <text:list-item>
          <text:p text:style-name="P81">Alternatively, select a cell on each side of the hidden group and go to<text:span text:style-name="MenuPath"> </text:span><text:span text:style-name="Strong_20_Emphasis">Data &gt; Group and Outline &gt; Show Details</text:span> on the Menu bar.</text:p>
        </text:list-item>
        <text:list-item>
          <text:p text:style-name="P86">The hidden rows or columns are displayed and the plus (+) sign becomes a minus (<text:span text:style-name="T75">–</text:span>) sign on the group indicator.</text:p>
        </text:list-item>
      </text:list>
      <text:h text:style-name="Heading_20_3" text:outline-level="3"><text:bookmark-start text:name="__RefHeading___Toc3622_208225428"/>Zrušení seskupení<text:bookmark-end text:name="__RefHeading___Toc3622_208225428"/></text:h>
      <text:p text:style-name="P5">To ungroup any groups of rows or columns:</text:p>
      <text:list xml:id="list215654887417515" text:continue-list="list215654628212434" text:style-name="Numbering_20_1">
        <text:list-item text:start-value="1">
          <text:p text:style-name="P81">Make sure the grouped rows or columns are displayed.</text:p>
        </text:list-item>
        <text:list-item>
          <text:p text:style-name="P81">Go to <text:span text:style-name="Strong_20_Emphasis">Data &gt; Group and Outline &gt; Ungroup</text:span> on the Menu bar, or use the keyboard combination <text:span text:style-name="Keystroke">Ctrl</text:span>+<text:span text:style-name="Keystroke">F12</text:span>.</text:p>
        </text:list-item>
        <text:list-item>
          <text:p text:style-name="P81"><text:span text:style-name="T90">If only rows or only columns are grouped, they are ungrouped. If both rows and columns are grouped, select either </text:span><text:span text:style-name="Emphasis"><text:span text:style-name="T90">Rows</text:span></text:span><text:span text:style-name="T90"> or </text:span><text:span text:style-name="Emphasis"><text:span text:style-name="T90">Columns</text:span></text:span><text:span text:style-name="T90"> to ungroup and click </text:span><text:span text:style-name="Strong_20_Emphasis">OK</text:span><text:span text:style-name="T90">. </text:span></text:p>
        </text:list-item>
      </text:list>
      <text:list xml:id="list215654834943378" text:continue-list="list215655964372339" text:style-name="Heading_20_Note">
        <text:list-item>
          <text:p text:style-name="P67">Poznámka</text:p>
        </text:list-item>
      </text:list>
      <text:p text:style-name="Text_20_Note">Any hidden groups of rows or columns must be displayed. If they are hidden, then the grouped rows or columns are deleted from the spreadsheet.</text:p>
      <text:list xml:id="list215655120336745" text:continue-numbering="true" text:style-name="Heading_20_Note">
        <text:list-item>
          <text:p text:style-name="P67">Poznámka</text:p>
        </text:list-item>
      </text:list>
      <text:p text:style-name="Text_20_Note">If there are nested groups, only the last group of rows or columns created is ungrouped.</text:p>
      <text:h text:style-name="Heading_20_3" text:outline-level="3"><text:bookmark-start text:name="__RefHeading___Toc3624_208225428"/>AutoOutline<text:bookmark-end text:name="__RefHeading___Toc3624_208225428"/></text:h>
      <text:p text:style-name="Text_20_body"><text:span text:style-name="T5">If a selected cell range contains formulas or references, Calc automatically outlines the selection. For example, in </text:span><text:span text:style-name="T18">Figure</text:span><text:span text:style-name="T5"> </text:span><text:span text:style-name="T5"><text:sequence-ref text:reference-format="value" text:ref-name="refFigure54">33</text:sequence-ref></text:span><text:span text:style-name="T5"><text:s/>the cells for the 1st and 2nd quarters each contain a sum formula for the three cells to their left. If you apply the </text:span><text:span text:style-name="Strong_20_Emphasis"><text:span text:style-name="T5">AutoOutline</text:span></text:span><text:span text:style-name="T5"> command, the columns are grouped into two quarters.</text:span></text:p>
      <text:p text:style-name="Text_20_body"><text:span text:style-name="T5">To apply the AutoOutline function, go to </text:span><text:span text:style-name="Strong_20_Emphasis"><text:span text:style-name="T5">Data &gt; Group and Outline &gt; AutoOutline</text:span></text:span><text:span text:style-name="T5"> on the Menu bar. Calc will then check for cells that contain formulas or references and automatically group the cells as necessary.</text:span></text:p>
      <text:p text:style-name="P29"><draw:frame draw:style-name="fr1" draw:name="Fig.32" text:anchor-type="as-char" svg:width="6.6929in" draw:z-index="71"><draw:text-box fo:min-height="1.2984in"><text:p text:style-name="P36"><draw:frame draw:style-name="fr9" draw:name="Image34" text:anchor-type="paragraph" svg:x="0in" svg:y="0in" svg:width="6.6929in" style:rel-width="100%" svg:height="1.1217in" style:rel-height="scale" draw:z-index="72"><draw:image xlink:href="Pictures/10000000000002B2000000C409435897340E27FA.png" xlink:type="simple" xlink:show="embed" xlink:actuate="onLoad" loext:mime-type="image/png"/></draw:frame><text:span text:style-name="T50"><text:line-break/></text:span>Figure <text:sequence text:ref-name="refFigure54" text:name="Figure" text:formula="ooow:Figure+1" style:num-format="1">33</text:sequence>: Example of AutoOutline</text:p></draw:text-box></draw:frame></text:p>
      <text:h text:style-name="Heading_20_3" text:outline-level="3"><text:bookmark-start text:name="__RefHeading___Toc3626_208225428"/><text:soft-page-break/>Removing<text:bookmark-end text:name="__RefHeading___Toc3626_208225428"/></text:h>
      <text:p text:style-name="P5">To remove any cell groups of rows or columns, go to <text:span text:style-name="Strong_20_Emphasis">Data &gt; Group and Outline &gt; Remove </text:span><text:span text:style-name="Strong_20_Emphasis"><text:span text:style-name="T55">Outline</text:span></text:span> on the Menu bar and any groups are removed.</text:p>
      <text:p text:style-name="P5">Any cell group of rows or columns that are hidden, the grouping is removed from the cells and the cells are displayed in the spreadsheet.</text:p>
      <text:h text:style-name="Heading_20_2" text:outline-level="2"><text:bookmark-start text:name="__RefHeading___Toc3628_208225428"/><text:alphabetical-index-mark text:string-value="filtering" text:key1="viewing data"/>Filtering<text:bookmark-end text:name="__RefHeading___Toc3628_208225428"/></text:h>
      <text:p text:style-name="P5">Filtr je seznam podmínek, které musí každá položka splňovat, aby mohla být zobrazena. Calc poskytuje tři typy filtrů:</text:p>
      <text:p text:style-name="P15"><text:span text:style-name="Strong_20_Emphasis">Standardní filtr</text:span> <text:span text:style-name="T38">–</text:span> Určuje logické podmínky pro filtrování dat.</text:p>
      <text:p text:style-name="P15"><text:span text:style-name="Strong_20_Emphasis">Automatický filtr</text:span> <text:span text:style-name="T38">–</text:span> Filtruje data podle určitých dat nebo řetězců. Automaticky filtruje vybraný rozsah buněk a vytvoří jednořádkové seznamy, ve kterých si můžete vybrat položky, které chcete zobrazit.</text:p>
      <text:p text:style-name="P15"><text:span text:style-name="Strong_20_Emphasis">Rozšířený filtr</text:span> <text:span text:style-name="T38">–</text:span> Používá kritéria filtru z určených buněk.</text:p>
      <text:h text:style-name="Heading_20_3" text:outline-level="3"><text:bookmark-start text:name="__RefHeading___Toc3630_208225428"/>Applying a standard filter<text:bookmark-end text:name="__RefHeading___Toc3630_208225428"/></text:h>
      <text:p text:style-name="P5">A standard filter is more complex than AutoFilter. You can set as many as eight conditions as a filter, combining them with the operators AND or OR. Standard filters are mostly useful for numbers, although a few of the conditional operators can also be used for text.</text:p>
      <text:list xml:id="list215655571275263" text:continue-list="list215654887417515" text:style-name="Numbering_20_1">
        <text:list-item text:start-value="1">
          <text:p text:style-name="Numbering_20_1">Select a cell range in <text:span text:style-name="T72">the</text:span> spreadsheet.</text:p>
        </text:list-item>
        <text:list-item>
          <text:p text:style-name="Numbering_20_1"><text:span text:style-name="T5">Go to </text:span><text:span text:style-name="Strong_20_Emphasis"><text:span text:style-name="T5">Data &gt; More Filters &gt; Standard Filter</text:span></text:span><text:span text:style-name="T5"> on the Menu bar to open the Standard Filter dialog (</text:span><text:span text:style-name="T18">Figure </text:span><text:span text:style-name="T5"><text:sequence-ref text:reference-format="value" text:ref-name="refFigure55">34</text:sequence-ref></text:span><text:span text:style-name="T5">).</text:span></text:p>
        </text:list-item>
        <text:list-item>
          <text:p text:style-name="Numbering_20_1">Specify the filter criteria and filtering options that you want to use.</text:p>
        </text:list-item>
        <text:list-item>
          <text:p text:style-name="Numbering_20_1">Click <text:span text:style-name="Strong_20_Emphasis">OK</text:span> to carry out standard filtering and close the dialog. Any records that match the filter criteria and options that you specified are shown.</text:p>
        </text:list-item>
      </text:list>
      <text:p text:style-name="P29"><draw:frame draw:style-name="fr1" draw:name="Fig.33" text:anchor-type="as-char" svg:width="3.5807in" draw:z-index="87"><draw:text-box fo:min-height="3.3437in"><text:p text:style-name="P36"><draw:frame draw:style-name="fr6" draw:name="Image35" text:anchor-type="paragraph" svg:width="4.4366in" style:rel-width="100%" svg:height="3.9681in" style:rel-height="scale" draw:z-index="88"><draw:image xlink:href="Pictures/10000000000001AA0000017DD7F06AD7DFEAFD72.png" xlink:type="simple" xlink:show="embed" xlink:actuate="onLoad" loext:mime-type="image/png"/></draw:frame><text:span text:style-name="T50"><text:line-break/></text:span>Figure <text:sequence text:ref-name="refFigure55" text:name="Figure" text:formula="ooow:Figure+1" style:num-format="1">34</text:sequence>: Standard Filter dialog</text:p></draw:text-box></draw:frame></text:p>
      <text:p text:style-name="Text_20_Body_20_List_20_Intro">The filter criteria used in standard filtering defines a filter by indicating the type of line, the name of the field, a logical condition and a value or a combination of arguments.</text:p>
      <text:list xml:id="list215654322295388" text:continue-list="list215655756066698" text:style-name="List_20_1">
        <text:list-item>
          <text:p text:style-name="P70"><text:span text:style-name="Strong_20_Emphasis">Operator</text:span> <text:span text:style-name="T75">–</text:span> for the following arguments, you can choose between the logical operators AND / OR.</text:p>
        </text:list-item>
        <text:list-item>
          <text:p text:style-name="P70"><text:soft-page-break/><text:span text:style-name="Strong_20_Emphasis">Field name</text:span> <text:span text:style-name="T75">–</text:span> specifies the field names from the current table to set them in the argument. You will see the column identifiers if no text is available for the field names.</text:p>
        </text:list-item>
        <text:list-item>
          <text:p text:style-name="P70"><text:span text:style-name="Strong_20_Emphasis">Condition</text:span> <text:span text:style-name="T75">–</text:span> specifies the comparative operators through which the entries in the Field name and Value fields can be linked.</text:p>
        </text:list-item>
        <text:list-item>
          <text:p text:style-name="P70"><text:span text:style-name="Strong_20_Emphasis">Value</text:span> <text:span text:style-name="T75">–</text:span> specifies a value to filter the field. The Value list box contains all possible values for the specified Field name. Select a value to be used in the filter, including Empty and Not Empty entries.</text:p>
        </text:list-item>
        <text:list-item>
          <text:p text:style-name="P70"><text:span text:style-name="Strong_20_Emphasis">Case sensitive</text:span> <text:span text:style-name="T75">–</text:span> distinguishes between uppercase and lowercase letters when filtering the data.</text:p>
        </text:list-item>
        <text:list-item>
          <text:p text:style-name="P70"><text:span text:style-name="Strong_20_Emphasis">Range contains column labels</text:span> <text:span text:style-name="T75">–</text:span> includes the column labels in the first row of a cell range.</text:p>
        </text:list-item>
        <text:list-item>
          <text:p text:style-name="P70"><text:span text:style-name="Strong_20_Emphasis">Copy results to</text:span> <text:span text:style-name="T75">–</text:span> select the check box and then select the cell range where you want to display the filter results. You can also select a named range from the list.</text:p>
        </text:list-item>
        <text:list-item>
          <text:p text:style-name="P70"><text:span text:style-name="Strong_20_Emphasis">Regular expression</text:span><text:span text:style-name="Strong_20_Emphasis"><text:span text:style-name="T55">s</text:span></text:span> <text:span text:style-name="T75">–</text:span> select to use wildcards in the filter definition. See LibreOffice Help for a list of the regular expressions that LibreOffice supports. If selected, you can use regular expressions in the Value field if the Condition list box is set to '=' EQUAL or '&lt;&gt;' UNEQUAL. This also applies to the respective cells that you reference for an advanced filter.</text:p>
        </text:list-item>
        <text:list-item>
          <text:p text:style-name="P70"><text:span text:style-name="Strong_20_Emphasis">No duplication</text:span><text:span text:style-name="Strong_20_Emphasis"><text:span text:style-name="T55">s</text:span></text:span> <text:span text:style-name="T75">–</text:span> excludes duplicate rows from the list of filtered data.</text:p>
        </text:list-item>
        <text:list-item>
          <text:p text:style-name="P70"><text:span text:style-name="Strong_20_Emphasis">Keep filter criteria</text:span> <text:span text:style-name="T75">–</text:span> select <text:span text:style-name="Strong_20_Emphasis">Copy results to</text:span> and then specify the destination range where you want to display the filtered data. If this box is checked, the destination range remains linked to the source range. You must have defined the source range under <text:span text:style-name="Strong_20_Emphasis">Data &gt; Define range</text:span> as a database range. You can also reapply the defined filter at any time by clicking into the source range and then go to <text:span text:style-name="Strong_20_Emphasis">Data &gt; Refresh Range</text:span>.</text:p>
        </text:list-item>
      </text:list>
      <text:h text:style-name="P65" text:outline-level="3"><text:bookmark-start text:name="__RefHeading___Toc48682_665378378"/>Applying an AutoFilter<text:bookmark-end text:name="__RefHeading___Toc48682_665378378"/></text:h>
      <text:p text:style-name="P18"><text:span text:style-name="T5">An AutoFilter adds a drop-down list to the top row of one or more data columns which lets you select the rows to be displayed. The list includes every unique entry in the selected cells sorted into </text:span><text:alphabetical-index-mark-start text:id="IMark743098408"/><text:span text:style-name="T5">lexical</text:span><text:alphabetical-index-mark-end text:id="IMark743098408"/><text:span text:style-name="T5"> order (see </text:span><text:a xlink:type="simple" xlink:href="https://www.dictionary.com/browse/lexical-order" text:style-name="Internet_20_link" text:visited-style-name="Visited_20_Internet_20_Link"><text:span text:style-name="T5">https://www.dictionary.com/browse/lexical-order</text:span></text:a><text:span text:style-name="T5"> for an explanation of lexical order). AutoFilter can be used on multiple sheets without first defining a database range.</text:span></text:p>
      <text:list xml:id="list215654913387021" text:continue-list="list215655571275263" text:style-name="Numbering_20_1">
        <text:list-item text:start-value="1">
          <text:p text:style-name="P94">Click in a cell range on <text:span text:style-name="T72">the</text:span> spreadsheet. If you want to apply multiple AutoFilters to the same sheet, you must first define database ranges, then apply the AutoFilters to the database ranges.</text:p>
        </text:list-item>
        <text:list-item>
          <text:p text:style-name="P94"><text:span text:style-name="T5">Go to </text:span><text:span text:style-name="Strong_20_Emphasis"><text:span text:style-name="T5">Data </text:span></text:span><text:span text:style-name="Strong_20_Emphasis"><text:span text:style-name="T45">&gt;</text:span></text:span><text:span text:style-name="Strong_20_Emphasis"><text:span text:style-name="T5"> AutoFilter</text:span></text:span><text:span text:style-name="T5"> on the Menu bar. An arrow button is added to the head of each column in the database range.</text:span></text:p>
        </text:list-item>
        <text:list-item>
          <text:p text:style-name="P94">Click the arrow or small triangle in the column that contains the value or string that you want to set as the filter criteria (shown in <text:span text:style-name="T59">Figure </text:span><text:sequence-ref text:reference-format="value" text:ref-name="refFigure56">35</text:sequence-ref>).</text:p>
        </text:list-item>
        <text:list-item>
          <text:p text:style-name="P78">Select the value or string that you want to use as the filter criteria. The records that match the filter criteria that you selected are then shown.</text:p>
        </text:list-item>
      </text:list>
      <text:p text:style-name="P29"><text:soft-page-break/><draw:frame draw:style-name="fr1" draw:name="Fig.34" text:anchor-type="as-char" svg:width="3.6138in" draw:z-index="79"><draw:text-box fo:min-height="5.2283in"><text:p text:style-name="P36"><draw:frame draw:style-name="fr6" draw:name="Image36" text:anchor-type="paragraph" svg:width="3.6138in" style:rel-width="100%" svg:height="5.2283in" style:rel-height="scale" draw:z-index="80"><draw:image xlink:href="Pictures/100000000000015B000001F687C39CC71D0855EF.png" xlink:type="simple" xlink:show="embed" xlink:actuate="onLoad" loext:mime-type="image/png"/></draw:frame><text:span text:style-name="T50"><text:line-break/></text:span>Figure <text:sequence text:ref-name="refFigure56" text:name="Figure" text:formula="ooow:Figure+1" style:num-format="1">35</text:sequence>: AutoFilter example</text:p></draw:text-box></draw:frame></text:p>
      <text:h text:style-name="Heading_20_3" text:outline-level="3"><text:bookmark-start text:name="__RefHeading___Toc3634_208225428"/>Applying an advanced filter<text:bookmark-end text:name="__RefHeading___Toc3634_208225428"/></text:h>
      <text:p text:style-name="P5">An advanced filter has a structure similar to a standard filter. The difference is that the <text:s/>Advanced Filter arguments are not entered in a dialog. Instead, filters can be entered in a blank area of a spreadsheet, then referenced by the filter dialog to apply the filters.</text:p>
      <text:list xml:id="list215655560565259" text:continue-list="list215654913387021" text:style-name="Numbering_20_1">
        <text:list-item text:start-value="1">
          <text:p text:style-name="Numbering_20_1">Select a cell range in <text:span text:style-name="T72">the</text:span> spreadsheet.</text:p>
        </text:list-item>
        <text:list-item>
          <text:p text:style-name="Numbering_20_1"><text:span text:style-name="T5">Go to </text:span><text:span text:style-name="Strong_20_Emphasis"><text:span text:style-name="T5">Data &gt; </text:span></text:span><text:span text:style-name="Strong_20_Emphasis"><text:span text:style-name="T13">More </text:span></text:span><text:span text:style-name="Strong_20_Emphasis"><text:span text:style-name="T5">Filter</text:span></text:span><text:span text:style-name="Strong_20_Emphasis"><text:span text:style-name="T13">s</text:span></text:span><text:span text:style-name="Strong_20_Emphasis"><text:span text:style-name="T5"> &gt; Advanced Filter</text:span></text:span><text:span text:style-name="T5"> on the Menu bar to open the Advanced Filter dialog (</text:span><text:span text:style-name="T18">Figure </text:span><text:span text:style-name="T5"><text:sequence-ref text:reference-format="value" text:ref-name="refFigure57">36</text:sequence-ref></text:span><text:span text:style-name="T5">).</text:span></text:p>
        </text:list-item>
        <text:list-item>
          <text:p text:style-name="Numbering_20_1">In <text:span text:style-name="Emphasis">Read </text:span><text:span text:style-name="Emphasis"><text:span text:style-name="T55">F</text:span></text:span><text:span text:style-name="Emphasis">ilter </text:span><text:span text:style-name="Emphasis"><text:span text:style-name="T55">C</text:span></text:span><text:span text:style-name="Emphasis">riteria </text:span><text:span text:style-name="Emphasis"><text:span text:style-name="T55">F</text:span></text:span><text:span text:style-name="Emphasis">rom</text:span>, select the named range, or enter the cell range that contains the filter criteria that you want to use.</text:p>
        </text:list-item>
        <text:list-item>
          <text:p text:style-name="Numbering_20_1">Click <text:span text:style-name="Strong_20_Emphasis">OK</text:span> to carry out advanced filtering and close the dialog. Any records that match the filter criteria and options that you specified are shown.</text:p>
        </text:list-item>
      </text:list>
      <text:list xml:id="list215654493944060" text:continue-list="list215655120336745" text:style-name="Heading_20_Note">
        <text:list-item>
          <text:p text:style-name="P67">Poznámka</text:p>
        </text:list-item>
      </text:list>
      <text:p text:style-name="P28"><text:span text:style-name="T5">The options for advanced filtering are the same as those used for standard filtering, see “</text:span><text:span text:style-name="T5"><text:bookmark-ref text:reference-format="number" text:ref-name="__RefHeading___Toc3630_208225428"/></text:span><text:span text:style-name="T5"><text:bookmark-ref text:reference-format="text" text:ref-name="__RefHeading___Toc3630_208225428">Applying a standard filter</text:bookmark-ref></text:span><text:span text:style-name="T5">” on page </text:span><text:span text:style-name="T5"><text:bookmark-ref text:reference-format="page" text:ref-name="__RefHeading___Toc3630_208225428">38</text:bookmark-ref></text:span><text:span text:style-name="T5"><text:s/>for more information.</text:span></text:p>
      <text:p text:style-name="P29"><text:soft-page-break/><draw:frame draw:style-name="fr1" draw:name="Fig.35" text:anchor-type="as-char" svg:width="4.0098in" draw:z-index="1"><draw:text-box fo:min-height="2.4453in"><text:p text:style-name="P36"><draw:frame draw:style-name="fr8" draw:name="Image37" text:anchor-type="paragraph" svg:width="4.0098in" style:rel-width="100%" svg:height="2.2673in" style:rel-height="scale" draw:z-index="2"><draw:image xlink:href="Pictures/100000000000018100000111400FDE297C23E1FC.png" xlink:type="simple" xlink:show="embed" xlink:actuate="onLoad" loext:mime-type="image/png"/></draw:frame><text:span text:style-name="T50"><text:line-break/></text:span>Figure <text:sequence text:ref-name="refFigure57" text:name="Figure" text:formula="ooow:Figure+1" style:num-format="1">36</text:sequence>: Advanced Filter dialog</text:p></draw:text-box></draw:frame></text:p>
      <text:h text:style-name="Heading_20_1" text:outline-level="1"><text:bookmark-start text:name="__RefHeading___Toc3636_208225428"/>Řazení záznamů<text:bookmark-end text:name="__RefHeading___Toc3636_208225428"/></text:h>
      <text:p text:style-name="P5"><text:alphabetical-index-mark text:string-value="řazení záznamů, Calc"/>Nástroj pro řazení v programu Calc uspořádá buňky v listu podle zadaných kritérií. Můžeme zadat najednou více kritérií, které se následně použijí v určeném pořadí. Řazení je užitečné, když hledáme určitou položku, a stane se ještě užitečnějším, pokud jej použijeme na filtrovaná data.</text:p>
      <text:p text:style-name="P5">Also, sorting is useful when you add new information to a spreadsheet. Když je list dlouhý, je obvykle jednodušší přidat nové údaje dospod listu, namísto toho, abychom přidávali nové řádky přímo na správná místa. After you have added information, you can then sort the records to update the spreadsheet.</text:p>
      <text:h text:style-name="Heading_20_2" text:outline-level="2"><text:bookmark-start text:name="__RefHeading___Toc3638_208225428"/>Sort dialog<text:bookmark-end text:name="__RefHeading___Toc3638_208225428"/></text:h>
      <text:p text:style-name="Text_20_Body_20_List_20_Intro">To sort cells in a spreadsheet using the Sort dialog:</text:p>
      <text:list xml:id="list215654617176505" text:continue-list="list215655560565259" text:style-name="Numbering_20_1">
        <text:list-item text:start-value="1">
          <text:p text:style-name="Numbering_20_1">Select the cells, <text:span text:style-name="T91">rows, or columns</text:span> to be sorted.</text:p>
        </text:list-item>
        <text:list-item>
          <text:p text:style-name="Numbering_20_1"><text:span text:style-name="T5">Go to </text:span><text:span text:style-name="Strong_20_Emphasis"><text:span text:style-name="T5">Data &gt; Sort</text:span></text:span><text:span text:style-name="T5"> on the Menu bar to open the Sort dialog.</text:span></text:p>
        </text:list-item>
        <text:list-item>
          <text:p text:style-name="P95"><text:span text:style-name="T44">On the </text:span><text:span text:style-name="Emphasis"><text:span text:style-name="T44">Sort Options</text:span></text:span><text:span text:style-name="T44"> page (Figure </text:span><text:span text:style-name="T44"><text:sequence-ref text:reference-format="value" text:ref-name="refFigure59">38</text:sequence-ref></text:span><text:span text:style-name="T44">), choose options including whether to sort on rows or columns. See “</text:span><text:span text:style-name="T44"><text:bookmark-ref text:reference-format="text" text:ref-name="__RefHeading___Toc3640_208225428">Sort options</text:bookmark-ref></text:span><text:span text:style-name="T44">” on page </text:span><text:span text:style-name="T44"><text:bookmark-ref text:reference-format="page" text:ref-name="__RefHeading___Toc3640_208225428">42</text:bookmark-ref></text:span><text:span text:style-name="T44"><text:s/>for details.</text:span></text:p>
        </text:list-item>
      </text:list>
      <text:p text:style-name="P34"><draw:frame draw:style-name="fr1" draw:name="Fig.36" text:anchor-type="as-char" svg:width="5.5098in" draw:z-index="7"><draw:text-box fo:min-height="3.1772in"><text:p text:style-name="P36"><draw:frame draw:style-name="fr7" draw:name="Image38" text:anchor-type="paragraph" svg:width="5.5098in" style:rel-width="100%" svg:height="2.9862in" style:rel-height="scale" draw:z-index="8"><draw:image xlink:href="Pictures/100000000000021100000158FAE8F643E9C4AD1C.png" xlink:type="simple" xlink:show="embed" xlink:actuate="onLoad" loext:mime-type="image/png"/></draw:frame><text:span text:style-name="T50"><text:line-break/></text:span>Figure <text:sequence text:ref-name="refFigure58" text:name="Figure" text:formula="ooow:Figure+1" style:num-format="1">37</text:sequence>: Sort dialog – Sort Criteria tab</text:p></draw:text-box></draw:frame></text:p>
      <text:list xml:id="list215655583984951" text:continue-numbering="true" text:style-name="Numbering_20_1">
        <text:list-item>
          <text:p text:style-name="P87"><text:span text:style-name="T27">On</text:span><text:span text:style-name="T5"> the </text:span><text:span text:style-name="Emphasis"><text:span text:style-name="T5">Sort Criteria</text:span></text:span><text:span text:style-name="T5"> page (</text:span><text:span text:style-name="T18">Figure </text:span><text:span text:style-name="T5"><text:sequence-ref text:reference-format="value" text:ref-name="refFigure58">37</text:sequence-ref></text:span><text:span text:style-name="T5">), </text:span><text:span text:style-name="T27">s</text:span>elect the criteria from the drop-down lists. The select<text:span text:style-name="T70">ion</text:span> lists are populated from the selected cells.</text:p>
        </text:list-item>
        <text:list-item>
          <text:p text:style-name="P96"><text:soft-page-break/>Select either <text:span text:style-name="Strong_20_Emphasis"><text:span text:style-name="T55">A</text:span></text:span><text:span text:style-name="Strong_20_Emphasis">scending</text:span> order (A-Z, 1-9) or <text:span text:style-name="Strong_20_Emphasis"><text:span text:style-name="T55">D</text:span></text:span><text:span text:style-name="Strong_20_Emphasis">escending</text:span> order (Z-A, 9-1).</text:p>
        </text:list-item>
        <text:list-item>
          <text:p text:style-name="P79">Click <text:span text:style-name="Strong_20_Emphasis">OK</text:span> and the sort is carried out on <text:span text:style-name="T70">the</text:span> spreadsheet.</text:p>
        </text:list-item>
      </text:list>
      <text:p text:style-name="P29"><draw:frame draw:style-name="fr1" draw:name="Fig.37" text:anchor-type="as-char" svg:width="4.9854in" draw:z-index="9"><draw:text-box fo:min-height="4.9819in"><text:p text:style-name="P36"><draw:frame draw:style-name="fr6" draw:name="Image39" text:anchor-type="paragraph" svg:width="5.5098in" style:rel-width="100%" svg:height="5.2492in" style:rel-height="scale" draw:z-index="10"><draw:image xlink:href="Pictures/1000000000000211000001F89AF51F845DFBCB69.png" xlink:type="simple" xlink:show="embed" xlink:actuate="onLoad" loext:mime-type="image/png"/></draw:frame><text:span text:style-name="T50"><text:line-break/></text:span>Figure <text:sequence text:ref-name="refFigure59" text:name="Figure" text:formula="ooow:Figure+1" style:num-format="1">38</text:sequence>: Sort dialog – Options tab</text:p></draw:text-box></draw:frame></text:p>
      <text:h text:style-name="Heading_20_2" text:outline-level="2"><text:bookmark-start text:name="__RefHeading___Toc3640_208225428"/>Sort options<text:bookmark-end text:name="__RefHeading___Toc3640_208225428"/></text:h>
      <text:p text:style-name="P5">On the Options page of the Sort dialog (<text:span text:style-name="T59">Figure </text:span><text:sequence-ref text:reference-format="value" text:ref-name="refFigure59">38</text:sequence-ref>), you can set <text:span text:style-name="T92">these</text:span> options:</text:p>
      <text:list xml:id="list215654708154233" text:continue-list="list215654322295388" text:style-name="List_20_1">
        <text:list-item>
          <text:p text:style-name="P69"><text:span text:style-name="Strong_20_Emphasis">Case </text:span><text:span text:style-name="Strong_20_Emphasis"><text:span text:style-name="T69">s</text:span></text:span><text:span text:style-name="Strong_20_Emphasis">ensitiv</text:span><text:span text:style-name="Strong_20_Emphasis"><text:span text:style-name="T69">e</text:span></text:span> – sorts first by uppercase letters and then by lowercase letters. For Asian languages, special handling applies.</text:p>
        </text:list-item>
      </text:list>
      <text:list xml:id="list215654534403534" text:continue-list="list215654493944060" text:style-name="Heading_20_Note">
        <text:list-item>
          <text:p text:style-name="P67">Poznámka</text:p>
        </text:list-item>
      </text:list>
      <text:p text:style-name="Text_20_Note">For Asian languages, select <text:span text:style-name="Strong_20_Emphasis">Case Sensitiv</text:span><text:span text:style-name="Strong_20_Emphasis"><text:span text:style-name="T69">e</text:span></text:span> to apply multi-level collation. With multi-level collation, entries are first compared in their primitive forms with their cases and diacritics ignored. If they evaluate as the same, their diacritics are taken into account for the second-level comparison. If they still evaluate as the same, their cases, character widths, and Japanese Kana difference are considered for the third-level comparison.</text:p>
      <text:list xml:id="list215655239033229" text:continue-list="list215654708154233" text:style-name="List_20_1">
        <text:list-item>
          <text:p text:style-name="P69"><text:span text:style-name="Strong_20_Emphasis">Range contains column/</text:span><text:span text:style-name="Strong_20_Emphasis"><text:span text:style-name="T69">row</text:span></text:span><text:span text:style-name="Strong_20_Emphasis"> labels</text:span> – omits the first column/<text:span text:style-name="T69">row</text:span> in the selection from the sort. The Direction setting at the bottom of the dialog defines the name and function of this check box: <text:span text:style-name="T69">if top to bottom, then column labels; if left to right, then row labels</text:span>.</text:p>
        </text:list-item>
        <text:list-item>
          <text:p text:style-name="P69"><text:span text:style-name="Strong_20_Emphasis">Include formats</text:span> – preserves the current cell formatting.</text:p>
        </text:list-item>
        <text:list-item>
          <text:p text:style-name="P69"><text:span text:style-name="Strong_20_Emphasis">Enable natural sort</text:span> – natural sorting is a sort algorithm that sorts string-prefixed numbers based on the value of the numerical element in each sorted number, instead of the traditional way of sorting them as ordinary strings. For instance, assume you have a series <text:soft-page-break/>of values such as, A1, A2, A3, A4, A5, A6, ..., A19, A20, A21. When you put these values into a range of cells and run the sort, it will become A1, A11, A12, A13, ..., A19, A2, A20, A21, A3, A4, A5, ..., A9. With natural sorting selected, values such as the<text:span text:style-name="T92">se </text:span>are sorted correctly.</text:p>
        </text:list-item>
        <text:list-item>
          <text:p text:style-name="P71"><text:span text:style-name="Strong_20_Emphasis">Include boundary columns containing only comments</text:span> – <text:span text:style-name="T92">keeps these cells associated with the cells being sorted.</text:span></text:p>
        </text:list-item>
        <text:list-item>
          <text:p text:style-name="P72"><text:span text:style-name="Strong_20_Emphasis">Include boundary columns containing only images</text:span> – <text:span text:style-name="T92">keeps these cells associated with the cells being sorted.</text:span></text:p>
        </text:list-item>
        <text:list-item>
          <text:p text:style-name="P69"><text:span text:style-name="Strong_20_Emphasis">Copy sort results to</text:span> – copies the sorted list to the cell range that you specify. Select a named cell range where you want to display the sorted list, or enter a cell range in the input box.</text:p>
        </text:list-item>
        <text:list-item>
          <text:p text:style-name="P69"><text:span text:style-name="Strong_20_Emphasis">Custom sort order</text:span> – select this option and then select the custom sort order that you want to apply. <text:span text:style-name="T71">The available selections are defined as “fill series” in</text:span> <text:span text:style-name="Strong_20_Emphasis"><text:span text:style-name="T55">Tools &gt; Options &gt; LibreOffice Calc &gt; Sort Lists</text:span></text:span><text:span text:style-name="T55">. See “</text:span><text:span text:style-name="T55"><text:bookmark-ref text:reference-format="text" text:ref-name="__RefHeading___Toc3490_208225428">Defining a fill series</text:bookmark-ref></text:span><text:span text:style-name="T55">” on page </text:span><text:span text:style-name="T55"><text:bookmark-ref text:reference-format="page" text:ref-name="__RefHeading___Toc3490_208225428">13</text:bookmark-ref></text:span><text:span text:style-name="T55">.</text:span></text:p>
        </text:list-item>
        <text:list-item>
          <text:p text:style-name="P69"><text:span text:style-name="Strong_20_Emphasis">Language</text:span> – select the language for the sorting rules.</text:p>
        </text:list-item>
        <text:list-item>
          <text:p text:style-name="P69"><text:span text:style-name="Strong_20_Emphasis">Options</text:span> – select a sorting option for the language. For example, select the "phonebook" option for German to include the umlaut special character in the sorting.</text:p>
        </text:list-item>
        <text:list-item>
          <text:p text:style-name="P69"><text:span text:style-name="Strong_20_Emphasis">Top to Bottom (</text:span><text:span text:style-name="Strong_20_Emphasis"><text:span text:style-name="T55">s</text:span></text:span><text:span text:style-name="Strong_20_Emphasis">ort </text:span><text:span text:style-name="Strong_20_Emphasis"><text:span text:style-name="T55">r</text:span></text:span><text:span text:style-name="Strong_20_Emphasis">ows)</text:span> – sorts rows by the values in the active columns of the selected range.</text:p>
        </text:list-item>
        <text:list-item>
          <text:p text:style-name="P69"><text:span text:style-name="Strong_20_Emphasis">Left to Right (</text:span><text:span text:style-name="Strong_20_Emphasis"><text:span text:style-name="T55">s</text:span></text:span><text:span text:style-name="Strong_20_Emphasis">ort </text:span><text:span text:style-name="Strong_20_Emphasis"><text:span text:style-name="T55">c</text:span></text:span><text:span text:style-name="Strong_20_Emphasis">olumns)</text:span> – sorts columns by the values in the active rows of the selected range.</text:p>
        </text:list-item>
      </text:list>
      <text:h text:style-name="Heading_20_2" text:outline-level="2"><text:bookmark-start text:name="__RefHeading___Toc3642_208225428"/>Quick sort<text:bookmark-end text:name="__RefHeading___Toc3642_208225428"/></text:h>
      <text:p text:style-name="P5">If the columns in the spreadsheet have a header with a text format, you can use a quick sort.</text:p>
      <text:list xml:id="list215654869251354" text:continue-list="list215655583984951" text:style-name="Numbering_20_1">
        <text:list-item text:start-value="1">
          <text:p text:style-name="P81">Select a cell or a cell range to be sorted.</text:p>
        </text:list-item>
        <text:list-item>
          <text:p text:style-name="P81">Click the <text:span text:style-name="Strong_20_Emphasis">Sort Ascending</text:span> or <text:span text:style-name="Strong_20_Emphasis">Sort Descending</text:span> icon on the Standard toolbar.</text:p>
        </text:list-item>
      </text:list>
      <text:h text:style-name="Heading_20_1" text:outline-level="1"><text:bookmark-start text:name="__RefHeading___Toc3644_208225428"/>Find and replace<text:bookmark-end text:name="__RefHeading___Toc3644_208225428"/></text:h>
      <text:p text:style-name="P5">Calc has two ways to find text within a document: the Find toolbar and the Find &amp; Replace dialog. <text:span text:style-name="T68">The toolbar is quick and easy to use, but its functions are more limited than using the dialog.</text:span></text:p>
      <text:h text:style-name="Heading_20_2" text:outline-level="2"><text:bookmark-start text:name="__RefHeading___Toc3646_208225428"/>Find toolbar<text:bookmark-end text:name="__RefHeading___Toc3646_208225428"/></text:h>
      <text:p text:style-name="P31"><draw:frame draw:style-name="fr1" draw:name="Fig.38" text:anchor-type="as-char" svg:width="4.9575in" draw:z-index="89"><draw:text-box fo:min-height="0.6043in"><text:p text:style-name="P36"><draw:frame draw:style-name="fr6" draw:name="Image40" text:anchor-type="paragraph" svg:width="4.9575in" style:rel-width="100%" svg:height="0.6043in" style:rel-height="scale" draw:z-index="90"><draw:image xlink:href="Pictures/10000000000001DC0000003AE09B44BBF3390347.png" xlink:type="simple" xlink:show="embed" xlink:actuate="onLoad" loext:mime-type="image/png"/></draw:frame><text:span text:style-name="T50"><text:line-break/></text:span>Figure <text:sequence text:ref-name="refFigure60" text:name="Figure" text:formula="ooow:Figure+1" style:num-format="1">39</text:sequence>: Find toolbar</text:p></draw:text-box></draw:frame></text:p>
      <text:list xml:id="list215655763341844" text:continue-list="list215654869251354" text:style-name="Numbering_20_1">
        <text:list-item text:start-value="1">
          <text:p text:style-name="Numbering_20_1"><text:span text:style-name="T5">Go to </text:span><text:span text:style-name="Strong_20_Emphasis"><text:span text:style-name="T5">View &gt; Toolbars &gt; Find</text:span></text:span><text:span text:style-name="T5"> or </text:span><text:span text:style-name="Strong_20_Emphasis"><text:span text:style-name="T5">Edit &gt; Find</text:span></text:span><text:span text:style-name="T5"> on the Menu bar, or use the keyboard shortcut </text:span><text:span text:style-name="Keystroke"><text:span text:style-name="T5">Ctrl</text:span></text:span><text:span text:style-name="T5">+</text:span><text:span text:style-name="Keystroke"><text:span text:style-name="T5">F</text:span></text:span><text:span text:style-name="T5"> to open the Find toolbar (</text:span><text:span text:style-name="T18">Figure </text:span><text:span text:style-name="T5"><text:sequence-ref text:reference-format="value" text:ref-name="refFigure60">39</text:sequence-ref></text:span><text:span text:style-name="T5">). By default th</text:span><text:span text:style-name="T40">is</text:span><text:span text:style-name="T5"> toolbar is docked in the lower left of the Calc window. You can undock the toolbar and move it.</text:span></text:p>
        </text:list-item>
        <text:list-item>
          <text:p text:style-name="P81">Type a search term in the <text:span text:style-name="Emphasis">Find</text:span> box.</text:p>
        </text:list-item>
        <text:list-item>
          <text:p text:style-name="P88"><text:span text:style-name="T67">To refine the search, you can s</text:span>elec<text:span text:style-name="T67">t </text:span>t<text:span text:style-name="T67">he</text:span> <text:span text:style-name="Strong_20_Emphasis">Match Case</text:span> <text:span text:style-name="T67">option</text:span>. For example, <text:span text:style-name="T67">if</text:span> Owner is the search term, selecting <text:span text:style-name="Strong_20_Emphasis">Match Case</text:span> will find <text:span text:style-name="Emphasis">Owner</text:span> <text:span text:style-name="T67">but</text:span> not <text:span text:style-name="Emphasis">owner</text:span>. <text:span text:style-name="T67">You can also select the Find All or Formatted Display options.</text:span></text:p>
        </text:list-item>
        <text:list-item>
          <text:p text:style-name="P81">Click the <text:span text:style-name="Strong_20_Emphasis">Find Next</text:span> or <text:span text:style-name="Strong_20_Emphasis">Find Previous</text:span> icon. To find other occurrences of the same term, continue clicking the icon.</text:p>
        </text:list-item>
      </text:list>
      <text:h text:style-name="Heading_20_2" text:outline-level="2"><text:bookmark-start text:name="__RefHeading___Toc3648_208225428"/><text:soft-page-break/>Find &amp; Replace dialog<text:bookmark-end text:name="__RefHeading___Toc3648_208225428"/></text:h>
      <text:p text:style-name="P16"><text:span text:style-name="T40">T</text:span><text:span text:style-name="T5">o open the Find &amp; Replace dialog (</text:span><text:span text:style-name="T26">Figure </text:span><text:span text:style-name="T5"><text:sequence-ref text:reference-format="value" text:ref-name="refFigure61">40</text:sequence-ref></text:span><text:span text:style-name="T5">), </text:span><text:span text:style-name="T40">g</text:span><text:span text:style-name="T5">o to </text:span><text:span text:style-name="MenuPath"><text:span text:style-name="T5">Edit &gt; Find &amp; Replace</text:span></text:span><text:span text:style-name="T5"> on the Menu bar, or use the keyboard shortcut </text:span><text:span text:style-name="Keystroke"><text:span text:style-name="T5">Ctrl</text:span></text:span><text:span text:style-name="T5">+</text:span><text:span text:style-name="Keystroke"><text:span text:style-name="T5">H</text:span></text:span><text:span text:style-name="T5">, or </text:span><text:span text:style-name="T38">click</text:span><text:span text:style-name="T5"> the </text:span><text:span text:style-name="Strong_20_Emphasis"><text:span text:style-name="T5">Find &amp; Replace</text:span></text:span><text:span text:style-name="T5"> icon on the Find toolbar.</text:span></text:p>
      <text:p text:style-name="P29"><draw:frame draw:style-name="fr1" draw:name="Fig.39" text:anchor-type="as-char" svg:width="5.15in" draw:z-index="76"><draw:text-box fo:min-height="4.1839in"><text:p text:style-name="P36"><draw:frame draw:style-name="fr6" draw:name="Image2" text:anchor-type="paragraph" svg:width="5.8953in" style:rel-width="100%" svg:height="4.6138in" style:rel-height="scale" draw:z-index="77"><draw:image xlink:href="Pictures/1000000000000236000001BBAED3868B44EF0DC9.png" xlink:type="simple" xlink:show="embed" xlink:actuate="onLoad" loext:mime-type="image/png"/></draw:frame><text:span text:style-name="T50"><text:line-break/></text:span>Figure <text:sequence text:ref-name="refFigure61" text:name="Figure" text:formula="ooow:Figure+1" style:num-format="1">40</text:sequence>: Find &amp; Replace dialog</text:p></draw:text-box></draw:frame></text:p>
      <text:h text:style-name="Heading_20_3" text:outline-level="3"><text:bookmark-start text:name="__RefHeading___Toc27743_665378378"/>Finding<text:bookmark-end text:name="__RefHeading___Toc27743_665378378"/></text:h>
      <text:list xml:id="list215654954903215" text:continue-list="list215655763341844" text:style-name="Numbering_20_1">
        <text:list-item text:start-value="1">
          <text:p text:style-name="P89"><text:span text:style-name="T40">In the Find &amp; Replace dialog (</text:span><text:span text:style-name="T26">Figure </text:span><text:span text:style-name="T40"><text:sequence-ref text:reference-format="value" text:ref-name="refFigure61">40</text:sequence-ref></text:span><text:span text:style-name="T40">), e</text:span>nter the search criteria in the <text:span text:style-name="Emphasis"><text:span text:style-name="T56">Find</text:span></text:span> box.</text:p>
        </text:list-item>
        <text:list-item>
          <text:p text:style-name="P81">If necessary, click on <text:span text:style-name="Emphasis">Other Options</text:span> <text:span text:style-name="T87">to</text:span> increase the number of search filters.</text:p>
        </text:list-item>
        <text:list-item>
          <text:p text:style-name="P81">Click <text:span text:style-name="Strong_20_Emphasis">Find </text:span><text:span text:style-name="Strong_20_Emphasis"><text:span text:style-name="T56">Next</text:span></text:span> to locate the first instance of the search criteria.</text:p>
        </text:list-item>
        <text:list-item>
          <text:p text:style-name="P90">Click <text:span text:style-name="Strong_20_Emphasis">Find </text:span><text:span text:style-name="Strong_20_Emphasis"><text:span text:style-name="T56">Next</text:span></text:span> again to locate the next instance of the search criteria. <text:span text:style-name="T86">Repeat as needed.</text:span></text:p>
        </text:list-item>
        <text:list-item>
          <text:p text:style-name="P90"><text:span text:style-name="T86">Or, c</text:span>lick <text:span text:style-name="Strong_20_Emphasis">Find All</text:span> to locate all <text:span text:style-name="T89">cells containing</text:span> the search criteria. <text:span text:style-name="T89">These cells</text:span> will be highlighted in the spreadsheet. <text:span text:style-name="T89">A small dialog will pop up, listing the cell locations.</text:span></text:p>
        </text:list-item>
      </text:list>
      <text:h text:style-name="Heading_20_3" text:outline-level="3"><text:bookmark-start text:name="__RefHeading___Toc3652_208225428"/>Replacing<text:bookmark-end text:name="__RefHeading___Toc3652_208225428"/></text:h>
      <text:list xml:id="list215655392150124" text:continue-list="list215654954903215" text:style-name="Numbering_20_1">
        <text:list-item text:start-value="1">
          <text:p text:style-name="Numbering_20_1"><text:span text:style-name="T40">In</text:span><text:span text:style-name="T5"> the Find &amp; Replace dialog (</text:span><text:span text:style-name="T26">Figure </text:span><text:span text:style-name="T5"><text:sequence-ref text:reference-format="value" text:ref-name="refFigure61">40</text:sequence-ref></text:span><text:span text:style-name="T5">), </text:span><text:span text:style-name="T40">e</text:span>nter the search criteria in the <text:span text:style-name="Emphasis"><text:span text:style-name="T56">Find</text:span></text:span> box.</text:p>
        </text:list-item>
        <text:list-item>
          <text:p text:style-name="P90">Enter the replace<text:span text:style-name="T87">ment contents</text:span> in the <text:span text:style-name="Emphasis">Replace</text:span> box.</text:p>
        </text:list-item>
        <text:list-item>
          <text:p text:style-name="Numbering_20_1">If necessary, click on <text:span text:style-name="Emphasis">Other Options</text:span> <text:span text:style-name="T87">t</text:span>o increase the number of search filters.</text:p>
        </text:list-item>
        <text:list-item>
          <text:p text:style-name="P97">To step through the cells and choose whether to replace the contents: </text:p>
        </text:list-item>
      </text:list>
      <text:list xml:id="list866628093" text:style-name="Numbering_20_2">
        <text:list-item>
          <text:p text:style-name="Numbering_20_2"><text:span text:style-name="T89">C</text:span>lick <text:span text:style-name="Strong_20_Emphasis">Find </text:span><text:span text:style-name="Strong_20_Emphasis"><text:span text:style-name="T56">Next</text:span></text:span> to locate the first instance of the search criteria.</text:p>
        </text:list-item>
        <text:list-item>
          <text:p text:style-name="Numbering_20_2">Click <text:span text:style-name="Strong_20_Emphasis">Replace</text:span> to replace the search criteria <text:span text:style-name="T87">with the contents of the </text:span><text:span text:style-name="Emphasis"><text:span text:style-name="T87">Replace</text:span></text:span><text:span text:style-name="T87"> box and move to the next instance of the search criteria.</text:span></text:p>
        </text:list-item>
      </text:list>
      <text:list xml:id="list215655428919756" text:continue-list="list215655392150124" text:style-name="Numbering_20_1">
        <text:list-item>
          <text:p text:style-name="P98">Or, to locate and replace the first instance of the search criteria:</text:p>
        </text:list-item>
      </text:list>
      <text:list xml:id="list215654802163776" text:continue-list="list866628093" text:style-name="Numbering_20_2">
        <text:list-item text:start-value="1">
          <text:p text:style-name="P99"><text:span text:style-name="T89">C</text:span>lick <text:span text:style-name="Strong_20_Emphasis">Replace</text:span><text:span text:style-name="T88">. This does not move to the next instance. </text:span></text:p>
        </text:list-item>
        <text:list-item>
          <text:p text:style-name="P99"><text:span text:style-name="T88">You can now use either </text:span><text:span text:style-name="Strong_20_Emphasis"><text:span text:style-name="T88">Find Next</text:span></text:span><text:span text:style-name="T88"> or </text:span><text:span text:style-name="Strong_20_Emphasis"><text:span text:style-name="T88">Replace</text:span></text:span><text:span text:style-name="T88"> to move to the next instance.</text:span></text:p>
        </text:list-item>
      </text:list>
      <text:list xml:id="list215655785336214" text:continue-list="list215655428919756" text:style-name="Numbering_20_1">
        <text:list-item>
          <text:p text:style-name="P91"><text:span text:style-name="T39">Or, to locate and replace all instances of the search criteria </text:span><text:span text:style-name="T40">without stopping at each one, </text:span><text:span text:style-name="T39">c</text:span><text:span text:style-name="T5">lick </text:span><text:span text:style-name="Strong_20_Emphasis"><text:span text:style-name="T5">Replace All</text:span></text:span><text:span text:style-name="T5">.</text:span></text:p>
        </text:list-item>
      </text:list>
      <text:list xml:id="list215654374734788" text:continue-list="list215656065456839" text:style-name="Heading_20_Caution">
        <text:list-item>
          <text:p text:style-name="Heading_20_Caution"><text:soft-page-break/>Upozornění</text:p>
        </text:list-item>
      </text:list>
      <text:p text:style-name="Text_20_Note">Use <text:span text:style-name="Strong_20_Emphasis">Replace All</text:span> with caution; otherwise, you may end up with some highly embarrassing mistakes. A mistake with <text:span text:style-name="Strong_20_Emphasis">Replace All</text:span> might require a manual, word-by-word search to fix, if it is not discovered in time to undo it.</text:p>
      <text:h text:style-name="Heading_20_3" text:outline-level="3"><text:bookmark-start text:name="__RefHeading___Toc3654_208225428"/>Find &amp; Replace options<text:bookmark-end text:name="__RefHeading___Toc3654_208225428"/></text:h>
      <text:p text:style-name="P5">The options available to refine your find and replace are as follows:</text:p>
      <text:list xml:id="list215654960968208" text:continue-list="list215655239033229" text:style-name="List_20_1">
        <text:list-item>
          <text:p text:style-name="P69"><text:span text:style-name="Strong_20_Emphasis">Find</text:span> – enter the text that you want to search for, or select a previous search from the list.</text:p>
        </text:list-item>
        <text:list-item>
          <text:p text:style-name="P69"><text:span text:style-name="Strong_20_Emphasis">Match case</text:span> – distinguishes between uppercase and lowercase characters.</text:p>
        </text:list-item>
        <text:list-item>
          <text:p text:style-name="P69"><text:span text:style-name="Strong_20_Emphasis">Formatted </text:span><text:span text:style-name="Strong_20_Emphasis"><text:span text:style-name="T56">d</text:span></text:span><text:span text:style-name="Strong_20_Emphasis">isplay</text:span> – searches for cell content<text:span text:style-name="T85">s in a particular format</text:span>. <text:span text:style-name="T85">For example, if a cell has a currrency value, say $123.45 and another has the same </text:span>contents but default formatting (123.45), then searching for “$123.45” will find the currency cell but not the default-<text:span text:style-name="T85">formatted</text:span> cell.</text:p>
        </text:list-item>
        <text:list-item>
          <text:p text:style-name="P69"><text:span text:style-name="Strong_20_Emphasis">Entire </text:span><text:span text:style-name="Strong_20_Emphasis"><text:span text:style-name="T56">c</text:span></text:span><text:span text:style-name="Strong_20_Emphasis">ells</text:span> – searches for cells <text:span text:style-name="T86">with contents</text:span> that are identical to the search text.</text:p>
        </text:list-item>
        <text:list-item>
          <text:p text:style-name="P69"><text:span text:style-name="Strong_20_Emphasis">All sheets</text:span> – Searches through all of the sheets in the current spreadsheet file.</text:p>
        </text:list-item>
        <text:list-item>
          <text:p text:style-name="P69"><text:span text:style-name="Strong_20_Emphasis">Replace</text:span> – enter the replacement text, or select a recent replacement text or style from the list.</text:p>
        </text:list-item>
        <text:list-item>
          <text:p text:style-name="P69"><text:span text:style-name="Strong_20_Emphasis">Current selection only</text:span> – searches only the selected text or cells.</text:p>
        </text:list-item>
        <text:list-item>
          <text:p text:style-name="P69"><text:span text:style-name="Strong_20_Emphasis">Replace </text:span><text:span text:style-name="Strong_20_Emphasis"><text:span text:style-name="T56">b</text:span></text:span><text:span text:style-name="Strong_20_Emphasis">ackwards</text:span> – search starts at the current cursor position and goes backwards to the beginning of the file.</text:p>
        </text:list-item>
        <text:list-item>
          <text:p text:style-name="P69"><text:span text:style-name="Strong_20_Emphasis">Regular expressions</text:span> – select to use wildcards in the search. See LibreOffice Help for more information on the use of regular expressions.</text:p>
        </text:list-item>
        <text:list-item>
          <text:p text:style-name="P69"><text:span text:style-name="Strong_20_Emphasis">Cell Styles</text:span> – searches for cell content formatted with the style that you specify. Select this option and then select a style from the <text:span text:style-name="Strong_20_Emphasis">Find</text:span> list. To specify a replacement style, select a style from the <text:span text:style-name="Strong_20_Emphasis">Replace</text:span> list.</text:p>
        </text:list-item>
        <text:list-item>
          <text:p text:style-name="P69"><text:span text:style-name="Strong_20_Emphasis">Similarity </text:span><text:span text:style-name="Strong_20_Emphasis"><text:span text:style-name="T56">s</text:span></text:span><text:span text:style-name="Strong_20_Emphasis">earch</text:span> – find terms that are similar to the <text:span text:style-name="Strong_20_Emphasis">Find</text:span> text. Select this <text:span text:style-name="T68">option</text:span>, and then click the <text:span text:style-name="Strong_20_Emphasis">...</text:span> button to define the similarity options.</text:p>
        </text:list-item>
        <text:list-item>
          <text:p text:style-name="P69"><text:span text:style-name="Strong_20_Emphasis">Wildcards</text:span> – search for a wildcard expression given in the <text:span text:style-name="Strong_20_Emphasis">Find</text:span> text.</text:p>
        </text:list-item>
        <text:list-item>
          <text:p text:style-name="P69"><text:span text:style-name="Strong_20_Emphasis">Diacritic-sensitive</text:span> – include diacritics and accents in the search.</text:p>
        </text:list-item>
        <text:list-item>
          <text:p text:style-name="P69"><text:span text:style-name="Strong_20_Emphasis"><text:span text:style-name="T56">D</text:span></text:span><text:span text:style-name="Strong_20_Emphasis">irection</text:span> – determines the <text:span text:style-name="Emphasis">Rows</text:span> or <text:span text:style-name="Emphasis">Columns</text:span> order for searching the cells.</text:p>
        </text:list-item>
        <text:list-item>
          <text:p text:style-name="P69"><text:span text:style-name="Strong_20_Emphasis">Search in</text:span> – select either <text:span text:style-name="Strong_20_Emphasis">Formulas</text:span>, <text:span text:style-name="Strong_20_Emphasis">Values</text:span>, or <text:span text:style-name="Strong_20_Emphasis">Notes</text:span> to search for the characters that you specify in values, in the results of formulas, or in notes.</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in" fo:margin-bottom="0.0417in" loext: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2354in" fo:margin-right="0in" fo:text-indent="-0.2354in"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text-properties style:font-name="Arial" fo:font-family="Arial" style:font-style-name="Regular" style:font-family-generic="swiss" style:font-pitch="variable" style:font-size-asian="10.5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ender" style:family="paragraph" style:parent-style-name="Standard" style:class="extra">
      <style:paragraph-properties fo:margin-top="0in" fo:margin-bottom="0.0417in" loext: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1.5752in" fo:margin-right="0in" fo:text-indent="0in" style:auto-text-indent="false"/>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2"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05in" fo:margin-bottom="0.05in" loext:contextual-spacing="false" style:page-number="auto" fo:background-color="#ffa6a6" fo:keep-with-next="always" style:writing-mode="page"/>
      <style:text-properties fo:color="#000000" style:font-name="Liberation Sans1"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style style:name="LO_20_Guide_20_Subtitle" style:display-name="LO Guide Subtitle" style:family="paragraph" style:parent-style-name="Subtitle"/>
    <style:style style:name="Guide_20_Subtitle" style:display-name="Guide Subtitle" style:family="paragraph" style:parent-style-name="Subtitle"/>
    <style:style style:name="Guide_20_Title" style:display-name="Guide Title" style:family="paragraph" style:parent-style-name="Title">
      <style:paragraph-properties fo:text-align="start" style:justify-single-word="false"/>
    </style:style>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Liberation Sans1"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2126in" fo:margin-bottom="0.1256in" loext:contextual-spacing="false" style:page-number="auto" fo:padding="0in" fo:border-left="none" fo:border-right="none" fo:border-top="none" fo:border-bottom="0.99pt solid #18a303" style:shadow="none"/>
      <style:text-properties fo:color="#18a303" fo:font-size="16pt"/>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2" fo:font-family="'Liberation Sans'" style:font-style-name="Regular" style:font-family-generic="swiss" style:font-pitch="variable" fo:font-size="11pt"/>
    </style:style>
    <style:style style:name="Numbering_20_4" style:display-name="Numbering 4" style:family="paragraph" style:parent-style-name="List" style:class="list">
      <style:paragraph-properties fo:margin-left="1in" fo:margin-right="0in" fo:margin-top="0in" fo:margin-bottom="0.0835in" loext:contextual-spacing="false" fo:text-indent="-0.25in" style:auto-text-indent="false"/>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note_20_Symbol" style:display-name="Footnote Symbol" style:family="text">
      <style:text-properties style:font-name="Liberation Sans2" fo:font-family="'Liberation Sans'" style:font-style-name="Regular" style:font-family-generic="swiss" style:font-pitch="variable" fo:font-size="10.5pt" style:font-size-asian="10.5pt"/>
    </style:style>
    <style:style style:name="Page_20_Number" style:display-name="Page Number" style:family="text">
      <style:text-properties style:font-name="Liberation Sans2" fo:font-family="'Liberation Sans'" style:font-style-name="Regular" style:font-family-generic="swiss" style:font-pitch="variable" fo:font-size="10.5pt" style:font-size-asian="10.5pt"/>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Drop_20_Caps" style:display-name="Drop Caps" style:family="text">
      <style:text-properties style:font-name="Liberation Sans2" fo:font-family="'Liberation Sans'" style:font-style-name="Regular" style:font-family-generic="swiss" style:font-pitch="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4"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Citation" style:family="text">
      <style:text-properties style:font-name="Liberation Sans4" fo:font-family="'Liberation Sans'" style:font-style-name="Italic" style:font-family-generic="swiss" style:font-pitch="variable" fo:font-size="11pt" fo:font-style="italic" style:font-size-asian="10.5pt" style:font-style-asian="italic" style:font-style-complex="italic"/>
    </style:style>
    <style:style style:name="Bullet_20_Symbols_20__28_user_29_" style:display-name="Bullet Symbols (user)" style:family="text"/>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MenuPath" style:family="text">
      <style:text-properties style:font-name="Liberation Sans1" fo:font-family="'Liberation Sans'" style:font-style-name="Bold" style:font-family-generic="swiss" style:font-pitch="variable"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1pt" fo:font-style="italic" fo:background-color="transparent" style:font-style-asian="italic" style:font-weight-asian="normal" style:font-style-complex="italic" loext:padding-left="0.0398in" loext:padding-right="0.0591in" loext:padding-top="0.0075in" loext:padding-bottom="0.0075in" loext:border="none"/>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style style:name="Main_20_index_20_entry" style:display-name="Main index entry" style:family="text">
      <style:text-properties fo:font-weight="bold" style:font-weight-asian="bold" style:font-weight-complex="bol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Footer">
      <style:text-properties fo:language="en" fo:country="US" officeooo:paragraph-rsid="0179d35f"/>
    </style:style>
    <style:style style:name="MP3" style:family="paragraph" style:parent-style-name="Footer">
      <style:paragraph-properties fo:text-align="end" style:justify-single-word="false"/>
      <style:text-properties fo:language="en" fo:country="US"/>
    </style:style>
    <style:style style:name="MP4" style:family="paragraph" style:parent-style-name="Footer">
      <style:paragraph-properties fo:text-align="start" style:justify-single-word="false"/>
      <style:text-properties officeooo:paragraph-rsid="01470a28"/>
    </style:style>
    <style:style style:name="MT1" style:family="text">
      <style:text-properties officeooo:rsid="01798916"/>
    </style:style>
    <style:style style:name="MT2" style:family="text">
      <style:text-properties fo:font-size="10pt" fo:language="en" fo:country="US" style:font-size-asian="10pt" style:font-size-complex="10pt"/>
    </style:style>
    <style:style style:name="MT3" style:family="text">
      <style:text-properties fo:font-size="10pt" fo:language="en" fo:country="US" fo:font-style="italic" style:font-size-asian="10pt" style:font-style-asian="italic" style:font-size-complex="10pt" style:font-style-complex="italic"/>
    </style:style>
    <style:style style:name="MT4"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MP1"><text:tab/><text:chapter text:display="name" text:outline-level="1">Find and replace</text:chapter> | <text:page-number text:select-page="current">43</text:page-number></text:p>
      </style:footer>
      <style:footer-left>
        <text:p text:style-name="MP2"><text:page-number text:select-page="current">44</text:page-number><text:s/>| <text:title>Chapter 2 Entering, Editing, and Formatting Data</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3"><text:span text:style-name="MT1">Contents</text:span> | <text:page-number text:select-page="current">5</text:page-number></text:p>
      </style:footer>
      <style:footer-left>
        <text:p text:style-name="MP1"><text:page-number text:select-page="current">4</text:page-number>| <text:title>Chapter 2 Entering, Editing, and Formatting Data</text:title></text:p>
      </style:footer-left>
      <loext:footer-first>
        <text:p text:style-name="MP4"><text:span text:style-name="MT2">Documentation for LibreOffice is available</text:span><text:span text:style-name="MT3"> at </text:span><text:a xlink:type="simple" xlink:href="https://documentation.libreoffice.org/en/" text:style-name="Internet_20_link" text:visited-style-name="Visited_20_Internet_20_Link"><text:span text:style-name="Internet_20_link"><text:span text:style-name="MT4">https://documentation.libreoffice.org/en/</text:span></text:span></text:a></text:p>
      </loext:footer-first>
    </style:master-page>
    <style:master-page style:name="Left_20_Page" style:display-name="Left Page" style:page-layout-name="Mpm4" style:next-style-name="Right_20_Page">
      <style:footer>
        <text:p text:style-name="MP1"/>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3"><text:title>Chapter 2 Entering, Editing, and Formatting Data</text:title><text:s/>| <text:page-number text:select-page="current">0</text:page-number></text:p>
      </style:footer>
      <style:footer-left>
        <text:p text:style-name="MP1"><text:page-number text:select-page="current">0</text:page-number>| <text:title>Chapter 2 Entering, Editing, and Formatting Data</text:title></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3-25T10:39:19.977000000</meta:creation-date>
    <meta:editing-duration>PT16H24M39S</meta:editing-duration>
    <meta:editing-cycles>87</meta:editing-cycles>
    <meta:generator>LibreOffice/6.3.4.2$Linux_X86_64 LibreOffice_project/60da17e045e08f1793c57c00ba83cdfce946d0aa</meta:generator>
    <meta:initial-creator>Dave Barton</meta:initial-creator>
    <dc:title>Chapter 2 Entering, Editing, and Formatting Data</dc:title>
    <dc:date>2020-01-08T21:56:54.016217076</dc:date>
    <dc:creator>Olivier Hallot</dc:creator>
    <meta:document-statistic meta:table-count="4" meta:image-count="51" meta:object-count="0" meta:page-count="45" meta:paragraph-count="910" meta:word-count="13131" meta:character-count="73391" meta:non-whitespace-character-count="61145"/>
    <meta:user-defined meta:name="Guide Name">Calc Guide</meta:user-defined>
    <meta:user-defined meta:name="LibreOffice Version" meta:value-type="float">6.2</meta:user-defined>
    <meta:template xlink:type="simple" xlink:actuate="onRequest" xlink:title="LibreOffice 6.x Template 2nd. Draft" xlink:href="../../../Contributor%20Resources/LibreOffice_6.x_Template_2nd._Draft.ott" meta:date="2018-12-20T14:08:50.589000000"/>
  </office:meta>
</office:document-meta>
</file>